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nux Libertine&quot;" svg:font-family="'&quot;Linux Libertin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20220904">
      <style:table-properties table:display="true" style:writing-mode="lr-tb"/>
    </style:style>
    <style:style style:name="ta2" style:family="table" style:master-page-name="PageStyle_5f_Members_20_of_20_Parliament">
      <style:table-properties table:display="true" style:writing-mode="lr-tb"/>
    </style:style>
    <style:style style:name="ta3" style:family="table" style:master-page-name="PageStyle_5f_Cabinet">
      <style:table-properties table:display="true" style:writing-mode="lr-tb"/>
    </style:style>
    <style:style style:name="ta4" style:family="table" style:master-page-name="PageStyle_5f_Politicians">
      <style:table-properties table:display="true" style:writing-mode="lr-tb"/>
    </style:style>
    <style:style style:name="ta5" style:family="table" style:master-page-name="PageStyle_5f_Parties">
      <style:table-properties table:display="true" style:writing-mode="lr-tb"/>
    </style:style>
    <style:style style:name="ta6" style:family="table" style:master-page-name="PageStyle_5f_Locations">
      <style:table-properties table:display="true" style:writing-mode="lr-tb"/>
    </style:style>
    <style:style style:name="ta7" style:family="table" style:master-page-name="PageStyle_5f_Governance">
      <style:table-properties table:display="true" style:writing-mode="lr-tb"/>
    </style:style>
    <style:style style:name="ta8" style:family="table" style:master-page-name="PageStyle_5f_Journalists">
      <style:table-properties table:display="true" style:writing-mode="lr-tb"/>
    </style:style>
    <style:style style:name="ta9" style:family="table" style:master-page-name="PageStyle_5f_Lords">
      <style:table-properties table:display="true" style:writing-mode="lr-tb"/>
    </style:style>
    <style:style style:name="ta10" style:family="table" style:master-page-name="PageStyle_5f_Incorrec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Incorrect&quot;" style:apply-style-name="ConditionalStyle_5f_1" style:base-cell-address="'20220904'.A1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20904'.A1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20904'.A1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Incorrect&quot;" style:apply-style-name="ConditionalStyle_5f_1" style:base-cell-address="'20220904'.A1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20904'.A1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20904'.A1"/>
    </style:style>
    <style:style style:name="ce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20904'.A1"/>
    </style:style>
    <style:style style:name="ce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Incorrect&quot;" style:apply-style-name="ConditionalStyle_5f_1" style:base-cell-address="'20220904'.A1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20904'.A1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20904'.A1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Members of Parliament'.A5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'Members of Parliament'.A666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Cabinet.A4"/>
    </style:style>
    <style:style style:name="ce15" style:family="table-cell" style:parent-style-name="Default">
      <style:map style:condition="cell-content()=&quot;Incorrect&quot;" style:apply-style-name="ConditionalStyle_5f_1" style:base-cell-address="Cabinet.A4"/>
    </style:style>
    <style:style style:name="ce16" style:family="table-cell" style:parent-style-name="Default">
      <style:map style:condition="cell-content()=&quot;Location&quot;" style:apply-style-name="ConditionalStyle_5f_2" style:base-cell-address="Cabinet.A343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Politicians.A2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Politicians.A5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Politicians.A17"/>
    </style:style>
    <style:style style:name="ce20" style:family="table-cell" style:parent-style-name="Default">
      <style:map style:condition="cell-content()=&quot;Incorrect&quot;" style:apply-style-name="ConditionalStyle_5f_1" style:base-cell-address="Politicians.A94"/>
    </style:style>
    <style:style style:name="ce21" style:family="table-cell" style:parent-style-name="Default">
      <style:map style:condition="cell-content()=&quot;Incorrect&quot;" style:apply-style-name="ConditionalStyle_5f_1" style:base-cell-address="Politicians.A95"/>
    </style:style>
    <style:style style:name="ce22" style:family="table-cell" style:parent-style-name="Default">
      <style:map style:condition="cell-content()=&quot;Incorrect&quot;" style:apply-style-name="ConditionalStyle_5f_1" style:base-cell-address="Politicians.A96"/>
    </style:style>
    <style:style style:name="ce23" style:family="table-cell" style:parent-style-name="Default">
      <style:map style:condition="cell-content()=&quot;Incorrect&quot;" style:apply-style-name="ConditionalStyle_5f_1" style:base-cell-address="Politicians.A97"/>
    </style:style>
    <style:style style:name="ce24" style:family="table-cell" style:parent-style-name="Default">
      <style:map style:condition="cell-content()=&quot;Location&quot;" style:apply-style-name="ConditionalStyle_5f_2" style:base-cell-address="Politicians.A98"/>
    </style:style>
    <style:style style:name="ce25" style:family="table-cell" style:parent-style-name="Default">
      <style:map style:condition="cell-content()=&quot;Location&quot;" style:apply-style-name="ConditionalStyle_5f_2" style:base-cell-address="Politicians.A2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Parties.A1"/>
    </style:style>
    <style:style style:name="ce27" style:family="table-cell" style:parent-style-name="Default">
      <style:map style:condition="cell-content()=&quot;Incorrect&quot;" style:apply-style-name="ConditionalStyle_5f_1" style:base-cell-address="Parties.A1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Locations.A1"/>
    </style:style>
    <style:style style:name="ce29" style:family="table-cell" style:parent-style-name="Default">
      <style:map style:condition="cell-content()=&quot;Incorrect&quot;" style:apply-style-name="ConditionalStyle_5f_1" style:base-cell-address="Locations.A1"/>
    </style:style>
    <style:style style:name="ce30" style:family="table-cell" style:parent-style-name="Default">
      <style:map style:condition="cell-content()=&quot;Location&quot;" style:apply-style-name="ConditionalStyle_5f_2" style:base-cell-address="Locations.A1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Governance.A1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Journalists.A1"/>
    </style:style>
    <style:style style:name="ce33" style:family="table-cell" style:parent-style-name="Default">
      <style:map style:condition="cell-content()=&quot;Incorrect&quot;" style:apply-style-name="ConditionalStyle_5f_1" style:base-cell-address="Journalists.A1"/>
    </style:style>
    <style:style style:name="ce34" style:family="table-cell" style:parent-style-name="Default">
      <style:map style:condition="cell-content()=&quot;Incorrect&quot;" style:apply-style-name="ConditionalStyle_5f_1" style:base-cell-address="Journalists.A31"/>
    </style:style>
    <style:style style:name="ce35" style:family="table-cell" style:parent-style-name="Default">
      <style:map style:condition="cell-content()=&quot;Incorrect&quot;" style:apply-style-name="ConditionalStyle_5f_1" style:base-cell-address="Journalists.A33"/>
    </style:style>
    <style:style style:name="ce36" style:family="table-cell" style:parent-style-name="Default">
      <style:map style:condition="cell-content()=&quot;Incorrect&quot;" style:apply-style-name="ConditionalStyle_5f_1" style:base-cell-address="Journalists.A34"/>
    </style:style>
    <style:style style:name="ce37" style:family="table-cell" style:parent-style-name="Default">
      <style:map style:condition="cell-content()=&quot;Location&quot;" style:apply-style-name="ConditionalStyle_5f_2" style:base-cell-address="Journalists.A35"/>
    </style:style>
    <style:style style:name="ce38" style:family="table-cell" style:parent-style-name="Default">
      <style:map style:condition="cell-content()=&quot;Location&quot;" style:apply-style-name="ConditionalStyle_5f_2" style:base-cell-address="Journalists.A36"/>
    </style:style>
    <style:style style:name="ce39" style:family="table-cell" style:parent-style-name="Default">
      <style:map style:condition="cell-content()=&quot;Incorrect&quot;" style:apply-style-name="ConditionalStyle_5f_1" style:base-cell-address="Journalists.A39"/>
    </style:style>
    <style:style style:name="ce40" style:family="table-cell" style:parent-style-name="Default">
      <style:map style:condition="cell-content()=&quot;Location&quot;" style:apply-style-name="ConditionalStyle_5f_2" style:base-cell-address="Journalists.A41"/>
    </style:style>
    <style:style style:name="ce41" style:family="table-cell" style:parent-style-name="Default">
      <style:map style:condition="cell-content()=&quot;Location&quot;" style:apply-style-name="ConditionalStyle_5f_2" style:base-cell-address="Journalists.A42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nux Libertine&quot;" fo:font-size="11pt" fo:font-style="normal" fo:text-shadow="none" style:text-underline-style="none" fo:font-weight="normal" style:font-size-asian="11pt" style:font-style-asian="normal" style:font-weight-asian="normal" style:font-name-complex="&quot;Linux Libertine&quot;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Incorrect.A60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Incorrect.A72"/>
    </style:style>
    <style:style style:name="ce45" style:family="table-cell" style:parent-style-name="Default">
      <style:map style:condition="cell-content()=&quot;Incorrect&quot;" style:apply-style-name="ConditionalStyle_5f_1" style:base-cell-address="Incorrect.A60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Incorrect.A60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Incorrect.A60"/>
    </style:style>
    <style:style style:name="ce48" style:family="table-cell" style:parent-style-name="Default">
      <style:map style:condition="cell-content()=&quot;Location&quot;" style:apply-style-name="ConditionalStyle_5f_2" style:base-cell-address="Incorrect.A60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overnance&quot;;&quot;Cabinet&quot;;&quot;MP&quot;;&quot;Party&quot;;&quot;Location&quot;;&quot;Other&quot;;&quot;Incorrect&quot;;&quot;Politician&quot;;&quot;Journalist&quot;;&quot;Lord&quot;)" table:allow-empty-cell="true" table:display-list="unsorted" table:base-cell-address="'20220904'.C11"/>
      </table:content-validations>
      <table:table table:name="20220904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6.99pt" svg:x="81.38pt" svg:y="23.24pt" draw:caption-point-x="-11.54pt" draw:caption-point-y="-22.96pt">
              <dc:date>2022-12-12T00:00:00</dc:date>
              <text:p text:style-name="P1">From https://en.wikipedia.org/wiki/Truss_ministry</text:p>
            </office:annotation>
            <text:p>Cabinet</text:p>
          </table:table-cell>
          <table:table-cell table:style-name="ce3" table:formula="of:=COUNTIF([.C$11:.C162]; [.$A1])" office:value-type="float" office:value="28" calcext:value-type="float">
            <text:p>28</text:p>
          </table:table-cell>
          <table:table-cell table:style-name="ce7" table:formula="of:=[.B1]/SUM([.B$1:.B$10])" office:value-type="percentage" office:value="0.184210526315789" calcext:value-type="percentage">
            <text:p>18.42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office:annotation draw:style-name="gr1" draw:text-style-name="P2" svg:width="280.6pt" svg:height="39.29pt" svg:x="81.38pt" svg:y="32.85pt" draw:caption-point-x="-11.54pt" draw:caption-point-y="-16.84pt">
              <dc:date>2022-12-12T00:00:00</dc:date>
              <text:p text:style-name="P1">From https://en.wikipedia.org/wiki/List_of_MPs_elected_in_the_2019_United_Kingdom_general_election</text:p>
            </office:annotation>
            <text:p>MP</text:p>
          </table:table-cell>
          <table:table-cell table:style-name="ce3" table:formula="of:=COUNTIF([.C$11:.C163]; [.$A2])" office:value-type="float" office:value="102" calcext:value-type="float">
            <text:p>102</text:p>
          </table:table-cell>
          <table:table-cell table:style-name="ce7" table:formula="of:=[.B2]/SUM([.B$1:.B$10])" office:value-type="percentage" office:value="0.671052631578947" calcext:value-type="percentage">
            <text:p>67.11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litician</text:p>
          </table:table-cell>
          <table:table-cell table:style-name="ce3" table:formula="of:=COUNTIF([.C$11:.C164]; [.$A3])" office:value-type="float" office:value="5" calcext:value-type="float">
            <text:p>5</text:p>
          </table:table-cell>
          <table:table-cell table:style-name="ce7" table:formula="of:=[.B3]/SUM([.B$1:.B$10])" office:value-type="percentage" office:value="0.0328947368421053" calcext:value-type="percentage">
            <text:p>3.29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rd</text:p>
          </table:table-cell>
          <table:table-cell table:style-name="ce3" table:formula="of:=COUNTIF([.C$11:.C165]; [.$A4])" office:value-type="float" office:value="6" calcext:value-type="float">
            <text:p>6</text:p>
          </table:table-cell>
          <table:table-cell table:style-name="ce7" table:formula="of:=[.B4]/SUM([.B$1:.B$10])" office:value-type="percentage" office:value="0.0394736842105263" calcext:value-type="percentage">
            <text:p>3.95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ty</text:p>
          </table:table-cell>
          <table:table-cell table:style-name="ce3" table:formula="of:=COUNTIF([.C$11:.C166]; [.$A5])" office:value-type="float" office:value="0" calcext:value-type="float">
            <text:p>0</text:p>
          </table:table-cell>
          <table:table-cell table:style-name="ce7" table:formula="of:=[.B5]/SUM([.B$1:.B$10])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table:formula="of:=COUNTIF([.C$11:.C167]; [.$A6])" office:value-type="float" office:value="0" calcext:value-type="float">
            <text:p>0</text:p>
          </table:table-cell>
          <table:table-cell table:style-name="ce7" table:formula="of:=[.B6]/SUM([.B$1:.B$10])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vernance</text:p>
          </table:table-cell>
          <table:table-cell table:style-name="ce3" table:formula="of:=COUNTIF([.C$11:.C168]; [.$A7])" office:value-type="float" office:value="0" calcext:value-type="float">
            <text:p>0</text:p>
          </table:table-cell>
          <table:table-cell table:style-name="ce7" table:formula="of:=[.B7]/SUM([.B$1:.B$10])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ournalist</text:p>
          </table:table-cell>
          <table:table-cell table:style-name="ce3" table:formula="of:=COUNTIF([.C$11:.C169]; [.$A8])" office:value-type="float" office:value="1" calcext:value-type="float">
            <text:p>1</text:p>
          </table:table-cell>
          <table:table-cell table:style-name="ce7" table:formula="of:=[.B8]/SUM([.B$1:.B$10])" office:value-type="percentage" office:value="0.00657894736842105" calcext:value-type="percentage">
            <text:p>0.66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orrect</text:p>
          </table:table-cell>
          <table:table-cell table:style-name="ce3" table:formula="of:=COUNTIF([.C$11:.C170]; [.$A9])" office:value-type="float" office:value="10" calcext:value-type="float">
            <text:p>10</text:p>
          </table:table-cell>
          <table:table-cell table:style-name="ce7" table:formula="of:=[.B9]/SUM([.B$1:.B$10])" office:value-type="percentage" office:value="0.0657894736842105" calcext:value-type="percentage">
            <text:p>6.58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k</text:p>
          </table:table-cell>
          <table:table-cell table:style-name="ce4" office:value-type="string" calcext:value-type="string">
            <text:p>Precision</text:p>
          </table:table-cell>
          <table:table-cell table:style-name="ce8" table:formula="of:=(COUNTIF([.C11:.C162]; &quot;Cabinet&quot;) + COUNTIF([.C11:.C162]; &quot;MP&quot;) + COUNTIF([.C11:.C162]; &quot;Politician&quot;) + COUNTIF([.C11:.C162]; &quot;Party&quot;) + COUNTIF([.C11:.C162]; &quot;Location&quot;) + COUNTIF([.C11:.C162]; &quot;Governance&quot;))/COUNTA([.B11:.B162])" office:value-type="percentage" office:value="0.8881578947" calcext:value-type="percentage">
            <text:p>88.82%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" calcext:value-type="float">
            <text:p>1</text:p>
          </table:table-cell>
          <table:table-cell table:style-name="ce5" office:value-type="string" calcext:value-type="string">
            <text:p>Truss ministry</text:p>
          </table:table-cell>
          <table:table-cell table:style-name="ce9" table:content-validation-name="val1" table:formula="of:=IF(COUNTIF([$Cabinet.$A$1:.$A$1048576];[.B11]); &quot;Cabinet&quot;; IF(COUNTIF([$Parties.$A$1:.$A$1048576];[.B11]); &quot;Party&quot;; IF(COUNTIF([$Locations.$A$1:.$A$1048576];[.B11]); &quot;Location&quot;; IF(COUNTIF([$'Members of Parliament'.$A$1:.$A$1048576];[.B11]); &quot;MP&quot;; IF(COUNTIF([$Governance.$A$1:.$A$1048576];[.B11]); &quot;Governance&quot;; IF(COUNTIF([$Incorrect.$A$1:.$A$1048576];[.B11]); &quot;Incorrect&quot;; IF(COUNTIF([$Politicians.$A$1:.$A$1048576];[.B11]); &quot;Politician&quot;; IF(COUNTIF([$Journalists.$A$1:.$A$1048576];[.B11]); &quot;Journalist&quot;; IF(COUNTIF([$Lords.$A$1:.$A$1048576];[.B11]); &quot;Lord&quot;; &quot;&quot;)))))))))" office:value-type="string" office:string-value="Incorrect" calcext:value-type="string">
            <text:p>Incorrec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2" calcext:value-type="float">
            <text:p>2</text:p>
          </table:table-cell>
          <table:table-cell table:style-name="ce5" office:value-type="string" calcext:value-type="string">
            <text:p>Sunak ministry</text:p>
          </table:table-cell>
          <table:table-cell table:style-name="ce9" table:content-validation-name="val1" table:formula="of:=IF(COUNTIF([$Cabinet.$A$1:.$A$1048576];[.B12]); &quot;Cabinet&quot;; IF(COUNTIF([$Parties.$A$1:.$A$1048576];[.B12]); &quot;Party&quot;; IF(COUNTIF([$Locations.$A$1:.$A$1048576];[.B12]); &quot;Location&quot;; IF(COUNTIF([$'Members of Parliament'.$A$1:.$A$1048576];[.B12]); &quot;MP&quot;; IF(COUNTIF([$Governance.$A$1:.$A$1048576];[.B12]); &quot;Governance&quot;; IF(COUNTIF([$Incorrect.$A$1:.$A$1048576];[.B12]); &quot;Incorrect&quot;; IF(COUNTIF([$Politicians.$A$1:.$A$1048576];[.B12]); &quot;Politician&quot;; IF(COUNTIF([$Journalists.$A$1:.$A$1048576];[.B12]); &quot;Journalist&quot;; IF(COUNTIF([$Lords.$A$1:.$A$1048576];[.B12]); &quot;Lord&quot;; &quot;&quot;)))))))))" office:value-type="string" office:string-value="Incorrect" calcext:value-type="string">
            <text:p>Incorrec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3" calcext:value-type="float">
            <text:p>3</text:p>
          </table:table-cell>
          <table:table-cell table:style-name="ce5" office:value-type="string" calcext:value-type="string">
            <text:p>Liz Truss</text:p>
          </table:table-cell>
          <table:table-cell table:style-name="ce9" table:content-validation-name="val1" table:formula="of:=IF(COUNTIF([$Cabinet.$A$1:.$A$1048576];[.B13]); &quot;Cabinet&quot;; IF(COUNTIF([$Parties.$A$1:.$A$1048576];[.B13]); &quot;Party&quot;; IF(COUNTIF([$Locations.$A$1:.$A$1048576];[.B13]); &quot;Location&quot;; IF(COUNTIF([$'Members of Parliament'.$A$1:.$A$1048576];[.B13]); &quot;MP&quot;; IF(COUNTIF([$Governance.$A$1:.$A$1048576];[.B13]); &quot;Governance&quot;; IF(COUNTIF([$Incorrect.$A$1:.$A$1048576];[.B13]); &quot;Incorrect&quot;; IF(COUNTIF([$Politicians.$A$1:.$A$1048576];[.B13]); &quot;Politician&quot;; IF(COUNTIF([$Journalists.$A$1:.$A$1048576];[.B13]); &quot;Journalist&quot;; IF(COUNTIF([$Lords.$A$1:.$A$1048576];[.B13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4" calcext:value-type="float">
            <text:p>4</text:p>
          </table:table-cell>
          <table:table-cell table:style-name="ce5" office:value-type="string" calcext:value-type="string">
            <text:p>Sunday with Laura Kuenssberg</text:p>
          </table:table-cell>
          <table:table-cell table:style-name="ce9" table:content-validation-name="val1" table:formula="of:=IF(COUNTIF([$Cabinet.$A$1:.$A$1048576];[.B14]); &quot;Cabinet&quot;; IF(COUNTIF([$Parties.$A$1:.$A$1048576];[.B14]); &quot;Party&quot;; IF(COUNTIF([$Locations.$A$1:.$A$1048576];[.B14]); &quot;Location&quot;; IF(COUNTIF([$'Members of Parliament'.$A$1:.$A$1048576];[.B14]); &quot;MP&quot;; IF(COUNTIF([$Governance.$A$1:.$A$1048576];[.B14]); &quot;Governance&quot;; IF(COUNTIF([$Incorrect.$A$1:.$A$1048576];[.B14]); &quot;Incorrect&quot;; IF(COUNTIF([$Politicians.$A$1:.$A$1048576];[.B14]); &quot;Politician&quot;; IF(COUNTIF([$Journalists.$A$1:.$A$1048576];[.B14]); &quot;Journalist&quot;; IF(COUNTIF([$Lords.$A$1:.$A$1048576];[.B14]); &quot;Lord&quot;; &quot;&quot;)))))))))" office:value-type="string" office:string-value="Incorrect" calcext:value-type="string">
            <text:p>Incorrec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5" calcext:value-type="float">
            <text:p>5</text:p>
          </table:table-cell>
          <table:table-cell table:style-name="ce5" office:value-type="string" calcext:value-type="string">
            <text:p>Rishi Sunak</text:p>
          </table:table-cell>
          <table:table-cell table:style-name="ce9" table:content-validation-name="val1" table:formula="of:=IF(COUNTIF([$Cabinet.$A$1:.$A$1048576];[.B15]); &quot;Cabinet&quot;; IF(COUNTIF([$Parties.$A$1:.$A$1048576];[.B15]); &quot;Party&quot;; IF(COUNTIF([$Locations.$A$1:.$A$1048576];[.B15]); &quot;Location&quot;; IF(COUNTIF([$'Members of Parliament'.$A$1:.$A$1048576];[.B15]); &quot;MP&quot;; IF(COUNTIF([$Governance.$A$1:.$A$1048576];[.B15]); &quot;Governance&quot;; IF(COUNTIF([$Incorrect.$A$1:.$A$1048576];[.B15]); &quot;Incorrect&quot;; IF(COUNTIF([$Politicians.$A$1:.$A$1048576];[.B15]); &quot;Politician&quot;; IF(COUNTIF([$Journalists.$A$1:.$A$1048576];[.B15]); &quot;Journalist&quot;; IF(COUNTIF([$Lords.$A$1:.$A$1048576];[.B15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6" calcext:value-type="float">
            <text:p>6</text:p>
          </table:table-cell>
          <table:table-cell table:style-name="ce6" office:value-type="string" calcext:value-type="string">
            <text:p>Nadine Dorries</text:p>
          </table:table-cell>
          <table:table-cell table:style-name="ce10" table:content-validation-name="val1" table:formula="of:=IF(COUNTIF([$Cabinet.$A$1:.$A$1048576];[.B16]); &quot;Cabinet&quot;; IF(COUNTIF([$Parties.$A$1:.$A$1048576];[.B16]); &quot;Party&quot;; IF(COUNTIF([$Locations.$A$1:.$A$1048576];[.B16]); &quot;Location&quot;; IF(COUNTIF([$'Members of Parliament'.$A$1:.$A$1048576];[.B16]); &quot;MP&quot;; IF(COUNTIF([$Governance.$A$1:.$A$1048576];[.B16]); &quot;Governance&quot;; IF(COUNTIF([$Incorrect.$A$1:.$A$1048576];[.B16]); &quot;Incorrect&quot;; IF(COUNTIF([$Politicians.$A$1:.$A$1048576];[.B16]); &quot;Politician&quot;; IF(COUNTIF([$Journalists.$A$1:.$A$1048576];[.B16]); &quot;Journalist&quot;; IF(COUNTIF([$Lords.$A$1:.$A$1048576];[.B16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7" calcext:value-type="float">
            <text:p>7</text:p>
          </table:table-cell>
          <table:table-cell table:style-name="ce5" office:value-type="string" calcext:value-type="string">
            <text:p>Brandon Lewis</text:p>
          </table:table-cell>
          <table:table-cell table:style-name="ce9" table:content-validation-name="val1" table:formula="of:=IF(COUNTIF([$Cabinet.$A$1:.$A$1048576];[.B17]); &quot;Cabinet&quot;; IF(COUNTIF([$Parties.$A$1:.$A$1048576];[.B17]); &quot;Party&quot;; IF(COUNTIF([$Locations.$A$1:.$A$1048576];[.B17]); &quot;Location&quot;; IF(COUNTIF([$'Members of Parliament'.$A$1:.$A$1048576];[.B17]); &quot;MP&quot;; IF(COUNTIF([$Governance.$A$1:.$A$1048576];[.B17]); &quot;Governance&quot;; IF(COUNTIF([$Incorrect.$A$1:.$A$1048576];[.B17]); &quot;Incorrect&quot;; IF(COUNTIF([$Politicians.$A$1:.$A$1048576];[.B17]); &quot;Politician&quot;; IF(COUNTIF([$Journalists.$A$1:.$A$1048576];[.B17]); &quot;Journalist&quot;; IF(COUNTIF([$Lords.$A$1:.$A$1048576];[.B17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8" calcext:value-type="float">
            <text:p>8</text:p>
          </table:table-cell>
          <table:table-cell table:style-name="ce5" office:value-type="string" calcext:value-type="string">
            <text:p>Chloe Smith</text:p>
          </table:table-cell>
          <table:table-cell table:style-name="ce9" table:content-validation-name="val1" table:formula="of:=IF(COUNTIF([$Cabinet.$A$1:.$A$1048576];[.B18]); &quot;Cabinet&quot;; IF(COUNTIF([$Parties.$A$1:.$A$1048576];[.B18]); &quot;Party&quot;; IF(COUNTIF([$Locations.$A$1:.$A$1048576];[.B18]); &quot;Location&quot;; IF(COUNTIF([$'Members of Parliament'.$A$1:.$A$1048576];[.B18]); &quot;MP&quot;; IF(COUNTIF([$Governance.$A$1:.$A$1048576];[.B18]); &quot;Governance&quot;; IF(COUNTIF([$Incorrect.$A$1:.$A$1048576];[.B18]); &quot;Incorrect&quot;; IF(COUNTIF([$Politicians.$A$1:.$A$1048576];[.B18]); &quot;Politician&quot;; IF(COUNTIF([$Journalists.$A$1:.$A$1048576];[.B18]); &quot;Journalist&quot;; IF(COUNTIF([$Lords.$A$1:.$A$1048576];[.B18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9" calcext:value-type="float">
            <text:p>9</text:p>
          </table:table-cell>
          <table:table-cell table:style-name="ce5" office:value-type="string" calcext:value-type="string">
            <text:p>Thérèse Coffey</text:p>
          </table:table-cell>
          <table:table-cell table:style-name="ce9" table:content-validation-name="val1" table:formula="of:=IF(COUNTIF([$Cabinet.$A$1:.$A$1048576];[.B19]); &quot;Cabinet&quot;; IF(COUNTIF([$Parties.$A$1:.$A$1048576];[.B19]); &quot;Party&quot;; IF(COUNTIF([$Locations.$A$1:.$A$1048576];[.B19]); &quot;Location&quot;; IF(COUNTIF([$'Members of Parliament'.$A$1:.$A$1048576];[.B19]); &quot;MP&quot;; IF(COUNTIF([$Governance.$A$1:.$A$1048576];[.B19]); &quot;Governance&quot;; IF(COUNTIF([$Incorrect.$A$1:.$A$1048576];[.B19]); &quot;Incorrect&quot;; IF(COUNTIF([$Politicians.$A$1:.$A$1048576];[.B19]); &quot;Politician&quot;; IF(COUNTIF([$Journalists.$A$1:.$A$1048576];[.B19]); &quot;Journalist&quot;; IF(COUNTIF([$Lords.$A$1:.$A$1048576];[.B19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0" calcext:value-type="float">
            <text:p>10</text:p>
          </table:table-cell>
          <table:table-cell table:style-name="ce5" office:value-type="string" calcext:value-type="string">
            <text:p>Michelle Donelan</text:p>
          </table:table-cell>
          <table:table-cell table:style-name="ce9" table:content-validation-name="val1" table:formula="of:=IF(COUNTIF([$Cabinet.$A$1:.$A$1048576];[.B20]); &quot;Cabinet&quot;; IF(COUNTIF([$Parties.$A$1:.$A$1048576];[.B20]); &quot;Party&quot;; IF(COUNTIF([$Locations.$A$1:.$A$1048576];[.B20]); &quot;Location&quot;; IF(COUNTIF([$'Members of Parliament'.$A$1:.$A$1048576];[.B20]); &quot;MP&quot;; IF(COUNTIF([$Governance.$A$1:.$A$1048576];[.B20]); &quot;Governance&quot;; IF(COUNTIF([$Incorrect.$A$1:.$A$1048576];[.B20]); &quot;Incorrect&quot;; IF(COUNTIF([$Politicians.$A$1:.$A$1048576];[.B20]); &quot;Politician&quot;; IF(COUNTIF([$Journalists.$A$1:.$A$1048576];[.B20]); &quot;Journalist&quot;; IF(COUNTIF([$Lords.$A$1:.$A$1048576];[.B20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1" calcext:value-type="float">
            <text:p>11</text:p>
          </table:table-cell>
          <table:table-cell table:style-name="ce5" office:value-type="string" calcext:value-type="string">
            <text:p>Steve Barclay</text:p>
          </table:table-cell>
          <table:table-cell table:style-name="ce9" table:content-validation-name="val1" table:formula="of:=IF(COUNTIF([$Cabinet.$A$1:.$A$1048576];[.B21]); &quot;Cabinet&quot;; IF(COUNTIF([$Parties.$A$1:.$A$1048576];[.B21]); &quot;Party&quot;; IF(COUNTIF([$Locations.$A$1:.$A$1048576];[.B21]); &quot;Location&quot;; IF(COUNTIF([$'Members of Parliament'.$A$1:.$A$1048576];[.B21]); &quot;MP&quot;; IF(COUNTIF([$Governance.$A$1:.$A$1048576];[.B21]); &quot;Governance&quot;; IF(COUNTIF([$Incorrect.$A$1:.$A$1048576];[.B21]); &quot;Incorrect&quot;; IF(COUNTIF([$Politicians.$A$1:.$A$1048576];[.B21]); &quot;Politician&quot;; IF(COUNTIF([$Journalists.$A$1:.$A$1048576];[.B21]); &quot;Journalist&quot;; IF(COUNTIF([$Lords.$A$1:.$A$1048576];[.B21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2" calcext:value-type="float">
            <text:p>12</text:p>
          </table:table-cell>
          <table:table-cell table:style-name="ce5" office:value-type="string" calcext:value-type="string">
            <text:p>Chris Heaton-Harris</text:p>
          </table:table-cell>
          <table:table-cell table:style-name="ce9" table:content-validation-name="val1" table:formula="of:=IF(COUNTIF([$Cabinet.$A$1:.$A$1048576];[.B22]); &quot;Cabinet&quot;; IF(COUNTIF([$Parties.$A$1:.$A$1048576];[.B22]); &quot;Party&quot;; IF(COUNTIF([$Locations.$A$1:.$A$1048576];[.B22]); &quot;Location&quot;; IF(COUNTIF([$'Members of Parliament'.$A$1:.$A$1048576];[.B22]); &quot;MP&quot;; IF(COUNTIF([$Governance.$A$1:.$A$1048576];[.B22]); &quot;Governance&quot;; IF(COUNTIF([$Incorrect.$A$1:.$A$1048576];[.B22]); &quot;Incorrect&quot;; IF(COUNTIF([$Politicians.$A$1:.$A$1048576];[.B22]); &quot;Politician&quot;; IF(COUNTIF([$Journalists.$A$1:.$A$1048576];[.B22]); &quot;Journalist&quot;; IF(COUNTIF([$Lords.$A$1:.$A$1048576];[.B22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3" calcext:value-type="float">
            <text:p>13</text:p>
          </table:table-cell>
          <table:table-cell table:style-name="ce5" office:value-type="string" calcext:value-type="string">
            <text:p>David Cameron</text:p>
          </table:table-cell>
          <table:table-cell table:style-name="ce9" table:content-validation-name="val1" table:formula="of:=IF(COUNTIF([$Cabinet.$A$1:.$A$1048576];[.B23]); &quot;Cabinet&quot;; IF(COUNTIF([$Parties.$A$1:.$A$1048576];[.B23]); &quot;Party&quot;; IF(COUNTIF([$Locations.$A$1:.$A$1048576];[.B23]); &quot;Location&quot;; IF(COUNTIF([$'Members of Parliament'.$A$1:.$A$1048576];[.B23]); &quot;MP&quot;; IF(COUNTIF([$Governance.$A$1:.$A$1048576];[.B23]); &quot;Governance&quot;; IF(COUNTIF([$Incorrect.$A$1:.$A$1048576];[.B23]); &quot;Incorrect&quot;; IF(COUNTIF([$Politicians.$A$1:.$A$1048576];[.B23]); &quot;Politician&quot;; IF(COUNTIF([$Journalists.$A$1:.$A$1048576];[.B23]); &quot;Journalist&quot;; IF(COUNTIF([$Lords.$A$1:.$A$1048576];[.B23]); &quot;Lord&quot;; &quot;&quot;)))))))))" office:value-type="string" office:string-value="Politician" calcext:value-type="string">
            <text:p>Politician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4" calcext:value-type="float">
            <text:p>14</text:p>
          </table:table-cell>
          <table:table-cell table:style-name="ce5" office:value-type="string" calcext:value-type="string">
            <text:p>Robert Buckland</text:p>
          </table:table-cell>
          <table:table-cell table:style-name="ce9" table:content-validation-name="val1" table:formula="of:=IF(COUNTIF([$Cabinet.$A$1:.$A$1048576];[.B24]); &quot;Cabinet&quot;; IF(COUNTIF([$Parties.$A$1:.$A$1048576];[.B24]); &quot;Party&quot;; IF(COUNTIF([$Locations.$A$1:.$A$1048576];[.B24]); &quot;Location&quot;; IF(COUNTIF([$'Members of Parliament'.$A$1:.$A$1048576];[.B24]); &quot;MP&quot;; IF(COUNTIF([$Governance.$A$1:.$A$1048576];[.B24]); &quot;Governance&quot;; IF(COUNTIF([$Incorrect.$A$1:.$A$1048576];[.B24]); &quot;Incorrect&quot;; IF(COUNTIF([$Politicians.$A$1:.$A$1048576];[.B24]); &quot;Politician&quot;; IF(COUNTIF([$Journalists.$A$1:.$A$1048576];[.B24]); &quot;Journalist&quot;; IF(COUNTIF([$Lords.$A$1:.$A$1048576];[.B24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5" calcext:value-type="float">
            <text:p>15</text:p>
          </table:table-cell>
          <table:table-cell table:style-name="ce5" office:value-type="string" calcext:value-type="string">
            <text:p>Gordon Brown</text:p>
          </table:table-cell>
          <table:table-cell table:style-name="ce9" table:content-validation-name="val1" table:formula="of:=IF(COUNTIF([$Cabinet.$A$1:.$A$1048576];[.B25]); &quot;Cabinet&quot;; IF(COUNTIF([$Parties.$A$1:.$A$1048576];[.B25]); &quot;Party&quot;; IF(COUNTIF([$Locations.$A$1:.$A$1048576];[.B25]); &quot;Location&quot;; IF(COUNTIF([$'Members of Parliament'.$A$1:.$A$1048576];[.B25]); &quot;MP&quot;; IF(COUNTIF([$Governance.$A$1:.$A$1048576];[.B25]); &quot;Governance&quot;; IF(COUNTIF([$Incorrect.$A$1:.$A$1048576];[.B25]); &quot;Incorrect&quot;; IF(COUNTIF([$Politicians.$A$1:.$A$1048576];[.B25]); &quot;Politician&quot;; IF(COUNTIF([$Journalists.$A$1:.$A$1048576];[.B25]); &quot;Journalist&quot;; IF(COUNTIF([$Lords.$A$1:.$A$1048576];[.B25]); &quot;Lord&quot;; &quot;&quot;)))))))))" office:value-type="string" office:string-value="Politician" calcext:value-type="string">
            <text:p>Politician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6" calcext:value-type="float">
            <text:p>16</text:p>
          </table:table-cell>
          <table:table-cell table:style-name="ce5" office:value-type="string" calcext:value-type="string">
            <text:p>Boris Johnson</text:p>
          </table:table-cell>
          <table:table-cell table:style-name="ce9" table:content-validation-name="val1" table:formula="of:=IF(COUNTIF([$Cabinet.$A$1:.$A$1048576];[.B26]); &quot;Cabinet&quot;; IF(COUNTIF([$Parties.$A$1:.$A$1048576];[.B26]); &quot;Party&quot;; IF(COUNTIF([$Locations.$A$1:.$A$1048576];[.B26]); &quot;Location&quot;; IF(COUNTIF([$'Members of Parliament'.$A$1:.$A$1048576];[.B26]); &quot;MP&quot;; IF(COUNTIF([$Governance.$A$1:.$A$1048576];[.B26]); &quot;Governance&quot;; IF(COUNTIF([$Incorrect.$A$1:.$A$1048576];[.B26]); &quot;Incorrect&quot;; IF(COUNTIF([$Politicians.$A$1:.$A$1048576];[.B26]); &quot;Politician&quot;; IF(COUNTIF([$Journalists.$A$1:.$A$1048576];[.B26]); &quot;Journalist&quot;; IF(COUNTIF([$Lords.$A$1:.$A$1048576];[.B26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7" calcext:value-type="float">
            <text:p>17</text:p>
          </table:table-cell>
          <table:table-cell table:style-name="ce5" office:value-type="string" calcext:value-type="string">
            <text:p>Mark Harper</text:p>
          </table:table-cell>
          <table:table-cell table:style-name="ce9" table:content-validation-name="val1" table:formula="of:=IF(COUNTIF([$Cabinet.$A$1:.$A$1048576];[.B27]); &quot;Cabinet&quot;; IF(COUNTIF([$Parties.$A$1:.$A$1048576];[.B27]); &quot;Party&quot;; IF(COUNTIF([$Locations.$A$1:.$A$1048576];[.B27]); &quot;Location&quot;; IF(COUNTIF([$'Members of Parliament'.$A$1:.$A$1048576];[.B27]); &quot;MP&quot;; IF(COUNTIF([$Governance.$A$1:.$A$1048576];[.B27]); &quot;Governance&quot;; IF(COUNTIF([$Incorrect.$A$1:.$A$1048576];[.B27]); &quot;Incorrect&quot;; IF(COUNTIF([$Politicians.$A$1:.$A$1048576];[.B27]); &quot;Politician&quot;; IF(COUNTIF([$Journalists.$A$1:.$A$1048576];[.B27]); &quot;Journalist&quot;; IF(COUNTIF([$Lords.$A$1:.$A$1048576];[.B27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8" calcext:value-type="float">
            <text:p>18</text:p>
          </table:table-cell>
          <table:table-cell table:style-name="ce5" office:value-type="string" calcext:value-type="string">
            <text:p>Simon Clarke (politician)</text:p>
          </table:table-cell>
          <table:table-cell table:style-name="ce9" table:content-validation-name="val1" table:formula="of:=IF(COUNTIF([$Cabinet.$A$1:.$A$1048576];[.B28]); &quot;Cabinet&quot;; IF(COUNTIF([$Parties.$A$1:.$A$1048576];[.B28]); &quot;Party&quot;; IF(COUNTIF([$Locations.$A$1:.$A$1048576];[.B28]); &quot;Location&quot;; IF(COUNTIF([$'Members of Parliament'.$A$1:.$A$1048576];[.B28]); &quot;MP&quot;; IF(COUNTIF([$Governance.$A$1:.$A$1048576];[.B28]); &quot;Governance&quot;; IF(COUNTIF([$Incorrect.$A$1:.$A$1048576];[.B28]); &quot;Incorrect&quot;; IF(COUNTIF([$Politicians.$A$1:.$A$1048576];[.B28]); &quot;Politician&quot;; IF(COUNTIF([$Journalists.$A$1:.$A$1048576];[.B28]); &quot;Journalist&quot;; IF(COUNTIF([$Lords.$A$1:.$A$1048576];[.B28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9" calcext:value-type="float">
            <text:p>19</text:p>
          </table:table-cell>
          <table:table-cell table:style-name="ce5" office:value-type="string" calcext:value-type="string">
            <text:p>Theresa May</text:p>
          </table:table-cell>
          <table:table-cell table:style-name="ce9" table:content-validation-name="val1" table:formula="of:=IF(COUNTIF([$Cabinet.$A$1:.$A$1048576];[.B29]); &quot;Cabinet&quot;; IF(COUNTIF([$Parties.$A$1:.$A$1048576];[.B29]); &quot;Party&quot;; IF(COUNTIF([$Locations.$A$1:.$A$1048576];[.B29]); &quot;Location&quot;; IF(COUNTIF([$'Members of Parliament'.$A$1:.$A$1048576];[.B29]); &quot;MP&quot;; IF(COUNTIF([$Governance.$A$1:.$A$1048576];[.B29]); &quot;Governance&quot;; IF(COUNTIF([$Incorrect.$A$1:.$A$1048576];[.B29]); &quot;Incorrect&quot;; IF(COUNTIF([$Politicians.$A$1:.$A$1048576];[.B29]); &quot;Politician&quot;; IF(COUNTIF([$Journalists.$A$1:.$A$1048576];[.B29]); &quot;Journalist&quot;; IF(COUNTIF([$Lords.$A$1:.$A$1048576];[.B29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20" calcext:value-type="float">
            <text:p>20</text:p>
          </table:table-cell>
          <table:table-cell table:style-name="ce5" office:value-type="string" calcext:value-type="string">
            <text:p>Dominic Raab</text:p>
          </table:table-cell>
          <table:table-cell table:style-name="ce9" table:content-validation-name="val1" table:formula="of:=IF(COUNTIF([$Cabinet.$A$1:.$A$1048576];[.B30]); &quot;Cabinet&quot;; IF(COUNTIF([$Parties.$A$1:.$A$1048576];[.B30]); &quot;Party&quot;; IF(COUNTIF([$Locations.$A$1:.$A$1048576];[.B30]); &quot;Location&quot;; IF(COUNTIF([$'Members of Parliament'.$A$1:.$A$1048576];[.B30]); &quot;MP&quot;; IF(COUNTIF([$Governance.$A$1:.$A$1048576];[.B30]); &quot;Governance&quot;; IF(COUNTIF([$Incorrect.$A$1:.$A$1048576];[.B30]); &quot;Incorrect&quot;; IF(COUNTIF([$Politicians.$A$1:.$A$1048576];[.B30]); &quot;Politician&quot;; IF(COUNTIF([$Journalists.$A$1:.$A$1048576];[.B30]); &quot;Journalist&quot;; IF(COUNTIF([$Lords.$A$1:.$A$1048576];[.B30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21" calcext:value-type="float">
            <text:p>21</text:p>
          </table:table-cell>
          <table:table-cell table:style-name="ce5" office:value-type="string" calcext:value-type="string">
            <text:p>David TC Davies</text:p>
          </table:table-cell>
          <table:table-cell table:style-name="ce9" table:content-validation-name="val1" table:formula="of:=IF(COUNTIF([$Cabinet.$A$1:.$A$1048576];[.B31]); &quot;Cabinet&quot;; IF(COUNTIF([$Parties.$A$1:.$A$1048576];[.B31]); &quot;Party&quot;; IF(COUNTIF([$Locations.$A$1:.$A$1048576];[.B31]); &quot;Location&quot;; IF(COUNTIF([$'Members of Parliament'.$A$1:.$A$1048576];[.B31]); &quot;MP&quot;; IF(COUNTIF([$Governance.$A$1:.$A$1048576];[.B31]); &quot;Governance&quot;; IF(COUNTIF([$Incorrect.$A$1:.$A$1048576];[.B31]); &quot;Incorrect&quot;; IF(COUNTIF([$Politicians.$A$1:.$A$1048576];[.B31]); &quot;Politician&quot;; IF(COUNTIF([$Journalists.$A$1:.$A$1048576];[.B31]); &quot;Journalist&quot;; IF(COUNTIF([$Lords.$A$1:.$A$1048576];[.B31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22" calcext:value-type="float">
            <text:p>22</text:p>
          </table:table-cell>
          <table:table-cell table:style-name="ce5" office:value-type="string" calcext:value-type="string">
            <text:p>Nigel Adams</text:p>
          </table:table-cell>
          <table:table-cell table:style-name="ce9" table:content-validation-name="val1" table:formula="of:=IF(COUNTIF([$Cabinet.$A$1:.$A$1048576];[.B32]); &quot;Cabinet&quot;; IF(COUNTIF([$Parties.$A$1:.$A$1048576];[.B32]); &quot;Party&quot;; IF(COUNTIF([$Locations.$A$1:.$A$1048576];[.B32]); &quot;Location&quot;; IF(COUNTIF([$'Members of Parliament'.$A$1:.$A$1048576];[.B32]); &quot;MP&quot;; IF(COUNTIF([$Governance.$A$1:.$A$1048576];[.B32]); &quot;Governance&quot;; IF(COUNTIF([$Incorrect.$A$1:.$A$1048576];[.B32]); &quot;Incorrect&quot;; IF(COUNTIF([$Politicians.$A$1:.$A$1048576];[.B32]); &quot;Politician&quot;; IF(COUNTIF([$Journalists.$A$1:.$A$1048576];[.B32]); &quot;Journalist&quot;; IF(COUNTIF([$Lords.$A$1:.$A$1048576];[.B32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23" calcext:value-type="float">
            <text:p>23</text:p>
          </table:table-cell>
          <table:table-cell table:style-name="ce5" office:value-type="string" calcext:value-type="string">
            <text:p>Jeremy Hunt</text:p>
          </table:table-cell>
          <table:table-cell table:style-name="ce9" table:content-validation-name="val1" table:formula="of:=IF(COUNTIF([$Cabinet.$A$1:.$A$1048576];[.B33]); &quot;Cabinet&quot;; IF(COUNTIF([$Parties.$A$1:.$A$1048576];[.B33]); &quot;Party&quot;; IF(COUNTIF([$Locations.$A$1:.$A$1048576];[.B33]); &quot;Location&quot;; IF(COUNTIF([$'Members of Parliament'.$A$1:.$A$1048576];[.B33]); &quot;MP&quot;; IF(COUNTIF([$Governance.$A$1:.$A$1048576];[.B33]); &quot;Governance&quot;; IF(COUNTIF([$Incorrect.$A$1:.$A$1048576];[.B33]); &quot;Incorrect&quot;; IF(COUNTIF([$Politicians.$A$1:.$A$1048576];[.B33]); &quot;Politician&quot;; IF(COUNTIF([$Journalists.$A$1:.$A$1048576];[.B33]); &quot;Journalist&quot;; IF(COUNTIF([$Lords.$A$1:.$A$1048576];[.B33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24" calcext:value-type="float">
            <text:p>24</text:p>
          </table:table-cell>
          <table:table-cell table:style-name="ce5" office:value-type="string" calcext:value-type="string">
            <text:p>Nadhim Zahawi</text:p>
          </table:table-cell>
          <table:table-cell table:style-name="ce9" table:content-validation-name="val1" table:formula="of:=IF(COUNTIF([$Cabinet.$A$1:.$A$1048576];[.B34]); &quot;Cabinet&quot;; IF(COUNTIF([$Parties.$A$1:.$A$1048576];[.B34]); &quot;Party&quot;; IF(COUNTIF([$Locations.$A$1:.$A$1048576];[.B34]); &quot;Location&quot;; IF(COUNTIF([$'Members of Parliament'.$A$1:.$A$1048576];[.B34]); &quot;MP&quot;; IF(COUNTIF([$Governance.$A$1:.$A$1048576];[.B34]); &quot;Governance&quot;; IF(COUNTIF([$Incorrect.$A$1:.$A$1048576];[.B34]); &quot;Incorrect&quot;; IF(COUNTIF([$Politicians.$A$1:.$A$1048576];[.B34]); &quot;Politician&quot;; IF(COUNTIF([$Journalists.$A$1:.$A$1048576];[.B34]); &quot;Journalist&quot;; IF(COUNTIF([$Lords.$A$1:.$A$1048576];[.B34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25" calcext:value-type="float">
            <text:p>25</text:p>
          </table:table-cell>
          <table:table-cell table:style-name="ce5" office:value-type="string" calcext:value-type="string">
            <text:p>Greg Clark</text:p>
          </table:table-cell>
          <table:table-cell table:style-name="ce9" table:content-validation-name="val1" table:formula="of:=IF(COUNTIF([$Cabinet.$A$1:.$A$1048576];[.B35]); &quot;Cabinet&quot;; IF(COUNTIF([$Parties.$A$1:.$A$1048576];[.B35]); &quot;Party&quot;; IF(COUNTIF([$Locations.$A$1:.$A$1048576];[.B35]); &quot;Location&quot;; IF(COUNTIF([$'Members of Parliament'.$A$1:.$A$1048576];[.B35]); &quot;MP&quot;; IF(COUNTIF([$Governance.$A$1:.$A$1048576];[.B35]); &quot;Governance&quot;; IF(COUNTIF([$Incorrect.$A$1:.$A$1048576];[.B35]); &quot;Incorrect&quot;; IF(COUNTIF([$Politicians.$A$1:.$A$1048576];[.B35]); &quot;Politician&quot;; IF(COUNTIF([$Journalists.$A$1:.$A$1048576];[.B35]); &quot;Journalist&quot;; IF(COUNTIF([$Lords.$A$1:.$A$1048576];[.B35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26" calcext:value-type="float">
            <text:p>26</text:p>
          </table:table-cell>
          <table:table-cell table:style-name="ce5" office:value-type="string" calcext:value-type="string">
            <text:p>Mel Stride</text:p>
          </table:table-cell>
          <table:table-cell table:style-name="ce9" table:content-validation-name="val1" table:formula="of:=IF(COUNTIF([$Cabinet.$A$1:.$A$1048576];[.B36]); &quot;Cabinet&quot;; IF(COUNTIF([$Parties.$A$1:.$A$1048576];[.B36]); &quot;Party&quot;; IF(COUNTIF([$Locations.$A$1:.$A$1048576];[.B36]); &quot;Location&quot;; IF(COUNTIF([$'Members of Parliament'.$A$1:.$A$1048576];[.B36]); &quot;MP&quot;; IF(COUNTIF([$Governance.$A$1:.$A$1048576];[.B36]); &quot;Governance&quot;; IF(COUNTIF([$Incorrect.$A$1:.$A$1048576];[.B36]); &quot;Incorrect&quot;; IF(COUNTIF([$Politicians.$A$1:.$A$1048576];[.B36]); &quot;Politician&quot;; IF(COUNTIF([$Journalists.$A$1:.$A$1048576];[.B36]); &quot;Journalist&quot;; IF(COUNTIF([$Lords.$A$1:.$A$1048576];[.B36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27" calcext:value-type="float">
            <text:p>27</text:p>
          </table:table-cell>
          <table:table-cell table:style-name="ce5" office:value-type="string" calcext:value-type="string">
            <text:p>Ben Wallace (politician)</text:p>
          </table:table-cell>
          <table:table-cell table:style-name="ce9" table:content-validation-name="val1" table:formula="of:=IF(COUNTIF([$Cabinet.$A$1:.$A$1048576];[.B37]); &quot;Cabinet&quot;; IF(COUNTIF([$Parties.$A$1:.$A$1048576];[.B37]); &quot;Party&quot;; IF(COUNTIF([$Locations.$A$1:.$A$1048576];[.B37]); &quot;Location&quot;; IF(COUNTIF([$'Members of Parliament'.$A$1:.$A$1048576];[.B37]); &quot;MP&quot;; IF(COUNTIF([$Governance.$A$1:.$A$1048576];[.B37]); &quot;Governance&quot;; IF(COUNTIF([$Incorrect.$A$1:.$A$1048576];[.B37]); &quot;Incorrect&quot;; IF(COUNTIF([$Politicians.$A$1:.$A$1048576];[.B37]); &quot;Politician&quot;; IF(COUNTIF([$Journalists.$A$1:.$A$1048576];[.B37]); &quot;Journalist&quot;; IF(COUNTIF([$Lords.$A$1:.$A$1048576];[.B37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28" calcext:value-type="float">
            <text:p>28</text:p>
          </table:table-cell>
          <table:table-cell table:style-name="ce5" office:value-type="string" calcext:value-type="string">
            <text:p>James Cleverly</text:p>
          </table:table-cell>
          <table:table-cell table:style-name="ce9" table:content-validation-name="val1" table:formula="of:=IF(COUNTIF([$Cabinet.$A$1:.$A$1048576];[.B38]); &quot;Cabinet&quot;; IF(COUNTIF([$Parties.$A$1:.$A$1048576];[.B38]); &quot;Party&quot;; IF(COUNTIF([$Locations.$A$1:.$A$1048576];[.B38]); &quot;Location&quot;; IF(COUNTIF([$'Members of Parliament'.$A$1:.$A$1048576];[.B38]); &quot;MP&quot;; IF(COUNTIF([$Governance.$A$1:.$A$1048576];[.B38]); &quot;Governance&quot;; IF(COUNTIF([$Incorrect.$A$1:.$A$1048576];[.B38]); &quot;Incorrect&quot;; IF(COUNTIF([$Politicians.$A$1:.$A$1048576];[.B38]); &quot;Politician&quot;; IF(COUNTIF([$Journalists.$A$1:.$A$1048576];[.B38]); &quot;Journalist&quot;; IF(COUNTIF([$Lords.$A$1:.$A$1048576];[.B38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29" calcext:value-type="float">
            <text:p>29</text:p>
          </table:table-cell>
          <table:table-cell table:style-name="ce5" office:value-type="string" calcext:value-type="string">
            <text:p>Penny Mordaunt</text:p>
          </table:table-cell>
          <table:table-cell table:style-name="ce9" table:content-validation-name="val1" table:formula="of:=IF(COUNTIF([$Cabinet.$A$1:.$A$1048576];[.B39]); &quot;Cabinet&quot;; IF(COUNTIF([$Parties.$A$1:.$A$1048576];[.B39]); &quot;Party&quot;; IF(COUNTIF([$Locations.$A$1:.$A$1048576];[.B39]); &quot;Location&quot;; IF(COUNTIF([$'Members of Parliament'.$A$1:.$A$1048576];[.B39]); &quot;MP&quot;; IF(COUNTIF([$Governance.$A$1:.$A$1048576];[.B39]); &quot;Governance&quot;; IF(COUNTIF([$Incorrect.$A$1:.$A$1048576];[.B39]); &quot;Incorrect&quot;; IF(COUNTIF([$Politicians.$A$1:.$A$1048576];[.B39]); &quot;Politician&quot;; IF(COUNTIF([$Journalists.$A$1:.$A$1048576];[.B39]); &quot;Journalist&quot;; IF(COUNTIF([$Lords.$A$1:.$A$1048576];[.B39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30" calcext:value-type="float">
            <text:p>30</text:p>
          </table:table-cell>
          <table:table-cell table:style-name="ce5" office:value-type="string" calcext:value-type="string">
            <text:p>Tom Hunt (politician)</text:p>
          </table:table-cell>
          <table:table-cell table:style-name="ce9" table:content-validation-name="val1" table:formula="of:=IF(COUNTIF([$Cabinet.$A$1:.$A$1048576];[.B40]); &quot;Cabinet&quot;; IF(COUNTIF([$Parties.$A$1:.$A$1048576];[.B40]); &quot;Party&quot;; IF(COUNTIF([$Locations.$A$1:.$A$1048576];[.B40]); &quot;Location&quot;; IF(COUNTIF([$'Members of Parliament'.$A$1:.$A$1048576];[.B40]); &quot;MP&quot;; IF(COUNTIF([$Governance.$A$1:.$A$1048576];[.B40]); &quot;Governance&quot;; IF(COUNTIF([$Incorrect.$A$1:.$A$1048576];[.B40]); &quot;Incorrect&quot;; IF(COUNTIF([$Politicians.$A$1:.$A$1048576];[.B40]); &quot;Politician&quot;; IF(COUNTIF([$Journalists.$A$1:.$A$1048576];[.B40]); &quot;Journalist&quot;; IF(COUNTIF([$Lords.$A$1:.$A$1048576];[.B40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31" calcext:value-type="float">
            <text:p>31</text:p>
          </table:table-cell>
          <table:table-cell table:style-name="ce5" office:value-type="string" calcext:value-type="string">
            <text:p>Paul Bristow</text:p>
          </table:table-cell>
          <table:table-cell table:style-name="ce9" table:content-validation-name="val1" table:formula="of:=IF(COUNTIF([$Cabinet.$A$1:.$A$1048576];[.B41]); &quot;Cabinet&quot;; IF(COUNTIF([$Parties.$A$1:.$A$1048576];[.B41]); &quot;Party&quot;; IF(COUNTIF([$Locations.$A$1:.$A$1048576];[.B41]); &quot;Location&quot;; IF(COUNTIF([$'Members of Parliament'.$A$1:.$A$1048576];[.B41]); &quot;MP&quot;; IF(COUNTIF([$Governance.$A$1:.$A$1048576];[.B41]); &quot;Governance&quot;; IF(COUNTIF([$Incorrect.$A$1:.$A$1048576];[.B41]); &quot;Incorrect&quot;; IF(COUNTIF([$Politicians.$A$1:.$A$1048576];[.B41]); &quot;Politician&quot;; IF(COUNTIF([$Journalists.$A$1:.$A$1048576];[.B41]); &quot;Journalist&quot;; IF(COUNTIF([$Lords.$A$1:.$A$1048576];[.B41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32" calcext:value-type="float">
            <text:p>32</text:p>
          </table:table-cell>
          <table:table-cell table:style-name="ce5" office:value-type="string" calcext:value-type="string">
            <text:p>Grant Shapps</text:p>
          </table:table-cell>
          <table:table-cell table:style-name="ce9" table:content-validation-name="val1" table:formula="of:=IF(COUNTIF([$Cabinet.$A$1:.$A$1048576];[.B42]); &quot;Cabinet&quot;; IF(COUNTIF([$Parties.$A$1:.$A$1048576];[.B42]); &quot;Party&quot;; IF(COUNTIF([$Locations.$A$1:.$A$1048576];[.B42]); &quot;Location&quot;; IF(COUNTIF([$'Members of Parliament'.$A$1:.$A$1048576];[.B42]); &quot;MP&quot;; IF(COUNTIF([$Governance.$A$1:.$A$1048576];[.B42]); &quot;Governance&quot;; IF(COUNTIF([$Incorrect.$A$1:.$A$1048576];[.B42]); &quot;Incorrect&quot;; IF(COUNTIF([$Politicians.$A$1:.$A$1048576];[.B42]); &quot;Politician&quot;; IF(COUNTIF([$Journalists.$A$1:.$A$1048576];[.B42]); &quot;Journalist&quot;; IF(COUNTIF([$Lords.$A$1:.$A$1048576];[.B42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33" calcext:value-type="float">
            <text:p>33</text:p>
          </table:table-cell>
          <table:table-cell table:style-name="ce5" office:value-type="string" calcext:value-type="string">
            <text:p>Alister Jack</text:p>
          </table:table-cell>
          <table:table-cell table:style-name="ce9" table:content-validation-name="val1" table:formula="of:=IF(COUNTIF([$Cabinet.$A$1:.$A$1048576];[.B43]); &quot;Cabinet&quot;; IF(COUNTIF([$Parties.$A$1:.$A$1048576];[.B43]); &quot;Party&quot;; IF(COUNTIF([$Locations.$A$1:.$A$1048576];[.B43]); &quot;Location&quot;; IF(COUNTIF([$'Members of Parliament'.$A$1:.$A$1048576];[.B43]); &quot;MP&quot;; IF(COUNTIF([$Governance.$A$1:.$A$1048576];[.B43]); &quot;Governance&quot;; IF(COUNTIF([$Incorrect.$A$1:.$A$1048576];[.B43]); &quot;Incorrect&quot;; IF(COUNTIF([$Politicians.$A$1:.$A$1048576];[.B43]); &quot;Politician&quot;; IF(COUNTIF([$Journalists.$A$1:.$A$1048576];[.B43]); &quot;Journalist&quot;; IF(COUNTIF([$Lords.$A$1:.$A$1048576];[.B43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34" calcext:value-type="float">
            <text:p>34</text:p>
          </table:table-cell>
          <table:table-cell table:style-name="ce5" office:value-type="string" calcext:value-type="string">
            <text:p>Andrew Selous</text:p>
          </table:table-cell>
          <table:table-cell table:style-name="ce9" table:content-validation-name="val1" table:formula="of:=IF(COUNTIF([$Cabinet.$A$1:.$A$1048576];[.B44]); &quot;Cabinet&quot;; IF(COUNTIF([$Parties.$A$1:.$A$1048576];[.B44]); &quot;Party&quot;; IF(COUNTIF([$Locations.$A$1:.$A$1048576];[.B44]); &quot;Location&quot;; IF(COUNTIF([$'Members of Parliament'.$A$1:.$A$1048576];[.B44]); &quot;MP&quot;; IF(COUNTIF([$Governance.$A$1:.$A$1048576];[.B44]); &quot;Governance&quot;; IF(COUNTIF([$Incorrect.$A$1:.$A$1048576];[.B44]); &quot;Incorrect&quot;; IF(COUNTIF([$Politicians.$A$1:.$A$1048576];[.B44]); &quot;Politician&quot;; IF(COUNTIF([$Journalists.$A$1:.$A$1048576];[.B44]); &quot;Journalist&quot;; IF(COUNTIF([$Lords.$A$1:.$A$1048576];[.B44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35" calcext:value-type="float">
            <text:p>35</text:p>
          </table:table-cell>
          <table:table-cell table:style-name="ce5" office:value-type="string" calcext:value-type="string">
            <text:p>Kemi Badenoch</text:p>
          </table:table-cell>
          <table:table-cell table:style-name="ce9" table:content-validation-name="val1" table:formula="of:=IF(COUNTIF([$Cabinet.$A$1:.$A$1048576];[.B45]); &quot;Cabinet&quot;; IF(COUNTIF([$Parties.$A$1:.$A$1048576];[.B45]); &quot;Party&quot;; IF(COUNTIF([$Locations.$A$1:.$A$1048576];[.B45]); &quot;Location&quot;; IF(COUNTIF([$'Members of Parliament'.$A$1:.$A$1048576];[.B45]); &quot;MP&quot;; IF(COUNTIF([$Governance.$A$1:.$A$1048576];[.B45]); &quot;Governance&quot;; IF(COUNTIF([$Incorrect.$A$1:.$A$1048576];[.B45]); &quot;Incorrect&quot;; IF(COUNTIF([$Politicians.$A$1:.$A$1048576];[.B45]); &quot;Politician&quot;; IF(COUNTIF([$Journalists.$A$1:.$A$1048576];[.B45]); &quot;Journalist&quot;; IF(COUNTIF([$Lords.$A$1:.$A$1048576];[.B45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36" calcext:value-type="float">
            <text:p>36</text:p>
          </table:table-cell>
          <table:table-cell table:style-name="ce5" office:value-type="string" calcext:value-type="string">
            <text:p>Oliver Dowden</text:p>
          </table:table-cell>
          <table:table-cell table:style-name="ce9" table:content-validation-name="val1" table:formula="of:=IF(COUNTIF([$Cabinet.$A$1:.$A$1048576];[.B46]); &quot;Cabinet&quot;; IF(COUNTIF([$Parties.$A$1:.$A$1048576];[.B46]); &quot;Party&quot;; IF(COUNTIF([$Locations.$A$1:.$A$1048576];[.B46]); &quot;Location&quot;; IF(COUNTIF([$'Members of Parliament'.$A$1:.$A$1048576];[.B46]); &quot;MP&quot;; IF(COUNTIF([$Governance.$A$1:.$A$1048576];[.B46]); &quot;Governance&quot;; IF(COUNTIF([$Incorrect.$A$1:.$A$1048576];[.B46]); &quot;Incorrect&quot;; IF(COUNTIF([$Politicians.$A$1:.$A$1048576];[.B46]); &quot;Politician&quot;; IF(COUNTIF([$Journalists.$A$1:.$A$1048576];[.B46]); &quot;Journalist&quot;; IF(COUNTIF([$Lords.$A$1:.$A$1048576];[.B46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37" calcext:value-type="float">
            <text:p>37</text:p>
          </table:table-cell>
          <table:table-cell table:style-name="ce5" office:value-type="string" calcext:value-type="string">
            <text:p>Robert Jenrick</text:p>
          </table:table-cell>
          <table:table-cell table:style-name="ce9" table:content-validation-name="val1" table:formula="of:=IF(COUNTIF([$Cabinet.$A$1:.$A$1048576];[.B47]); &quot;Cabinet&quot;; IF(COUNTIF([$Parties.$A$1:.$A$1048576];[.B47]); &quot;Party&quot;; IF(COUNTIF([$Locations.$A$1:.$A$1048576];[.B47]); &quot;Location&quot;; IF(COUNTIF([$'Members of Parliament'.$A$1:.$A$1048576];[.B47]); &quot;MP&quot;; IF(COUNTIF([$Governance.$A$1:.$A$1048576];[.B47]); &quot;Governance&quot;; IF(COUNTIF([$Incorrect.$A$1:.$A$1048576];[.B47]); &quot;Incorrect&quot;; IF(COUNTIF([$Politicians.$A$1:.$A$1048576];[.B47]); &quot;Politician&quot;; IF(COUNTIF([$Journalists.$A$1:.$A$1048576];[.B47]); &quot;Journalist&quot;; IF(COUNTIF([$Lords.$A$1:.$A$1048576];[.B47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38" calcext:value-type="float">
            <text:p>38</text:p>
          </table:table-cell>
          <table:table-cell table:style-name="ce5" office:value-type="string" calcext:value-type="string">
            <text:p>Michael Gove</text:p>
          </table:table-cell>
          <table:table-cell table:style-name="ce9" table:content-validation-name="val1" table:formula="of:=IF(COUNTIF([$Cabinet.$A$1:.$A$1048576];[.B48]); &quot;Cabinet&quot;; IF(COUNTIF([$Parties.$A$1:.$A$1048576];[.B48]); &quot;Party&quot;; IF(COUNTIF([$Locations.$A$1:.$A$1048576];[.B48]); &quot;Location&quot;; IF(COUNTIF([$'Members of Parliament'.$A$1:.$A$1048576];[.B48]); &quot;MP&quot;; IF(COUNTIF([$Governance.$A$1:.$A$1048576];[.B48]); &quot;Governance&quot;; IF(COUNTIF([$Incorrect.$A$1:.$A$1048576];[.B48]); &quot;Incorrect&quot;; IF(COUNTIF([$Politicians.$A$1:.$A$1048576];[.B48]); &quot;Politician&quot;; IF(COUNTIF([$Journalists.$A$1:.$A$1048576];[.B48]); &quot;Journalist&quot;; IF(COUNTIF([$Lords.$A$1:.$A$1048576];[.B48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39" calcext:value-type="float">
            <text:p>39</text:p>
          </table:table-cell>
          <table:table-cell table:style-name="ce5" office:value-type="string" calcext:value-type="string">
            <text:p>Alok Sharma</text:p>
          </table:table-cell>
          <table:table-cell table:style-name="ce9" table:content-validation-name="val1" table:formula="of:=IF(COUNTIF([$Cabinet.$A$1:.$A$1048576];[.B49]); &quot;Cabinet&quot;; IF(COUNTIF([$Parties.$A$1:.$A$1048576];[.B49]); &quot;Party&quot;; IF(COUNTIF([$Locations.$A$1:.$A$1048576];[.B49]); &quot;Location&quot;; IF(COUNTIF([$'Members of Parliament'.$A$1:.$A$1048576];[.B49]); &quot;MP&quot;; IF(COUNTIF([$Governance.$A$1:.$A$1048576];[.B49]); &quot;Governance&quot;; IF(COUNTIF([$Incorrect.$A$1:.$A$1048576];[.B49]); &quot;Incorrect&quot;; IF(COUNTIF([$Politicians.$A$1:.$A$1048576];[.B49]); &quot;Politician&quot;; IF(COUNTIF([$Journalists.$A$1:.$A$1048576];[.B49]); &quot;Journalist&quot;; IF(COUNTIF([$Lords.$A$1:.$A$1048576];[.B49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40" calcext:value-type="float">
            <text:p>40</text:p>
          </table:table-cell>
          <table:table-cell table:style-name="ce5" office:value-type="string" calcext:value-type="string">
            <text:p>Mark Spencer (British politician)</text:p>
          </table:table-cell>
          <table:table-cell table:style-name="ce9" table:content-validation-name="val1" table:formula="of:=IF(COUNTIF([$Cabinet.$A$1:.$A$1048576];[.B50]); &quot;Cabinet&quot;; IF(COUNTIF([$Parties.$A$1:.$A$1048576];[.B50]); &quot;Party&quot;; IF(COUNTIF([$Locations.$A$1:.$A$1048576];[.B50]); &quot;Location&quot;; IF(COUNTIF([$'Members of Parliament'.$A$1:.$A$1048576];[.B50]); &quot;MP&quot;; IF(COUNTIF([$Governance.$A$1:.$A$1048576];[.B50]); &quot;Governance&quot;; IF(COUNTIF([$Incorrect.$A$1:.$A$1048576];[.B50]); &quot;Incorrect&quot;; IF(COUNTIF([$Politicians.$A$1:.$A$1048576];[.B50]); &quot;Politician&quot;; IF(COUNTIF([$Journalists.$A$1:.$A$1048576];[.B50]); &quot;Journalist&quot;; IF(COUNTIF([$Lords.$A$1:.$A$1048576];[.B50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41" calcext:value-type="float">
            <text:p>41</text:p>
          </table:table-cell>
          <table:table-cell table:style-name="ce5" office:value-type="string" calcext:value-type="string">
            <text:p>Andrew Stephenson</text:p>
          </table:table-cell>
          <table:table-cell table:style-name="ce9" table:content-validation-name="val1" table:formula="of:=IF(COUNTIF([$Cabinet.$A$1:.$A$1048576];[.B51]); &quot;Cabinet&quot;; IF(COUNTIF([$Parties.$A$1:.$A$1048576];[.B51]); &quot;Party&quot;; IF(COUNTIF([$Locations.$A$1:.$A$1048576];[.B51]); &quot;Location&quot;; IF(COUNTIF([$'Members of Parliament'.$A$1:.$A$1048576];[.B51]); &quot;MP&quot;; IF(COUNTIF([$Governance.$A$1:.$A$1048576];[.B51]); &quot;Governance&quot;; IF(COUNTIF([$Incorrect.$A$1:.$A$1048576];[.B51]); &quot;Incorrect&quot;; IF(COUNTIF([$Politicians.$A$1:.$A$1048576];[.B51]); &quot;Politician&quot;; IF(COUNTIF([$Journalists.$A$1:.$A$1048576];[.B51]); &quot;Journalist&quot;; IF(COUNTIF([$Lords.$A$1:.$A$1048576];[.B51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42" calcext:value-type="float">
            <text:p>42</text:p>
          </table:table-cell>
          <table:table-cell table:style-name="ce5" office:value-type="string" calcext:value-type="string">
            <text:p>Gillian Keegan</text:p>
          </table:table-cell>
          <table:table-cell table:style-name="ce9" table:content-validation-name="val1" table:formula="of:=IF(COUNTIF([$Cabinet.$A$1:.$A$1048576];[.B52]); &quot;Cabinet&quot;; IF(COUNTIF([$Parties.$A$1:.$A$1048576];[.B52]); &quot;Party&quot;; IF(COUNTIF([$Locations.$A$1:.$A$1048576];[.B52]); &quot;Location&quot;; IF(COUNTIF([$'Members of Parliament'.$A$1:.$A$1048576];[.B52]); &quot;MP&quot;; IF(COUNTIF([$Governance.$A$1:.$A$1048576];[.B52]); &quot;Governance&quot;; IF(COUNTIF([$Incorrect.$A$1:.$A$1048576];[.B52]); &quot;Incorrect&quot;; IF(COUNTIF([$Politicians.$A$1:.$A$1048576];[.B52]); &quot;Politician&quot;; IF(COUNTIF([$Journalists.$A$1:.$A$1048576];[.B52]); &quot;Journalist&quot;; IF(COUNTIF([$Lords.$A$1:.$A$1048576];[.B52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43" calcext:value-type="float">
            <text:p>43</text:p>
          </table:table-cell>
          <table:table-cell table:style-name="ce5" office:value-type="string" calcext:value-type="string">
            <text:p>Gavin Williamson</text:p>
          </table:table-cell>
          <table:table-cell table:style-name="ce9" table:content-validation-name="val1" table:formula="of:=IF(COUNTIF([$Cabinet.$A$1:.$A$1048576];[.B53]); &quot;Cabinet&quot;; IF(COUNTIF([$Parties.$A$1:.$A$1048576];[.B53]); &quot;Party&quot;; IF(COUNTIF([$Locations.$A$1:.$A$1048576];[.B53]); &quot;Location&quot;; IF(COUNTIF([$'Members of Parliament'.$A$1:.$A$1048576];[.B53]); &quot;MP&quot;; IF(COUNTIF([$Governance.$A$1:.$A$1048576];[.B53]); &quot;Governance&quot;; IF(COUNTIF([$Incorrect.$A$1:.$A$1048576];[.B53]); &quot;Incorrect&quot;; IF(COUNTIF([$Politicians.$A$1:.$A$1048576];[.B53]); &quot;Politician&quot;; IF(COUNTIF([$Journalists.$A$1:.$A$1048576];[.B53]); &quot;Journalist&quot;; IF(COUNTIF([$Lords.$A$1:.$A$1048576];[.B53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44" calcext:value-type="float">
            <text:p>44</text:p>
          </table:table-cell>
          <table:table-cell table:style-name="ce5" office:value-type="string" calcext:value-type="string">
            <text:p>Matt Hancock</text:p>
          </table:table-cell>
          <table:table-cell table:style-name="ce9" table:content-validation-name="val1" table:formula="of:=IF(COUNTIF([$Cabinet.$A$1:.$A$1048576];[.B54]); &quot;Cabinet&quot;; IF(COUNTIF([$Parties.$A$1:.$A$1048576];[.B54]); &quot;Party&quot;; IF(COUNTIF([$Locations.$A$1:.$A$1048576];[.B54]); &quot;Location&quot;; IF(COUNTIF([$'Members of Parliament'.$A$1:.$A$1048576];[.B54]); &quot;MP&quot;; IF(COUNTIF([$Governance.$A$1:.$A$1048576];[.B54]); &quot;Governance&quot;; IF(COUNTIF([$Incorrect.$A$1:.$A$1048576];[.B54]); &quot;Incorrect&quot;; IF(COUNTIF([$Politicians.$A$1:.$A$1048576];[.B54]); &quot;Politician&quot;; IF(COUNTIF([$Journalists.$A$1:.$A$1048576];[.B54]); &quot;Journalist&quot;; IF(COUNTIF([$Lords.$A$1:.$A$1048576];[.B54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45" calcext:value-type="float">
            <text:p>45</text:p>
          </table:table-cell>
          <table:table-cell table:style-name="ce5" office:value-type="string" calcext:value-type="string">
            <text:p>Shailesh Vara</text:p>
          </table:table-cell>
          <table:table-cell table:style-name="ce9" table:content-validation-name="val1" table:formula="of:=IF(COUNTIF([$Cabinet.$A$1:.$A$1048576];[.B55]); &quot;Cabinet&quot;; IF(COUNTIF([$Parties.$A$1:.$A$1048576];[.B55]); &quot;Party&quot;; IF(COUNTIF([$Locations.$A$1:.$A$1048576];[.B55]); &quot;Location&quot;; IF(COUNTIF([$'Members of Parliament'.$A$1:.$A$1048576];[.B55]); &quot;MP&quot;; IF(COUNTIF([$Governance.$A$1:.$A$1048576];[.B55]); &quot;Governance&quot;; IF(COUNTIF([$Incorrect.$A$1:.$A$1048576];[.B55]); &quot;Incorrect&quot;; IF(COUNTIF([$Politicians.$A$1:.$A$1048576];[.B55]); &quot;Politician&quot;; IF(COUNTIF([$Journalists.$A$1:.$A$1048576];[.B55]); &quot;Journalist&quot;; IF(COUNTIF([$Lords.$A$1:.$A$1048576];[.B55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46" calcext:value-type="float">
            <text:p>46</text:p>
          </table:table-cell>
          <table:table-cell table:style-name="ce5" office:value-type="string" calcext:value-type="string">
            <text:p>Nicky Morgan</text:p>
          </table:table-cell>
          <table:table-cell table:style-name="ce9" table:content-validation-name="val1" table:formula="of:=IF(COUNTIF([$Cabinet.$A$1:.$A$1048576];[.B56]); &quot;Cabinet&quot;; IF(COUNTIF([$Parties.$A$1:.$A$1048576];[.B56]); &quot;Party&quot;; IF(COUNTIF([$Locations.$A$1:.$A$1048576];[.B56]); &quot;Location&quot;; IF(COUNTIF([$'Members of Parliament'.$A$1:.$A$1048576];[.B56]); &quot;MP&quot;; IF(COUNTIF([$Governance.$A$1:.$A$1048576];[.B56]); &quot;Governance&quot;; IF(COUNTIF([$Incorrect.$A$1:.$A$1048576];[.B56]); &quot;Incorrect&quot;; IF(COUNTIF([$Politicians.$A$1:.$A$1048576];[.B56]); &quot;Politician&quot;; IF(COUNTIF([$Journalists.$A$1:.$A$1048576];[.B56]); &quot;Journalist&quot;; IF(COUNTIF([$Lords.$A$1:.$A$1048576];[.B56]); &quot;Lord&quot;; &quot;&quot;)))))))))" office:value-type="string" office:string-value="Incorrect" calcext:value-type="string">
            <text:p>Incorrec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47" calcext:value-type="float">
            <text:p>47</text:p>
          </table:table-cell>
          <table:table-cell table:style-name="ce5" office:value-type="string" calcext:value-type="string">
            <text:p>Craig Whittaker</text:p>
          </table:table-cell>
          <table:table-cell table:style-name="ce9" table:content-validation-name="val1" table:formula="of:=IF(COUNTIF([$Cabinet.$A$1:.$A$1048576];[.B57]); &quot;Cabinet&quot;; IF(COUNTIF([$Parties.$A$1:.$A$1048576];[.B57]); &quot;Party&quot;; IF(COUNTIF([$Locations.$A$1:.$A$1048576];[.B57]); &quot;Location&quot;; IF(COUNTIF([$'Members of Parliament'.$A$1:.$A$1048576];[.B57]); &quot;MP&quot;; IF(COUNTIF([$Governance.$A$1:.$A$1048576];[.B57]); &quot;Governance&quot;; IF(COUNTIF([$Incorrect.$A$1:.$A$1048576];[.B57]); &quot;Incorrect&quot;; IF(COUNTIF([$Politicians.$A$1:.$A$1048576];[.B57]); &quot;Politician&quot;; IF(COUNTIF([$Journalists.$A$1:.$A$1048576];[.B57]); &quot;Journalist&quot;; IF(COUNTIF([$Lords.$A$1:.$A$1048576];[.B57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48" calcext:value-type="float">
            <text:p>48</text:p>
          </table:table-cell>
          <table:table-cell table:style-name="ce5" office:value-type="string" calcext:value-type="string">
            <text:p>Anthony Browne (politician)</text:p>
          </table:table-cell>
          <table:table-cell table:style-name="ce9" table:content-validation-name="val1" table:formula="of:=IF(COUNTIF([$Cabinet.$A$1:.$A$1048576];[.B58]); &quot;Cabinet&quot;; IF(COUNTIF([$Parties.$A$1:.$A$1048576];[.B58]); &quot;Party&quot;; IF(COUNTIF([$Locations.$A$1:.$A$1048576];[.B58]); &quot;Location&quot;; IF(COUNTIF([$'Members of Parliament'.$A$1:.$A$1048576];[.B58]); &quot;MP&quot;; IF(COUNTIF([$Governance.$A$1:.$A$1048576];[.B58]); &quot;Governance&quot;; IF(COUNTIF([$Incorrect.$A$1:.$A$1048576];[.B58]); &quot;Incorrect&quot;; IF(COUNTIF([$Politicians.$A$1:.$A$1048576];[.B58]); &quot;Politician&quot;; IF(COUNTIF([$Journalists.$A$1:.$A$1048576];[.B58]); &quot;Journalist&quot;; IF(COUNTIF([$Lords.$A$1:.$A$1048576];[.B58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49" calcext:value-type="float">
            <text:p>49</text:p>
          </table:table-cell>
          <table:table-cell table:style-name="ce5" office:value-type="string" calcext:value-type="string">
            <text:p>Felicity Buchan</text:p>
          </table:table-cell>
          <table:table-cell table:style-name="ce9" table:content-validation-name="val1" table:formula="of:=IF(COUNTIF([$Cabinet.$A$1:.$A$1048576];[.B59]); &quot;Cabinet&quot;; IF(COUNTIF([$Parties.$A$1:.$A$1048576];[.B59]); &quot;Party&quot;; IF(COUNTIF([$Locations.$A$1:.$A$1048576];[.B59]); &quot;Location&quot;; IF(COUNTIF([$'Members of Parliament'.$A$1:.$A$1048576];[.B59]); &quot;MP&quot;; IF(COUNTIF([$Governance.$A$1:.$A$1048576];[.B59]); &quot;Governance&quot;; IF(COUNTIF([$Incorrect.$A$1:.$A$1048576];[.B59]); &quot;Incorrect&quot;; IF(COUNTIF([$Politicians.$A$1:.$A$1048576];[.B59]); &quot;Politician&quot;; IF(COUNTIF([$Journalists.$A$1:.$A$1048576];[.B59]); &quot;Journalist&quot;; IF(COUNTIF([$Lords.$A$1:.$A$1048576];[.B59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50" calcext:value-type="float">
            <text:p>50</text:p>
          </table:table-cell>
          <table:table-cell table:style-name="ce5" office:value-type="string" calcext:value-type="string">
            <text:p>Neil O'Brien</text:p>
          </table:table-cell>
          <table:table-cell table:style-name="ce9" table:content-validation-name="val1" table:formula="of:=IF(COUNTIF([$Cabinet.$A$1:.$A$1048576];[.B60]); &quot;Cabinet&quot;; IF(COUNTIF([$Parties.$A$1:.$A$1048576];[.B60]); &quot;Party&quot;; IF(COUNTIF([$Locations.$A$1:.$A$1048576];[.B60]); &quot;Location&quot;; IF(COUNTIF([$'Members of Parliament'.$A$1:.$A$1048576];[.B60]); &quot;MP&quot;; IF(COUNTIF([$Governance.$A$1:.$A$1048576];[.B60]); &quot;Governance&quot;; IF(COUNTIF([$Incorrect.$A$1:.$A$1048576];[.B60]); &quot;Incorrect&quot;; IF(COUNTIF([$Politicians.$A$1:.$A$1048576];[.B60]); &quot;Politician&quot;; IF(COUNTIF([$Journalists.$A$1:.$A$1048576];[.B60]); &quot;Journalist&quot;; IF(COUNTIF([$Lords.$A$1:.$A$1048576];[.B60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51" calcext:value-type="float">
            <text:p>51</text:p>
          </table:table-cell>
          <table:table-cell table:style-name="ce5" office:value-type="string" calcext:value-type="string">
            <text:p>Richard Holden (British politician)</text:p>
          </table:table-cell>
          <table:table-cell table:style-name="ce9" table:content-validation-name="val1" table:formula="of:=IF(COUNTIF([$Cabinet.$A$1:.$A$1048576];[.B61]); &quot;Cabinet&quot;; IF(COUNTIF([$Parties.$A$1:.$A$1048576];[.B61]); &quot;Party&quot;; IF(COUNTIF([$Locations.$A$1:.$A$1048576];[.B61]); &quot;Location&quot;; IF(COUNTIF([$'Members of Parliament'.$A$1:.$A$1048576];[.B61]); &quot;MP&quot;; IF(COUNTIF([$Governance.$A$1:.$A$1048576];[.B61]); &quot;Governance&quot;; IF(COUNTIF([$Incorrect.$A$1:.$A$1048576];[.B61]); &quot;Incorrect&quot;; IF(COUNTIF([$Politicians.$A$1:.$A$1048576];[.B61]); &quot;Politician&quot;; IF(COUNTIF([$Journalists.$A$1:.$A$1048576];[.B61]); &quot;Journalist&quot;; IF(COUNTIF([$Lords.$A$1:.$A$1048576];[.B61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52" calcext:value-type="float">
            <text:p>52</text:p>
          </table:table-cell>
          <table:table-cell table:style-name="ce5" office:value-type="string" calcext:value-type="string">
            <text:p>Joy Morrissey</text:p>
          </table:table-cell>
          <table:table-cell table:style-name="ce9" table:content-validation-name="val1" table:formula="of:=IF(COUNTIF([$Cabinet.$A$1:.$A$1048576];[.B62]); &quot;Cabinet&quot;; IF(COUNTIF([$Parties.$A$1:.$A$1048576];[.B62]); &quot;Party&quot;; IF(COUNTIF([$Locations.$A$1:.$A$1048576];[.B62]); &quot;Location&quot;; IF(COUNTIF([$'Members of Parliament'.$A$1:.$A$1048576];[.B62]); &quot;MP&quot;; IF(COUNTIF([$Governance.$A$1:.$A$1048576];[.B62]); &quot;Governance&quot;; IF(COUNTIF([$Incorrect.$A$1:.$A$1048576];[.B62]); &quot;Incorrect&quot;; IF(COUNTIF([$Politicians.$A$1:.$A$1048576];[.B62]); &quot;Politician&quot;; IF(COUNTIF([$Journalists.$A$1:.$A$1048576];[.B62]); &quot;Journalist&quot;; IF(COUNTIF([$Lords.$A$1:.$A$1048576];[.B62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53" calcext:value-type="float">
            <text:p>53</text:p>
          </table:table-cell>
          <table:table-cell table:style-name="ce5" office:value-type="string" calcext:value-type="string">
            <text:p>Lucy Frazer</text:p>
          </table:table-cell>
          <table:table-cell table:style-name="ce9" table:content-validation-name="val1" table:formula="of:=IF(COUNTIF([$Cabinet.$A$1:.$A$1048576];[.B63]); &quot;Cabinet&quot;; IF(COUNTIF([$Parties.$A$1:.$A$1048576];[.B63]); &quot;Party&quot;; IF(COUNTIF([$Locations.$A$1:.$A$1048576];[.B63]); &quot;Location&quot;; IF(COUNTIF([$'Members of Parliament'.$A$1:.$A$1048576];[.B63]); &quot;MP&quot;; IF(COUNTIF([$Governance.$A$1:.$A$1048576];[.B63]); &quot;Governance&quot;; IF(COUNTIF([$Incorrect.$A$1:.$A$1048576];[.B63]); &quot;Incorrect&quot;; IF(COUNTIF([$Politicians.$A$1:.$A$1048576];[.B63]); &quot;Politician&quot;; IF(COUNTIF([$Journalists.$A$1:.$A$1048576];[.B63]); &quot;Journalist&quot;; IF(COUNTIF([$Lords.$A$1:.$A$1048576];[.B63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54" calcext:value-type="float">
            <text:p>54</text:p>
          </table:table-cell>
          <table:table-cell table:style-name="ce5" office:value-type="string" calcext:value-type="string">
            <text:p>Peter Gibson (politician)</text:p>
          </table:table-cell>
          <table:table-cell table:style-name="ce9" table:content-validation-name="val1" table:formula="of:=IF(COUNTIF([$Cabinet.$A$1:.$A$1048576];[.B64]); &quot;Cabinet&quot;; IF(COUNTIF([$Parties.$A$1:.$A$1048576];[.B64]); &quot;Party&quot;; IF(COUNTIF([$Locations.$A$1:.$A$1048576];[.B64]); &quot;Location&quot;; IF(COUNTIF([$'Members of Parliament'.$A$1:.$A$1048576];[.B64]); &quot;MP&quot;; IF(COUNTIF([$Governance.$A$1:.$A$1048576];[.B64]); &quot;Governance&quot;; IF(COUNTIF([$Incorrect.$A$1:.$A$1048576];[.B64]); &quot;Incorrect&quot;; IF(COUNTIF([$Politicians.$A$1:.$A$1048576];[.B64]); &quot;Politician&quot;; IF(COUNTIF([$Journalists.$A$1:.$A$1048576];[.B64]); &quot;Journalist&quot;; IF(COUNTIF([$Lords.$A$1:.$A$1048576];[.B64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55" calcext:value-type="float">
            <text:p>55</text:p>
          </table:table-cell>
          <table:table-cell table:style-name="ce5" office:value-type="string" calcext:value-type="string">
            <text:p>Jeremy Quin</text:p>
          </table:table-cell>
          <table:table-cell table:style-name="ce9" table:content-validation-name="val1" table:formula="of:=IF(COUNTIF([$Cabinet.$A$1:.$A$1048576];[.B65]); &quot;Cabinet&quot;; IF(COUNTIF([$Parties.$A$1:.$A$1048576];[.B65]); &quot;Party&quot;; IF(COUNTIF([$Locations.$A$1:.$A$1048576];[.B65]); &quot;Location&quot;; IF(COUNTIF([$'Members of Parliament'.$A$1:.$A$1048576];[.B65]); &quot;MP&quot;; IF(COUNTIF([$Governance.$A$1:.$A$1048576];[.B65]); &quot;Governance&quot;; IF(COUNTIF([$Incorrect.$A$1:.$A$1048576];[.B65]); &quot;Incorrect&quot;; IF(COUNTIF([$Politicians.$A$1:.$A$1048576];[.B65]); &quot;Politician&quot;; IF(COUNTIF([$Journalists.$A$1:.$A$1048576];[.B65]); &quot;Journalist&quot;; IF(COUNTIF([$Lords.$A$1:.$A$1048576];[.B65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56" calcext:value-type="float">
            <text:p>56</text:p>
          </table:table-cell>
          <table:table-cell table:style-name="ce5" office:value-type="string" calcext:value-type="string">
            <text:p>Steve Baker (politician)</text:p>
          </table:table-cell>
          <table:table-cell table:style-name="ce9" table:content-validation-name="val1" table:formula="of:=IF(COUNTIF([$Cabinet.$A$1:.$A$1048576];[.B66]); &quot;Cabinet&quot;; IF(COUNTIF([$Parties.$A$1:.$A$1048576];[.B66]); &quot;Party&quot;; IF(COUNTIF([$Locations.$A$1:.$A$1048576];[.B66]); &quot;Location&quot;; IF(COUNTIF([$'Members of Parliament'.$A$1:.$A$1048576];[.B66]); &quot;MP&quot;; IF(COUNTIF([$Governance.$A$1:.$A$1048576];[.B66]); &quot;Governance&quot;; IF(COUNTIF([$Incorrect.$A$1:.$A$1048576];[.B66]); &quot;Incorrect&quot;; IF(COUNTIF([$Politicians.$A$1:.$A$1048576];[.B66]); &quot;Politician&quot;; IF(COUNTIF([$Journalists.$A$1:.$A$1048576];[.B66]); &quot;Journalist&quot;; IF(COUNTIF([$Lords.$A$1:.$A$1048576];[.B66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57" calcext:value-type="float">
            <text:p>57</text:p>
          </table:table-cell>
          <table:table-cell table:style-name="ce5" office:value-type="string" calcext:value-type="string">
            <text:p>Alexander Stafford</text:p>
          </table:table-cell>
          <table:table-cell table:style-name="ce9" table:content-validation-name="val1" table:formula="of:=IF(COUNTIF([$Cabinet.$A$1:.$A$1048576];[.B67]); &quot;Cabinet&quot;; IF(COUNTIF([$Parties.$A$1:.$A$1048576];[.B67]); &quot;Party&quot;; IF(COUNTIF([$Locations.$A$1:.$A$1048576];[.B67]); &quot;Location&quot;; IF(COUNTIF([$'Members of Parliament'.$A$1:.$A$1048576];[.B67]); &quot;MP&quot;; IF(COUNTIF([$Governance.$A$1:.$A$1048576];[.B67]); &quot;Governance&quot;; IF(COUNTIF([$Incorrect.$A$1:.$A$1048576];[.B67]); &quot;Incorrect&quot;; IF(COUNTIF([$Politicians.$A$1:.$A$1048576];[.B67]); &quot;Politician&quot;; IF(COUNTIF([$Journalists.$A$1:.$A$1048576];[.B67]); &quot;Journalist&quot;; IF(COUNTIF([$Lords.$A$1:.$A$1048576];[.B67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58" calcext:value-type="float">
            <text:p>58</text:p>
          </table:table-cell>
          <table:table-cell table:style-name="ce5" office:value-type="string" calcext:value-type="string">
            <text:p>Victoria Prentis</text:p>
          </table:table-cell>
          <table:table-cell table:style-name="ce9" table:content-validation-name="val1" table:formula="of:=IF(COUNTIF([$Cabinet.$A$1:.$A$1048576];[.B68]); &quot;Cabinet&quot;; IF(COUNTIF([$Parties.$A$1:.$A$1048576];[.B68]); &quot;Party&quot;; IF(COUNTIF([$Locations.$A$1:.$A$1048576];[.B68]); &quot;Location&quot;; IF(COUNTIF([$'Members of Parliament'.$A$1:.$A$1048576];[.B68]); &quot;MP&quot;; IF(COUNTIF([$Governance.$A$1:.$A$1048576];[.B68]); &quot;Governance&quot;; IF(COUNTIF([$Incorrect.$A$1:.$A$1048576];[.B68]); &quot;Incorrect&quot;; IF(COUNTIF([$Politicians.$A$1:.$A$1048576];[.B68]); &quot;Politician&quot;; IF(COUNTIF([$Journalists.$A$1:.$A$1048576];[.B68]); &quot;Journalist&quot;; IF(COUNTIF([$Lords.$A$1:.$A$1048576];[.B68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59" calcext:value-type="float">
            <text:p>59</text:p>
          </table:table-cell>
          <table:table-cell table:style-name="ce5" office:value-type="string" calcext:value-type="string">
            <text:p>James Heappey</text:p>
          </table:table-cell>
          <table:table-cell table:style-name="ce9" table:content-validation-name="val1" table:formula="of:=IF(COUNTIF([$Cabinet.$A$1:.$A$1048576];[.B69]); &quot;Cabinet&quot;; IF(COUNTIF([$Parties.$A$1:.$A$1048576];[.B69]); &quot;Party&quot;; IF(COUNTIF([$Locations.$A$1:.$A$1048576];[.B69]); &quot;Location&quot;; IF(COUNTIF([$'Members of Parliament'.$A$1:.$A$1048576];[.B69]); &quot;MP&quot;; IF(COUNTIF([$Governance.$A$1:.$A$1048576];[.B69]); &quot;Governance&quot;; IF(COUNTIF([$Incorrect.$A$1:.$A$1048576];[.B69]); &quot;Incorrect&quot;; IF(COUNTIF([$Politicians.$A$1:.$A$1048576];[.B69]); &quot;Politician&quot;; IF(COUNTIF([$Journalists.$A$1:.$A$1048576];[.B69]); &quot;Journalist&quot;; IF(COUNTIF([$Lords.$A$1:.$A$1048576];[.B69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60" calcext:value-type="float">
            <text:p>60</text:p>
          </table:table-cell>
          <table:table-cell table:style-name="ce5" office:value-type="string" calcext:value-type="string">
            <text:p>Tom Tugendhat</text:p>
          </table:table-cell>
          <table:table-cell table:style-name="ce9" table:content-validation-name="val1" table:formula="of:=IF(COUNTIF([$Cabinet.$A$1:.$A$1048576];[.B70]); &quot;Cabinet&quot;; IF(COUNTIF([$Parties.$A$1:.$A$1048576];[.B70]); &quot;Party&quot;; IF(COUNTIF([$Locations.$A$1:.$A$1048576];[.B70]); &quot;Location&quot;; IF(COUNTIF([$'Members of Parliament'.$A$1:.$A$1048576];[.B70]); &quot;MP&quot;; IF(COUNTIF([$Governance.$A$1:.$A$1048576];[.B70]); &quot;Governance&quot;; IF(COUNTIF([$Incorrect.$A$1:.$A$1048576];[.B70]); &quot;Incorrect&quot;; IF(COUNTIF([$Politicians.$A$1:.$A$1048576];[.B70]); &quot;Politician&quot;; IF(COUNTIF([$Journalists.$A$1:.$A$1048576];[.B70]); &quot;Journalist&quot;; IF(COUNTIF([$Lords.$A$1:.$A$1048576];[.B70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61" calcext:value-type="float">
            <text:p>61</text:p>
          </table:table-cell>
          <table:table-cell table:style-name="ce5" office:value-type="string" calcext:value-type="string">
            <text:p>Graham Stuart (politician)</text:p>
          </table:table-cell>
          <table:table-cell table:style-name="ce9" table:content-validation-name="val1" table:formula="of:=IF(COUNTIF([$Cabinet.$A$1:.$A$1048576];[.B71]); &quot;Cabinet&quot;; IF(COUNTIF([$Parties.$A$1:.$A$1048576];[.B71]); &quot;Party&quot;; IF(COUNTIF([$Locations.$A$1:.$A$1048576];[.B71]); &quot;Location&quot;; IF(COUNTIF([$'Members of Parliament'.$A$1:.$A$1048576];[.B71]); &quot;MP&quot;; IF(COUNTIF([$Governance.$A$1:.$A$1048576];[.B71]); &quot;Governance&quot;; IF(COUNTIF([$Incorrect.$A$1:.$A$1048576];[.B71]); &quot;Incorrect&quot;; IF(COUNTIF([$Politicians.$A$1:.$A$1048576];[.B71]); &quot;Politician&quot;; IF(COUNTIF([$Journalists.$A$1:.$A$1048576];[.B71]); &quot;Journalist&quot;; IF(COUNTIF([$Lords.$A$1:.$A$1048576];[.B71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62" calcext:value-type="float">
            <text:p>62</text:p>
          </table:table-cell>
          <table:table-cell table:style-name="ce5" office:value-type="string" calcext:value-type="string">
            <text:p>Claire Coutinho</text:p>
          </table:table-cell>
          <table:table-cell table:style-name="ce9" table:content-validation-name="val1" table:formula="of:=IF(COUNTIF([$Cabinet.$A$1:.$A$1048576];[.B72]); &quot;Cabinet&quot;; IF(COUNTIF([$Parties.$A$1:.$A$1048576];[.B72]); &quot;Party&quot;; IF(COUNTIF([$Locations.$A$1:.$A$1048576];[.B72]); &quot;Location&quot;; IF(COUNTIF([$'Members of Parliament'.$A$1:.$A$1048576];[.B72]); &quot;MP&quot;; IF(COUNTIF([$Governance.$A$1:.$A$1048576];[.B72]); &quot;Governance&quot;; IF(COUNTIF([$Incorrect.$A$1:.$A$1048576];[.B72]); &quot;Incorrect&quot;; IF(COUNTIF([$Politicians.$A$1:.$A$1048576];[.B72]); &quot;Politician&quot;; IF(COUNTIF([$Journalists.$A$1:.$A$1048576];[.B72]); &quot;Journalist&quot;; IF(COUNTIF([$Lords.$A$1:.$A$1048576];[.B72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63" calcext:value-type="float">
            <text:p>63</text:p>
          </table:table-cell>
          <table:table-cell table:style-name="ce5" office:value-type="string" calcext:value-type="string">
            <text:p>Michael Tomlinson</text:p>
          </table:table-cell>
          <table:table-cell table:style-name="ce9" table:content-validation-name="val1" table:formula="of:=IF(COUNTIF([$Cabinet.$A$1:.$A$1048576];[.B73]); &quot;Cabinet&quot;; IF(COUNTIF([$Parties.$A$1:.$A$1048576];[.B73]); &quot;Party&quot;; IF(COUNTIF([$Locations.$A$1:.$A$1048576];[.B73]); &quot;Location&quot;; IF(COUNTIF([$'Members of Parliament'.$A$1:.$A$1048576];[.B73]); &quot;MP&quot;; IF(COUNTIF([$Governance.$A$1:.$A$1048576];[.B73]); &quot;Governance&quot;; IF(COUNTIF([$Incorrect.$A$1:.$A$1048576];[.B73]); &quot;Incorrect&quot;; IF(COUNTIF([$Politicians.$A$1:.$A$1048576];[.B73]); &quot;Politician&quot;; IF(COUNTIF([$Journalists.$A$1:.$A$1048576];[.B73]); &quot;Journalist&quot;; IF(COUNTIF([$Lords.$A$1:.$A$1048576];[.B73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64" calcext:value-type="float">
            <text:p>64</text:p>
          </table:table-cell>
          <table:table-cell table:style-name="ce5" office:value-type="string" calcext:value-type="string">
            <text:p>Fay Jones (politician)</text:p>
          </table:table-cell>
          <table:table-cell table:style-name="ce9" table:content-validation-name="val1" table:formula="of:=IF(COUNTIF([$Cabinet.$A$1:.$A$1048576];[.B74]); &quot;Cabinet&quot;; IF(COUNTIF([$Parties.$A$1:.$A$1048576];[.B74]); &quot;Party&quot;; IF(COUNTIF([$Locations.$A$1:.$A$1048576];[.B74]); &quot;Location&quot;; IF(COUNTIF([$'Members of Parliament'.$A$1:.$A$1048576];[.B74]); &quot;MP&quot;; IF(COUNTIF([$Governance.$A$1:.$A$1048576];[.B74]); &quot;Governance&quot;; IF(COUNTIF([$Incorrect.$A$1:.$A$1048576];[.B74]); &quot;Incorrect&quot;; IF(COUNTIF([$Politicians.$A$1:.$A$1048576];[.B74]); &quot;Politician&quot;; IF(COUNTIF([$Journalists.$A$1:.$A$1048576];[.B74]); &quot;Journalist&quot;; IF(COUNTIF([$Lords.$A$1:.$A$1048576];[.B74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65" calcext:value-type="float">
            <text:p>65</text:p>
          </table:table-cell>
          <table:table-cell table:style-name="ce5" office:value-type="string" calcext:value-type="string">
            <text:p>Leo Docherty</text:p>
          </table:table-cell>
          <table:table-cell table:style-name="ce9" table:content-validation-name="val1" table:formula="of:=IF(COUNTIF([$Cabinet.$A$1:.$A$1048576];[.B75]); &quot;Cabinet&quot;; IF(COUNTIF([$Parties.$A$1:.$A$1048576];[.B75]); &quot;Party&quot;; IF(COUNTIF([$Locations.$A$1:.$A$1048576];[.B75]); &quot;Location&quot;; IF(COUNTIF([$'Members of Parliament'.$A$1:.$A$1048576];[.B75]); &quot;MP&quot;; IF(COUNTIF([$Governance.$A$1:.$A$1048576];[.B75]); &quot;Governance&quot;; IF(COUNTIF([$Incorrect.$A$1:.$A$1048576];[.B75]); &quot;Incorrect&quot;; IF(COUNTIF([$Politicians.$A$1:.$A$1048576];[.B75]); &quot;Politician&quot;; IF(COUNTIF([$Journalists.$A$1:.$A$1048576];[.B75]); &quot;Journalist&quot;; IF(COUNTIF([$Lords.$A$1:.$A$1048576];[.B75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66" calcext:value-type="float">
            <text:p>66</text:p>
          </table:table-cell>
          <table:table-cell table:style-name="ce5" office:value-type="string" calcext:value-type="string">
            <text:p>Chris Philp</text:p>
          </table:table-cell>
          <table:table-cell table:style-name="ce9" table:content-validation-name="val1" table:formula="of:=IF(COUNTIF([$Cabinet.$A$1:.$A$1048576];[.B76]); &quot;Cabinet&quot;; IF(COUNTIF([$Parties.$A$1:.$A$1048576];[.B76]); &quot;Party&quot;; IF(COUNTIF([$Locations.$A$1:.$A$1048576];[.B76]); &quot;Location&quot;; IF(COUNTIF([$'Members of Parliament'.$A$1:.$A$1048576];[.B76]); &quot;MP&quot;; IF(COUNTIF([$Governance.$A$1:.$A$1048576];[.B76]); &quot;Governance&quot;; IF(COUNTIF([$Incorrect.$A$1:.$A$1048576];[.B76]); &quot;Incorrect&quot;; IF(COUNTIF([$Politicians.$A$1:.$A$1048576];[.B76]); &quot;Politician&quot;; IF(COUNTIF([$Journalists.$A$1:.$A$1048576];[.B76]); &quot;Journalist&quot;; IF(COUNTIF([$Lords.$A$1:.$A$1048576];[.B76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67" calcext:value-type="float">
            <text:p>67</text:p>
          </table:table-cell>
          <table:table-cell table:style-name="ce5" office:value-type="string" calcext:value-type="string">
            <text:p>Nicola Richards</text:p>
          </table:table-cell>
          <table:table-cell table:style-name="ce9" table:content-validation-name="val1" table:formula="of:=IF(COUNTIF([$Cabinet.$A$1:.$A$1048576];[.B77]); &quot;Cabinet&quot;; IF(COUNTIF([$Parties.$A$1:.$A$1048576];[.B77]); &quot;Party&quot;; IF(COUNTIF([$Locations.$A$1:.$A$1048576];[.B77]); &quot;Location&quot;; IF(COUNTIF([$'Members of Parliament'.$A$1:.$A$1048576];[.B77]); &quot;MP&quot;; IF(COUNTIF([$Governance.$A$1:.$A$1048576];[.B77]); &quot;Governance&quot;; IF(COUNTIF([$Incorrect.$A$1:.$A$1048576];[.B77]); &quot;Incorrect&quot;; IF(COUNTIF([$Politicians.$A$1:.$A$1048576];[.B77]); &quot;Politician&quot;; IF(COUNTIF([$Journalists.$A$1:.$A$1048576];[.B77]); &quot;Journalist&quot;; IF(COUNTIF([$Lords.$A$1:.$A$1048576];[.B77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68" calcext:value-type="float">
            <text:p>68</text:p>
          </table:table-cell>
          <table:table-cell table:style-name="ce5" office:value-type="string" calcext:value-type="string">
            <text:p>Gareth Bacon</text:p>
          </table:table-cell>
          <table:table-cell table:style-name="ce9" table:content-validation-name="val1" table:formula="of:=IF(COUNTIF([$Cabinet.$A$1:.$A$1048576];[.B78]); &quot;Cabinet&quot;; IF(COUNTIF([$Parties.$A$1:.$A$1048576];[.B78]); &quot;Party&quot;; IF(COUNTIF([$Locations.$A$1:.$A$1048576];[.B78]); &quot;Location&quot;; IF(COUNTIF([$'Members of Parliament'.$A$1:.$A$1048576];[.B78]); &quot;MP&quot;; IF(COUNTIF([$Governance.$A$1:.$A$1048576];[.B78]); &quot;Governance&quot;; IF(COUNTIF([$Incorrect.$A$1:.$A$1048576];[.B78]); &quot;Incorrect&quot;; IF(COUNTIF([$Politicians.$A$1:.$A$1048576];[.B78]); &quot;Politician&quot;; IF(COUNTIF([$Journalists.$A$1:.$A$1048576];[.B78]); &quot;Journalist&quot;; IF(COUNTIF([$Lords.$A$1:.$A$1048576];[.B78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69" calcext:value-type="float">
            <text:p>69</text:p>
          </table:table-cell>
          <table:table-cell table:style-name="ce5" office:value-type="string" calcext:value-type="string">
            <text:p>Nigel Huddleston</text:p>
          </table:table-cell>
          <table:table-cell table:style-name="ce9" table:content-validation-name="val1" table:formula="of:=IF(COUNTIF([$Cabinet.$A$1:.$A$1048576];[.B79]); &quot;Cabinet&quot;; IF(COUNTIF([$Parties.$A$1:.$A$1048576];[.B79]); &quot;Party&quot;; IF(COUNTIF([$Locations.$A$1:.$A$1048576];[.B79]); &quot;Location&quot;; IF(COUNTIF([$'Members of Parliament'.$A$1:.$A$1048576];[.B79]); &quot;MP&quot;; IF(COUNTIF([$Governance.$A$1:.$A$1048576];[.B79]); &quot;Governance&quot;; IF(COUNTIF([$Incorrect.$A$1:.$A$1048576];[.B79]); &quot;Incorrect&quot;; IF(COUNTIF([$Politicians.$A$1:.$A$1048576];[.B79]); &quot;Politician&quot;; IF(COUNTIF([$Journalists.$A$1:.$A$1048576];[.B79]); &quot;Journalist&quot;; IF(COUNTIF([$Lords.$A$1:.$A$1048576];[.B79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70" calcext:value-type="float">
            <text:p>70</text:p>
          </table:table-cell>
          <table:table-cell table:style-name="ce5" office:value-type="string" calcext:value-type="string">
            <text:p>Amanda Solloway</text:p>
          </table:table-cell>
          <table:table-cell table:style-name="ce9" table:content-validation-name="val1" table:formula="of:=IF(COUNTIF([$Cabinet.$A$1:.$A$1048576];[.B80]); &quot;Cabinet&quot;; IF(COUNTIF([$Parties.$A$1:.$A$1048576];[.B80]); &quot;Party&quot;; IF(COUNTIF([$Locations.$A$1:.$A$1048576];[.B80]); &quot;Location&quot;; IF(COUNTIF([$'Members of Parliament'.$A$1:.$A$1048576];[.B80]); &quot;MP&quot;; IF(COUNTIF([$Governance.$A$1:.$A$1048576];[.B80]); &quot;Governance&quot;; IF(COUNTIF([$Incorrect.$A$1:.$A$1048576];[.B80]); &quot;Incorrect&quot;; IF(COUNTIF([$Politicians.$A$1:.$A$1048576];[.B80]); &quot;Politician&quot;; IF(COUNTIF([$Journalists.$A$1:.$A$1048576];[.B80]); &quot;Journalist&quot;; IF(COUNTIF([$Lords.$A$1:.$A$1048576];[.B80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71" calcext:value-type="float">
            <text:p>71</text:p>
          </table:table-cell>
          <table:table-cell table:style-name="ce5" office:value-type="string" calcext:value-type="string">
            <text:p>Tom Pursglove</text:p>
          </table:table-cell>
          <table:table-cell table:style-name="ce9" table:content-validation-name="val1" table:formula="of:=IF(COUNTIF([$Cabinet.$A$1:.$A$1048576];[.B81]); &quot;Cabinet&quot;; IF(COUNTIF([$Parties.$A$1:.$A$1048576];[.B81]); &quot;Party&quot;; IF(COUNTIF([$Locations.$A$1:.$A$1048576];[.B81]); &quot;Location&quot;; IF(COUNTIF([$'Members of Parliament'.$A$1:.$A$1048576];[.B81]); &quot;MP&quot;; IF(COUNTIF([$Governance.$A$1:.$A$1048576];[.B81]); &quot;Governance&quot;; IF(COUNTIF([$Incorrect.$A$1:.$A$1048576];[.B81]); &quot;Incorrect&quot;; IF(COUNTIF([$Politicians.$A$1:.$A$1048576];[.B81]); &quot;Politician&quot;; IF(COUNTIF([$Journalists.$A$1:.$A$1048576];[.B81]); &quot;Journalist&quot;; IF(COUNTIF([$Lords.$A$1:.$A$1048576];[.B81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72" calcext:value-type="float">
            <text:p>72</text:p>
          </table:table-cell>
          <table:table-cell table:style-name="ce5" office:value-type="string" calcext:value-type="string">
            <text:p>Anthony Mangnall</text:p>
          </table:table-cell>
          <table:table-cell table:style-name="ce9" table:content-validation-name="val1" table:formula="of:=IF(COUNTIF([$Cabinet.$A$1:.$A$1048576];[.B82]); &quot;Cabinet&quot;; IF(COUNTIF([$Parties.$A$1:.$A$1048576];[.B82]); &quot;Party&quot;; IF(COUNTIF([$Locations.$A$1:.$A$1048576];[.B82]); &quot;Location&quot;; IF(COUNTIF([$'Members of Parliament'.$A$1:.$A$1048576];[.B82]); &quot;MP&quot;; IF(COUNTIF([$Governance.$A$1:.$A$1048576];[.B82]); &quot;Governance&quot;; IF(COUNTIF([$Incorrect.$A$1:.$A$1048576];[.B82]); &quot;Incorrect&quot;; IF(COUNTIF([$Politicians.$A$1:.$A$1048576];[.B82]); &quot;Politician&quot;; IF(COUNTIF([$Journalists.$A$1:.$A$1048576];[.B82]); &quot;Journalist&quot;; IF(COUNTIF([$Lords.$A$1:.$A$1048576];[.B82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73" calcext:value-type="float">
            <text:p>73</text:p>
          </table:table-cell>
          <table:table-cell table:style-name="ce5" office:value-type="string" calcext:value-type="string">
            <text:p>Edward Argar</text:p>
          </table:table-cell>
          <table:table-cell table:style-name="ce9" table:content-validation-name="val1" table:formula="of:=IF(COUNTIF([$Cabinet.$A$1:.$A$1048576];[.B83]); &quot;Cabinet&quot;; IF(COUNTIF([$Parties.$A$1:.$A$1048576];[.B83]); &quot;Party&quot;; IF(COUNTIF([$Locations.$A$1:.$A$1048576];[.B83]); &quot;Location&quot;; IF(COUNTIF([$'Members of Parliament'.$A$1:.$A$1048576];[.B83]); &quot;MP&quot;; IF(COUNTIF([$Governance.$A$1:.$A$1048576];[.B83]); &quot;Governance&quot;; IF(COUNTIF([$Incorrect.$A$1:.$A$1048576];[.B83]); &quot;Incorrect&quot;; IF(COUNTIF([$Politicians.$A$1:.$A$1048576];[.B83]); &quot;Politician&quot;; IF(COUNTIF([$Journalists.$A$1:.$A$1048576];[.B83]); &quot;Journalist&quot;; IF(COUNTIF([$Lords.$A$1:.$A$1048576];[.B83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74" calcext:value-type="float">
            <text:p>74</text:p>
          </table:table-cell>
          <table:table-cell table:style-name="ce5" office:value-type="string" calcext:value-type="string">
            <text:p>Paul Scully</text:p>
          </table:table-cell>
          <table:table-cell table:style-name="ce9" table:content-validation-name="val1" table:formula="of:=IF(COUNTIF([$Cabinet.$A$1:.$A$1048576];[.B84]); &quot;Cabinet&quot;; IF(COUNTIF([$Parties.$A$1:.$A$1048576];[.B84]); &quot;Party&quot;; IF(COUNTIF([$Locations.$A$1:.$A$1048576];[.B84]); &quot;Location&quot;; IF(COUNTIF([$'Members of Parliament'.$A$1:.$A$1048576];[.B84]); &quot;MP&quot;; IF(COUNTIF([$Governance.$A$1:.$A$1048576];[.B84]); &quot;Governance&quot;; IF(COUNTIF([$Incorrect.$A$1:.$A$1048576];[.B84]); &quot;Incorrect&quot;; IF(COUNTIF([$Politicians.$A$1:.$A$1048576];[.B84]); &quot;Politician&quot;; IF(COUNTIF([$Journalists.$A$1:.$A$1048576];[.B84]); &quot;Journalist&quot;; IF(COUNTIF([$Lords.$A$1:.$A$1048576];[.B84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75" calcext:value-type="float">
            <text:p>75</text:p>
          </table:table-cell>
          <table:table-cell table:style-name="ce5" office:value-type="string" calcext:value-type="string">
            <text:p>Greg Hands</text:p>
          </table:table-cell>
          <table:table-cell table:style-name="ce9" table:content-validation-name="val1" table:formula="of:=IF(COUNTIF([$Cabinet.$A$1:.$A$1048576];[.B85]); &quot;Cabinet&quot;; IF(COUNTIF([$Parties.$A$1:.$A$1048576];[.B85]); &quot;Party&quot;; IF(COUNTIF([$Locations.$A$1:.$A$1048576];[.B85]); &quot;Location&quot;; IF(COUNTIF([$'Members of Parliament'.$A$1:.$A$1048576];[.B85]); &quot;MP&quot;; IF(COUNTIF([$Governance.$A$1:.$A$1048576];[.B85]); &quot;Governance&quot;; IF(COUNTIF([$Incorrect.$A$1:.$A$1048576];[.B85]); &quot;Incorrect&quot;; IF(COUNTIF([$Politicians.$A$1:.$A$1048576];[.B85]); &quot;Politician&quot;; IF(COUNTIF([$Journalists.$A$1:.$A$1048576];[.B85]); &quot;Journalist&quot;; IF(COUNTIF([$Lords.$A$1:.$A$1048576];[.B85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76" calcext:value-type="float">
            <text:p>76</text:p>
          </table:table-cell>
          <table:table-cell table:style-name="ce5" office:value-type="string" calcext:value-type="string">
            <text:p>Gareth Johnson</text:p>
          </table:table-cell>
          <table:table-cell table:style-name="ce9" table:content-validation-name="val1" table:formula="of:=IF(COUNTIF([$Cabinet.$A$1:.$A$1048576];[.B86]); &quot;Cabinet&quot;; IF(COUNTIF([$Parties.$A$1:.$A$1048576];[.B86]); &quot;Party&quot;; IF(COUNTIF([$Locations.$A$1:.$A$1048576];[.B86]); &quot;Location&quot;; IF(COUNTIF([$'Members of Parliament'.$A$1:.$A$1048576];[.B86]); &quot;MP&quot;; IF(COUNTIF([$Governance.$A$1:.$A$1048576];[.B86]); &quot;Governance&quot;; IF(COUNTIF([$Incorrect.$A$1:.$A$1048576];[.B86]); &quot;Incorrect&quot;; IF(COUNTIF([$Politicians.$A$1:.$A$1048576];[.B86]); &quot;Politician&quot;; IF(COUNTIF([$Journalists.$A$1:.$A$1048576];[.B86]); &quot;Journalist&quot;; IF(COUNTIF([$Lords.$A$1:.$A$1048576];[.B86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77" calcext:value-type="float">
            <text:p>77</text:p>
          </table:table-cell>
          <table:table-cell table:style-name="ce5" office:value-type="string" calcext:value-type="string">
            <text:p>Wendy Morton</text:p>
          </table:table-cell>
          <table:table-cell table:style-name="ce9" table:content-validation-name="val1" table:formula="of:=IF(COUNTIF([$Cabinet.$A$1:.$A$1048576];[.B87]); &quot;Cabinet&quot;; IF(COUNTIF([$Parties.$A$1:.$A$1048576];[.B87]); &quot;Party&quot;; IF(COUNTIF([$Locations.$A$1:.$A$1048576];[.B87]); &quot;Location&quot;; IF(COUNTIF([$'Members of Parliament'.$A$1:.$A$1048576];[.B87]); &quot;MP&quot;; IF(COUNTIF([$Governance.$A$1:.$A$1048576];[.B87]); &quot;Governance&quot;; IF(COUNTIF([$Incorrect.$A$1:.$A$1048576];[.B87]); &quot;Incorrect&quot;; IF(COUNTIF([$Politicians.$A$1:.$A$1048576];[.B87]); &quot;Politician&quot;; IF(COUNTIF([$Journalists.$A$1:.$A$1048576];[.B87]); &quot;Journalist&quot;; IF(COUNTIF([$Lords.$A$1:.$A$1048576];[.B87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78" calcext:value-type="float">
            <text:p>78</text:p>
          </table:table-cell>
          <table:table-cell table:style-name="ce5" office:value-type="string" calcext:value-type="string">
            <text:p>Richard Fuller (Conservative politician)</text:p>
          </table:table-cell>
          <table:table-cell table:style-name="ce9" table:content-validation-name="val1" table:formula="of:=IF(COUNTIF([$Cabinet.$A$1:.$A$1048576];[.B88]); &quot;Cabinet&quot;; IF(COUNTIF([$Parties.$A$1:.$A$1048576];[.B88]); &quot;Party&quot;; IF(COUNTIF([$Locations.$A$1:.$A$1048576];[.B88]); &quot;Location&quot;; IF(COUNTIF([$'Members of Parliament'.$A$1:.$A$1048576];[.B88]); &quot;MP&quot;; IF(COUNTIF([$Governance.$A$1:.$A$1048576];[.B88]); &quot;Governance&quot;; IF(COUNTIF([$Incorrect.$A$1:.$A$1048576];[.B88]); &quot;Incorrect&quot;; IF(COUNTIF([$Politicians.$A$1:.$A$1048576];[.B88]); &quot;Politician&quot;; IF(COUNTIF([$Journalists.$A$1:.$A$1048576];[.B88]); &quot;Journalist&quot;; IF(COUNTIF([$Lords.$A$1:.$A$1048576];[.B88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79" calcext:value-type="float">
            <text:p>79</text:p>
          </table:table-cell>
          <table:table-cell table:style-name="ce5" office:value-type="string" calcext:value-type="string">
            <text:p>Kit Malthouse</text:p>
          </table:table-cell>
          <table:table-cell table:style-name="ce9" table:content-validation-name="val1" table:formula="of:=IF(COUNTIF([$Cabinet.$A$1:.$A$1048576];[.B89]); &quot;Cabinet&quot;; IF(COUNTIF([$Parties.$A$1:.$A$1048576];[.B89]); &quot;Party&quot;; IF(COUNTIF([$Locations.$A$1:.$A$1048576];[.B89]); &quot;Location&quot;; IF(COUNTIF([$'Members of Parliament'.$A$1:.$A$1048576];[.B89]); &quot;MP&quot;; IF(COUNTIF([$Governance.$A$1:.$A$1048576];[.B89]); &quot;Governance&quot;; IF(COUNTIF([$Incorrect.$A$1:.$A$1048576];[.B89]); &quot;Incorrect&quot;; IF(COUNTIF([$Politicians.$A$1:.$A$1048576];[.B89]); &quot;Politician&quot;; IF(COUNTIF([$Journalists.$A$1:.$A$1048576];[.B89]); &quot;Journalist&quot;; IF(COUNTIF([$Lords.$A$1:.$A$1048576];[.B89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80" calcext:value-type="float">
            <text:p>80</text:p>
          </table:table-cell>
          <table:table-cell table:style-name="ce5" office:value-type="string" calcext:value-type="string">
            <text:p>Julian Smith (politician)</text:p>
          </table:table-cell>
          <table:table-cell table:style-name="ce9" table:content-validation-name="val1" table:formula="of:=IF(COUNTIF([$Cabinet.$A$1:.$A$1048576];[.B90]); &quot;Cabinet&quot;; IF(COUNTIF([$Parties.$A$1:.$A$1048576];[.B90]); &quot;Party&quot;; IF(COUNTIF([$Locations.$A$1:.$A$1048576];[.B90]); &quot;Location&quot;; IF(COUNTIF([$'Members of Parliament'.$A$1:.$A$1048576];[.B90]); &quot;MP&quot;; IF(COUNTIF([$Governance.$A$1:.$A$1048576];[.B90]); &quot;Governance&quot;; IF(COUNTIF([$Incorrect.$A$1:.$A$1048576];[.B90]); &quot;Incorrect&quot;; IF(COUNTIF([$Politicians.$A$1:.$A$1048576];[.B90]); &quot;Politician&quot;; IF(COUNTIF([$Journalists.$A$1:.$A$1048576];[.B90]); &quot;Journalist&quot;; IF(COUNTIF([$Lords.$A$1:.$A$1048576];[.B90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81" calcext:value-type="float">
            <text:p>81</text:p>
          </table:table-cell>
          <table:table-cell table:style-name="ce5" office:value-type="string" calcext:value-type="string">
            <text:p>Priti Patel</text:p>
          </table:table-cell>
          <table:table-cell table:style-name="ce9" table:content-validation-name="val1" table:formula="of:=IF(COUNTIF([$Cabinet.$A$1:.$A$1048576];[.B91]); &quot;Cabinet&quot;; IF(COUNTIF([$Parties.$A$1:.$A$1048576];[.B91]); &quot;Party&quot;; IF(COUNTIF([$Locations.$A$1:.$A$1048576];[.B91]); &quot;Location&quot;; IF(COUNTIF([$'Members of Parliament'.$A$1:.$A$1048576];[.B91]); &quot;MP&quot;; IF(COUNTIF([$Governance.$A$1:.$A$1048576];[.B91]); &quot;Governance&quot;; IF(COUNTIF([$Incorrect.$A$1:.$A$1048576];[.B91]); &quot;Incorrect&quot;; IF(COUNTIF([$Politicians.$A$1:.$A$1048576];[.B91]); &quot;Politician&quot;; IF(COUNTIF([$Journalists.$A$1:.$A$1048576];[.B91]); &quot;Journalist&quot;; IF(COUNTIF([$Lords.$A$1:.$A$1048576];[.B91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82" calcext:value-type="float">
            <text:p>82</text:p>
          </table:table-cell>
          <table:table-cell table:style-name="ce5" office:value-type="string" calcext:value-type="string">
            <text:p>Iain Duncan Smith</text:p>
          </table:table-cell>
          <table:table-cell table:style-name="ce9" table:content-validation-name="val1" table:formula="of:=IF(COUNTIF([$Cabinet.$A$1:.$A$1048576];[.B92]); &quot;Cabinet&quot;; IF(COUNTIF([$Parties.$A$1:.$A$1048576];[.B92]); &quot;Party&quot;; IF(COUNTIF([$Locations.$A$1:.$A$1048576];[.B92]); &quot;Location&quot;; IF(COUNTIF([$'Members of Parliament'.$A$1:.$A$1048576];[.B92]); &quot;MP&quot;; IF(COUNTIF([$Governance.$A$1:.$A$1048576];[.B92]); &quot;Governance&quot;; IF(COUNTIF([$Incorrect.$A$1:.$A$1048576];[.B92]); &quot;Incorrect&quot;; IF(COUNTIF([$Politicians.$A$1:.$A$1048576];[.B92]); &quot;Politician&quot;; IF(COUNTIF([$Journalists.$A$1:.$A$1048576];[.B92]); &quot;Journalist&quot;; IF(COUNTIF([$Lords.$A$1:.$A$1048576];[.B92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83" calcext:value-type="float">
            <text:p>83</text:p>
          </table:table-cell>
          <table:table-cell table:style-name="ce5" office:value-type="string" calcext:value-type="string">
            <text:p>David Davis (British politician)</text:p>
          </table:table-cell>
          <table:table-cell table:style-name="ce9" table:content-validation-name="val1" table:formula="of:=IF(COUNTIF([$Cabinet.$A$1:.$A$1048576];[.B93]); &quot;Cabinet&quot;; IF(COUNTIF([$Parties.$A$1:.$A$1048576];[.B93]); &quot;Party&quot;; IF(COUNTIF([$Locations.$A$1:.$A$1048576];[.B93]); &quot;Location&quot;; IF(COUNTIF([$'Members of Parliament'.$A$1:.$A$1048576];[.B93]); &quot;MP&quot;; IF(COUNTIF([$Governance.$A$1:.$A$1048576];[.B93]); &quot;Governance&quot;; IF(COUNTIF([$Incorrect.$A$1:.$A$1048576];[.B93]); &quot;Incorrect&quot;; IF(COUNTIF([$Politicians.$A$1:.$A$1048576];[.B93]); &quot;Politician&quot;; IF(COUNTIF([$Journalists.$A$1:.$A$1048576];[.B93]); &quot;Journalist&quot;; IF(COUNTIF([$Lords.$A$1:.$A$1048576];[.B93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84" calcext:value-type="float">
            <text:p>84</text:p>
          </table:table-cell>
          <table:table-cell table:style-name="ce5" office:value-type="string" calcext:value-type="string">
            <text:p>Sajid Javid</text:p>
          </table:table-cell>
          <table:table-cell table:style-name="ce9" table:content-validation-name="val1" table:formula="of:=IF(COUNTIF([$Cabinet.$A$1:.$A$1048576];[.B94]); &quot;Cabinet&quot;; IF(COUNTIF([$Parties.$A$1:.$A$1048576];[.B94]); &quot;Party&quot;; IF(COUNTIF([$Locations.$A$1:.$A$1048576];[.B94]); &quot;Location&quot;; IF(COUNTIF([$'Members of Parliament'.$A$1:.$A$1048576];[.B94]); &quot;MP&quot;; IF(COUNTIF([$Governance.$A$1:.$A$1048576];[.B94]); &quot;Governance&quot;; IF(COUNTIF([$Incorrect.$A$1:.$A$1048576];[.B94]); &quot;Incorrect&quot;; IF(COUNTIF([$Politicians.$A$1:.$A$1048576];[.B94]); &quot;Politician&quot;; IF(COUNTIF([$Journalists.$A$1:.$A$1048576];[.B94]); &quot;Journalist&quot;; IF(COUNTIF([$Lords.$A$1:.$A$1048576];[.B94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85" calcext:value-type="float">
            <text:p>85</text:p>
          </table:table-cell>
          <table:table-cell table:style-name="ce5" office:value-type="string" calcext:value-type="string">
            <text:p>Amber Rudd</text:p>
          </table:table-cell>
          <table:table-cell table:style-name="ce9" table:content-validation-name="val1" table:formula="of:=IF(COUNTIF([$Cabinet.$A$1:.$A$1048576];[.B95]); &quot;Cabinet&quot;; IF(COUNTIF([$Parties.$A$1:.$A$1048576];[.B95]); &quot;Party&quot;; IF(COUNTIF([$Locations.$A$1:.$A$1048576];[.B95]); &quot;Location&quot;; IF(COUNTIF([$'Members of Parliament'.$A$1:.$A$1048576];[.B95]); &quot;MP&quot;; IF(COUNTIF([$Governance.$A$1:.$A$1048576];[.B95]); &quot;Governance&quot;; IF(COUNTIF([$Incorrect.$A$1:.$A$1048576];[.B95]); &quot;Incorrect&quot;; IF(COUNTIF([$Politicians.$A$1:.$A$1048576];[.B95]); &quot;Politician&quot;; IF(COUNTIF([$Journalists.$A$1:.$A$1048576];[.B95]); &quot;Journalist&quot;; IF(COUNTIF([$Lords.$A$1:.$A$1048576];[.B95]); &quot;Lord&quot;; &quot;&quot;)))))))))" office:value-type="string" office:string-value="Incorrect" calcext:value-type="string">
            <text:p>Incorrec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86" calcext:value-type="float">
            <text:p>86</text:p>
          </table:table-cell>
          <table:table-cell table:style-name="ce5" office:value-type="string" calcext:value-type="string">
            <text:p>Scott Benton (politician)</text:p>
          </table:table-cell>
          <table:table-cell table:style-name="ce9" table:content-validation-name="val1" table:formula="of:=IF(COUNTIF([$Cabinet.$A$1:.$A$1048576];[.B96]); &quot;Cabinet&quot;; IF(COUNTIF([$Parties.$A$1:.$A$1048576];[.B96]); &quot;Party&quot;; IF(COUNTIF([$Locations.$A$1:.$A$1048576];[.B96]); &quot;Location&quot;; IF(COUNTIF([$'Members of Parliament'.$A$1:.$A$1048576];[.B96]); &quot;MP&quot;; IF(COUNTIF([$Governance.$A$1:.$A$1048576];[.B96]); &quot;Governance&quot;; IF(COUNTIF([$Incorrect.$A$1:.$A$1048576];[.B96]); &quot;Incorrect&quot;; IF(COUNTIF([$Politicians.$A$1:.$A$1048576];[.B96]); &quot;Politician&quot;; IF(COUNTIF([$Journalists.$A$1:.$A$1048576];[.B96]); &quot;Journalist&quot;; IF(COUNTIF([$Lords.$A$1:.$A$1048576];[.B96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87" calcext:value-type="float">
            <text:p>87</text:p>
          </table:table-cell>
          <table:table-cell table:style-name="ce5" office:value-type="string" calcext:value-type="string">
            <text:p>David Evennett</text:p>
          </table:table-cell>
          <table:table-cell table:style-name="ce9" table:content-validation-name="val1" table:formula="of:=IF(COUNTIF([$Cabinet.$A$1:.$A$1048576];[.B97]); &quot;Cabinet&quot;; IF(COUNTIF([$Parties.$A$1:.$A$1048576];[.B97]); &quot;Party&quot;; IF(COUNTIF([$Locations.$A$1:.$A$1048576];[.B97]); &quot;Location&quot;; IF(COUNTIF([$'Members of Parliament'.$A$1:.$A$1048576];[.B97]); &quot;MP&quot;; IF(COUNTIF([$Governance.$A$1:.$A$1048576];[.B97]); &quot;Governance&quot;; IF(COUNTIF([$Incorrect.$A$1:.$A$1048576];[.B97]); &quot;Incorrect&quot;; IF(COUNTIF([$Politicians.$A$1:.$A$1048576];[.B97]); &quot;Politician&quot;; IF(COUNTIF([$Journalists.$A$1:.$A$1048576];[.B97]); &quot;Journalist&quot;; IF(COUNTIF([$Lords.$A$1:.$A$1048576];[.B97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88" calcext:value-type="float">
            <text:p>88</text:p>
          </table:table-cell>
          <table:table-cell table:style-name="ce5" office:value-type="string" calcext:value-type="string">
            <text:p>Eleanor Laing</text:p>
          </table:table-cell>
          <table:table-cell table:style-name="ce9" table:content-validation-name="val1" table:formula="of:=IF(COUNTIF([$Cabinet.$A$1:.$A$1048576];[.B98]); &quot;Cabinet&quot;; IF(COUNTIF([$Parties.$A$1:.$A$1048576];[.B98]); &quot;Party&quot;; IF(COUNTIF([$Locations.$A$1:.$A$1048576];[.B98]); &quot;Location&quot;; IF(COUNTIF([$'Members of Parliament'.$A$1:.$A$1048576];[.B98]); &quot;MP&quot;; IF(COUNTIF([$Governance.$A$1:.$A$1048576];[.B98]); &quot;Governance&quot;; IF(COUNTIF([$Incorrect.$A$1:.$A$1048576];[.B98]); &quot;Incorrect&quot;; IF(COUNTIF([$Politicians.$A$1:.$A$1048576];[.B98]); &quot;Politician&quot;; IF(COUNTIF([$Journalists.$A$1:.$A$1048576];[.B98]); &quot;Journalist&quot;; IF(COUNTIF([$Lords.$A$1:.$A$1048576];[.B98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89" calcext:value-type="float">
            <text:p>89</text:p>
          </table:table-cell>
          <table:table-cell table:style-name="ce5" office:value-type="string" calcext:value-type="string">
            <text:p>Mark Francois</text:p>
          </table:table-cell>
          <table:table-cell table:style-name="ce9" table:content-validation-name="val1" table:formula="of:=IF(COUNTIF([$Cabinet.$A$1:.$A$1048576];[.B99]); &quot;Cabinet&quot;; IF(COUNTIF([$Parties.$A$1:.$A$1048576];[.B99]); &quot;Party&quot;; IF(COUNTIF([$Locations.$A$1:.$A$1048576];[.B99]); &quot;Location&quot;; IF(COUNTIF([$'Members of Parliament'.$A$1:.$A$1048576];[.B99]); &quot;MP&quot;; IF(COUNTIF([$Governance.$A$1:.$A$1048576];[.B99]); &quot;Governance&quot;; IF(COUNTIF([$Incorrect.$A$1:.$A$1048576];[.B99]); &quot;Incorrect&quot;; IF(COUNTIF([$Politicians.$A$1:.$A$1048576];[.B99]); &quot;Politician&quot;; IF(COUNTIF([$Journalists.$A$1:.$A$1048576];[.B99]); &quot;Journalist&quot;; IF(COUNTIF([$Lords.$A$1:.$A$1048576];[.B99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90" calcext:value-type="float">
            <text:p>90</text:p>
          </table:table-cell>
          <table:table-cell table:style-name="ce5" office:value-type="string" calcext:value-type="string">
            <text:p>Ruth Edwards</text:p>
          </table:table-cell>
          <table:table-cell table:style-name="ce9" table:content-validation-name="val1" table:formula="of:=IF(COUNTIF([$Cabinet.$A$1:.$A$1048576];[.B100]); &quot;Cabinet&quot;; IF(COUNTIF([$Parties.$A$1:.$A$1048576];[.B100]); &quot;Party&quot;; IF(COUNTIF([$Locations.$A$1:.$A$1048576];[.B100]); &quot;Location&quot;; IF(COUNTIF([$'Members of Parliament'.$A$1:.$A$1048576];[.B100]); &quot;MP&quot;; IF(COUNTIF([$Governance.$A$1:.$A$1048576];[.B100]); &quot;Governance&quot;; IF(COUNTIF([$Incorrect.$A$1:.$A$1048576];[.B100]); &quot;Incorrect&quot;; IF(COUNTIF([$Politicians.$A$1:.$A$1048576];[.B100]); &quot;Politician&quot;; IF(COUNTIF([$Journalists.$A$1:.$A$1048576];[.B100]); &quot;Journalist&quot;; IF(COUNTIF([$Lords.$A$1:.$A$1048576];[.B100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91" calcext:value-type="float">
            <text:p>91</text:p>
          </table:table-cell>
          <table:table-cell table:style-name="ce5" office:value-type="string" calcext:value-type="string">
            <text:p>Kelly Tolhurst</text:p>
          </table:table-cell>
          <table:table-cell table:style-name="ce9" table:content-validation-name="val1" table:formula="of:=IF(COUNTIF([$Cabinet.$A$1:.$A$1048576];[.B101]); &quot;Cabinet&quot;; IF(COUNTIF([$Parties.$A$1:.$A$1048576];[.B101]); &quot;Party&quot;; IF(COUNTIF([$Locations.$A$1:.$A$1048576];[.B101]); &quot;Location&quot;; IF(COUNTIF([$'Members of Parliament'.$A$1:.$A$1048576];[.B101]); &quot;MP&quot;; IF(COUNTIF([$Governance.$A$1:.$A$1048576];[.B101]); &quot;Governance&quot;; IF(COUNTIF([$Incorrect.$A$1:.$A$1048576];[.B101]); &quot;Incorrect&quot;; IF(COUNTIF([$Politicians.$A$1:.$A$1048576];[.B101]); &quot;Politician&quot;; IF(COUNTIF([$Journalists.$A$1:.$A$1048576];[.B101]); &quot;Journalist&quot;; IF(COUNTIF([$Lords.$A$1:.$A$1048576];[.B101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92" calcext:value-type="float">
            <text:p>92</text:p>
          </table:table-cell>
          <table:table-cell table:style-name="ce5" office:value-type="string" calcext:value-type="string">
            <text:p>Conor Burns</text:p>
          </table:table-cell>
          <table:table-cell table:style-name="ce9" table:content-validation-name="val1" table:formula="of:=IF(COUNTIF([$Cabinet.$A$1:.$A$1048576];[.B102]); &quot;Cabinet&quot;; IF(COUNTIF([$Parties.$A$1:.$A$1048576];[.B102]); &quot;Party&quot;; IF(COUNTIF([$Locations.$A$1:.$A$1048576];[.B102]); &quot;Location&quot;; IF(COUNTIF([$'Members of Parliament'.$A$1:.$A$1048576];[.B102]); &quot;MP&quot;; IF(COUNTIF([$Governance.$A$1:.$A$1048576];[.B102]); &quot;Governance&quot;; IF(COUNTIF([$Incorrect.$A$1:.$A$1048576];[.B102]); &quot;Incorrect&quot;; IF(COUNTIF([$Politicians.$A$1:.$A$1048576];[.B102]); &quot;Politician&quot;; IF(COUNTIF([$Journalists.$A$1:.$A$1048576];[.B102]); &quot;Journalist&quot;; IF(COUNTIF([$Lords.$A$1:.$A$1048576];[.B102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93" calcext:value-type="float">
            <text:p>93</text:p>
          </table:table-cell>
          <table:table-cell table:style-name="ce5" office:value-type="string" calcext:value-type="string">
            <text:p>Rebecca Pow</text:p>
          </table:table-cell>
          <table:table-cell table:style-name="ce9" table:content-validation-name="val1" table:formula="of:=IF(COUNTIF([$Cabinet.$A$1:.$A$1048576];[.B103]); &quot;Cabinet&quot;; IF(COUNTIF([$Parties.$A$1:.$A$1048576];[.B103]); &quot;Party&quot;; IF(COUNTIF([$Locations.$A$1:.$A$1048576];[.B103]); &quot;Location&quot;; IF(COUNTIF([$'Members of Parliament'.$A$1:.$A$1048576];[.B103]); &quot;MP&quot;; IF(COUNTIF([$Governance.$A$1:.$A$1048576];[.B103]); &quot;Governance&quot;; IF(COUNTIF([$Incorrect.$A$1:.$A$1048576];[.B103]); &quot;Incorrect&quot;; IF(COUNTIF([$Politicians.$A$1:.$A$1048576];[.B103]); &quot;Politician&quot;; IF(COUNTIF([$Journalists.$A$1:.$A$1048576];[.B103]); &quot;Journalist&quot;; IF(COUNTIF([$Lords.$A$1:.$A$1048576];[.B103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94" calcext:value-type="float">
            <text:p>94</text:p>
          </table:table-cell>
          <table:table-cell table:style-name="ce5" office:value-type="string" calcext:value-type="string">
            <text:p>Alex Chalk</text:p>
          </table:table-cell>
          <table:table-cell table:style-name="ce9" table:content-validation-name="val1" table:formula="of:=IF(COUNTIF([$Cabinet.$A$1:.$A$1048576];[.B104]); &quot;Cabinet&quot;; IF(COUNTIF([$Parties.$A$1:.$A$1048576];[.B104]); &quot;Party&quot;; IF(COUNTIF([$Locations.$A$1:.$A$1048576];[.B104]); &quot;Location&quot;; IF(COUNTIF([$'Members of Parliament'.$A$1:.$A$1048576];[.B104]); &quot;MP&quot;; IF(COUNTIF([$Governance.$A$1:.$A$1048576];[.B104]); &quot;Governance&quot;; IF(COUNTIF([$Incorrect.$A$1:.$A$1048576];[.B104]); &quot;Incorrect&quot;; IF(COUNTIF([$Politicians.$A$1:.$A$1048576];[.B104]); &quot;Politician&quot;; IF(COUNTIF([$Journalists.$A$1:.$A$1048576];[.B104]); &quot;Journalist&quot;; IF(COUNTIF([$Lords.$A$1:.$A$1048576];[.B104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95" calcext:value-type="float">
            <text:p>95</text:p>
          </table:table-cell>
          <table:table-cell table:style-name="ce5" office:value-type="string" calcext:value-type="string">
            <text:p>Helen Whately</text:p>
          </table:table-cell>
          <table:table-cell table:style-name="ce9" table:content-validation-name="val1" table:formula="of:=IF(COUNTIF([$Cabinet.$A$1:.$A$1048576];[.B105]); &quot;Cabinet&quot;; IF(COUNTIF([$Parties.$A$1:.$A$1048576];[.B105]); &quot;Party&quot;; IF(COUNTIF([$Locations.$A$1:.$A$1048576];[.B105]); &quot;Location&quot;; IF(COUNTIF([$'Members of Parliament'.$A$1:.$A$1048576];[.B105]); &quot;MP&quot;; IF(COUNTIF([$Governance.$A$1:.$A$1048576];[.B105]); &quot;Governance&quot;; IF(COUNTIF([$Incorrect.$A$1:.$A$1048576];[.B105]); &quot;Incorrect&quot;; IF(COUNTIF([$Politicians.$A$1:.$A$1048576];[.B105]); &quot;Politician&quot;; IF(COUNTIF([$Journalists.$A$1:.$A$1048576];[.B105]); &quot;Journalist&quot;; IF(COUNTIF([$Lords.$A$1:.$A$1048576];[.B105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96" calcext:value-type="float">
            <text:p>96</text:p>
          </table:table-cell>
          <table:table-cell table:style-name="ce5" office:value-type="string" calcext:value-type="string">
            <text:p>Nick Gibb</text:p>
          </table:table-cell>
          <table:table-cell table:style-name="ce9" table:content-validation-name="val1" table:formula="of:=IF(COUNTIF([$Cabinet.$A$1:.$A$1048576];[.B106]); &quot;Cabinet&quot;; IF(COUNTIF([$Parties.$A$1:.$A$1048576];[.B106]); &quot;Party&quot;; IF(COUNTIF([$Locations.$A$1:.$A$1048576];[.B106]); &quot;Location&quot;; IF(COUNTIF([$'Members of Parliament'.$A$1:.$A$1048576];[.B106]); &quot;MP&quot;; IF(COUNTIF([$Governance.$A$1:.$A$1048576];[.B106]); &quot;Governance&quot;; IF(COUNTIF([$Incorrect.$A$1:.$A$1048576];[.B106]); &quot;Incorrect&quot;; IF(COUNTIF([$Politicians.$A$1:.$A$1048576];[.B106]); &quot;Politician&quot;; IF(COUNTIF([$Journalists.$A$1:.$A$1048576];[.B106]); &quot;Journalist&quot;; IF(COUNTIF([$Lords.$A$1:.$A$1048576];[.B106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97" calcext:value-type="float">
            <text:p>97</text:p>
          </table:table-cell>
          <table:table-cell table:style-name="ce5" office:value-type="string" calcext:value-type="string">
            <text:p>Yvette Cooper</text:p>
          </table:table-cell>
          <table:table-cell table:style-name="ce9" table:content-validation-name="val1" table:formula="of:=IF(COUNTIF([$Cabinet.$A$1:.$A$1048576];[.B107]); &quot;Cabinet&quot;; IF(COUNTIF([$Parties.$A$1:.$A$1048576];[.B107]); &quot;Party&quot;; IF(COUNTIF([$Locations.$A$1:.$A$1048576];[.B107]); &quot;Location&quot;; IF(COUNTIF([$'Members of Parliament'.$A$1:.$A$1048576];[.B107]); &quot;MP&quot;; IF(COUNTIF([$Governance.$A$1:.$A$1048576];[.B107]); &quot;Governance&quot;; IF(COUNTIF([$Incorrect.$A$1:.$A$1048576];[.B107]); &quot;Incorrect&quot;; IF(COUNTIF([$Politicians.$A$1:.$A$1048576];[.B107]); &quot;Politician&quot;; IF(COUNTIF([$Journalists.$A$1:.$A$1048576];[.B107]); &quot;Journalist&quot;; IF(COUNTIF([$Lords.$A$1:.$A$1048576];[.B107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98" calcext:value-type="float">
            <text:p>98</text:p>
          </table:table-cell>
          <table:table-cell table:style-name="ce5" office:value-type="string" calcext:value-type="string">
            <text:p>Ed Davey</text:p>
          </table:table-cell>
          <table:table-cell table:style-name="ce9" table:content-validation-name="val1" table:formula="of:=IF(COUNTIF([$Cabinet.$A$1:.$A$1048576];[.B108]); &quot;Cabinet&quot;; IF(COUNTIF([$Parties.$A$1:.$A$1048576];[.B108]); &quot;Party&quot;; IF(COUNTIF([$Locations.$A$1:.$A$1048576];[.B108]); &quot;Location&quot;; IF(COUNTIF([$'Members of Parliament'.$A$1:.$A$1048576];[.B108]); &quot;MP&quot;; IF(COUNTIF([$Governance.$A$1:.$A$1048576];[.B108]); &quot;Governance&quot;; IF(COUNTIF([$Incorrect.$A$1:.$A$1048576];[.B108]); &quot;Incorrect&quot;; IF(COUNTIF([$Politicians.$A$1:.$A$1048576];[.B108]); &quot;Politician&quot;; IF(COUNTIF([$Journalists.$A$1:.$A$1048576];[.B108]); &quot;Journalist&quot;; IF(COUNTIF([$Lords.$A$1:.$A$1048576];[.B108]); &quot;Lord&quot;; &quot;&quot;)))))))))" office:value-type="string" office:string-value="Politician" calcext:value-type="string">
            <text:p>Politician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99" calcext:value-type="float">
            <text:p>99</text:p>
          </table:table-cell>
          <table:table-cell table:style-name="ce5" office:value-type="string" calcext:value-type="string">
            <text:p>Andrea Jenkyns</text:p>
          </table:table-cell>
          <table:table-cell table:style-name="ce9" table:content-validation-name="val1" table:formula="of:=IF(COUNTIF([$Cabinet.$A$1:.$A$1048576];[.B109]); &quot;Cabinet&quot;; IF(COUNTIF([$Parties.$A$1:.$A$1048576];[.B109]); &quot;Party&quot;; IF(COUNTIF([$Locations.$A$1:.$A$1048576];[.B109]); &quot;Location&quot;; IF(COUNTIF([$'Members of Parliament'.$A$1:.$A$1048576];[.B109]); &quot;MP&quot;; IF(COUNTIF([$Governance.$A$1:.$A$1048576];[.B109]); &quot;Governance&quot;; IF(COUNTIF([$Incorrect.$A$1:.$A$1048576];[.B109]); &quot;Incorrect&quot;; IF(COUNTIF([$Politicians.$A$1:.$A$1048576];[.B109]); &quot;Politician&quot;; IF(COUNTIF([$Journalists.$A$1:.$A$1048576];[.B109]); &quot;Journalist&quot;; IF(COUNTIF([$Lords.$A$1:.$A$1048576];[.B109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00" calcext:value-type="float">
            <text:p>100</text:p>
          </table:table-cell>
          <table:table-cell table:style-name="ce5" office:value-type="string" calcext:value-type="string">
            <text:p>Ranil Jayawardena</text:p>
          </table:table-cell>
          <table:table-cell table:style-name="ce9" table:content-validation-name="val1" table:formula="of:=IF(COUNTIF([$Cabinet.$A$1:.$A$1048576];[.B110]); &quot;Cabinet&quot;; IF(COUNTIF([$Parties.$A$1:.$A$1048576];[.B110]); &quot;Party&quot;; IF(COUNTIF([$Locations.$A$1:.$A$1048576];[.B110]); &quot;Location&quot;; IF(COUNTIF([$'Members of Parliament'.$A$1:.$A$1048576];[.B110]); &quot;MP&quot;; IF(COUNTIF([$Governance.$A$1:.$A$1048576];[.B110]); &quot;Governance&quot;; IF(COUNTIF([$Incorrect.$A$1:.$A$1048576];[.B110]); &quot;Incorrect&quot;; IF(COUNTIF([$Politicians.$A$1:.$A$1048576];[.B110]); &quot;Politician&quot;; IF(COUNTIF([$Journalists.$A$1:.$A$1048576];[.B110]); &quot;Journalist&quot;; IF(COUNTIF([$Lords.$A$1:.$A$1048576];[.B110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01" calcext:value-type="float">
            <text:p>101</text:p>
          </table:table-cell>
          <table:table-cell table:style-name="ce5" office:value-type="string" calcext:value-type="string">
            <text:p>Huw Merriman</text:p>
          </table:table-cell>
          <table:table-cell table:style-name="ce9" table:content-validation-name="val1" table:formula="of:=IF(COUNTIF([$Cabinet.$A$1:.$A$1048576];[.B111]); &quot;Cabinet&quot;; IF(COUNTIF([$Parties.$A$1:.$A$1048576];[.B111]); &quot;Party&quot;; IF(COUNTIF([$Locations.$A$1:.$A$1048576];[.B111]); &quot;Location&quot;; IF(COUNTIF([$'Members of Parliament'.$A$1:.$A$1048576];[.B111]); &quot;MP&quot;; IF(COUNTIF([$Governance.$A$1:.$A$1048576];[.B111]); &quot;Governance&quot;; IF(COUNTIF([$Incorrect.$A$1:.$A$1048576];[.B111]); &quot;Incorrect&quot;; IF(COUNTIF([$Politicians.$A$1:.$A$1048576];[.B111]); &quot;Politician&quot;; IF(COUNTIF([$Journalists.$A$1:.$A$1048576];[.B111]); &quot;Journalist&quot;; IF(COUNTIF([$Lords.$A$1:.$A$1048576];[.B111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02" calcext:value-type="float">
            <text:p>102</text:p>
          </table:table-cell>
          <table:table-cell table:style-name="ce5" office:value-type="string" calcext:value-type="string">
            <text:p>Peter Brooke, Baron Brooke of Sutton Mandeville</text:p>
          </table:table-cell>
          <table:table-cell table:style-name="ce9" table:content-validation-name="val1" table:formula="of:=IF(COUNTIF([$Cabinet.$A$1:.$A$1048576];[.B112]); &quot;Cabinet&quot;; IF(COUNTIF([$Parties.$A$1:.$A$1048576];[.B112]); &quot;Party&quot;; IF(COUNTIF([$Locations.$A$1:.$A$1048576];[.B112]); &quot;Location&quot;; IF(COUNTIF([$'Members of Parliament'.$A$1:.$A$1048576];[.B112]); &quot;MP&quot;; IF(COUNTIF([$Governance.$A$1:.$A$1048576];[.B112]); &quot;Governance&quot;; IF(COUNTIF([$Incorrect.$A$1:.$A$1048576];[.B112]); &quot;Incorrect&quot;; IF(COUNTIF([$Politicians.$A$1:.$A$1048576];[.B112]); &quot;Politician&quot;; IF(COUNTIF([$Journalists.$A$1:.$A$1048576];[.B112]); &quot;Journalist&quot;; IF(COUNTIF([$Lords.$A$1:.$A$1048576];[.B112]); &quot;Lord&quot;; &quot;&quot;)))))))))" office:value-type="string" office:string-value="Incorrect" calcext:value-type="string">
            <text:p>Incorrec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03" calcext:value-type="float">
            <text:p>103</text:p>
          </table:table-cell>
          <table:table-cell table:style-name="ce5" office:value-type="string" calcext:value-type="string">
            <text:p>John Baron (politician)</text:p>
          </table:table-cell>
          <table:table-cell table:style-name="ce9" table:content-validation-name="val1" table:formula="of:=IF(COUNTIF([$Cabinet.$A$1:.$A$1048576];[.B113]); &quot;Cabinet&quot;; IF(COUNTIF([$Parties.$A$1:.$A$1048576];[.B113]); &quot;Party&quot;; IF(COUNTIF([$Locations.$A$1:.$A$1048576];[.B113]); &quot;Location&quot;; IF(COUNTIF([$'Members of Parliament'.$A$1:.$A$1048576];[.B113]); &quot;MP&quot;; IF(COUNTIF([$Governance.$A$1:.$A$1048576];[.B113]); &quot;Governance&quot;; IF(COUNTIF([$Incorrect.$A$1:.$A$1048576];[.B113]); &quot;Incorrect&quot;; IF(COUNTIF([$Politicians.$A$1:.$A$1048576];[.B113]); &quot;Politician&quot;; IF(COUNTIF([$Journalists.$A$1:.$A$1048576];[.B113]); &quot;Journalist&quot;; IF(COUNTIF([$Lords.$A$1:.$A$1048576];[.B113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04" calcext:value-type="float">
            <text:p>104</text:p>
          </table:table-cell>
          <table:table-cell table:style-name="ce5" office:value-type="string" calcext:value-type="string">
            <text:p>Julie Marson</text:p>
          </table:table-cell>
          <table:table-cell table:style-name="ce9" table:content-validation-name="val1" table:formula="of:=IF(COUNTIF([$Cabinet.$A$1:.$A$1048576];[.B114]); &quot;Cabinet&quot;; IF(COUNTIF([$Parties.$A$1:.$A$1048576];[.B114]); &quot;Party&quot;; IF(COUNTIF([$Locations.$A$1:.$A$1048576];[.B114]); &quot;Location&quot;; IF(COUNTIF([$'Members of Parliament'.$A$1:.$A$1048576];[.B114]); &quot;MP&quot;; IF(COUNTIF([$Governance.$A$1:.$A$1048576];[.B114]); &quot;Governance&quot;; IF(COUNTIF([$Incorrect.$A$1:.$A$1048576];[.B114]); &quot;Incorrect&quot;; IF(COUNTIF([$Politicians.$A$1:.$A$1048576];[.B114]); &quot;Politician&quot;; IF(COUNTIF([$Journalists.$A$1:.$A$1048576];[.B114]); &quot;Journalist&quot;; IF(COUNTIF([$Lords.$A$1:.$A$1048576];[.B114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05" calcext:value-type="float">
            <text:p>105</text:p>
          </table:table-cell>
          <table:table-cell table:style-name="ce5" office:value-type="string" calcext:value-type="string">
            <text:p>Nicola Sturgeon</text:p>
          </table:table-cell>
          <table:table-cell table:style-name="ce9" table:content-validation-name="val1" table:formula="of:=IF(COUNTIF([$Cabinet.$A$1:.$A$1048576];[.B115]); &quot;Cabinet&quot;; IF(COUNTIF([$Parties.$A$1:.$A$1048576];[.B115]); &quot;Party&quot;; IF(COUNTIF([$Locations.$A$1:.$A$1048576];[.B115]); &quot;Location&quot;; IF(COUNTIF([$'Members of Parliament'.$A$1:.$A$1048576];[.B115]); &quot;MP&quot;; IF(COUNTIF([$Governance.$A$1:.$A$1048576];[.B115]); &quot;Governance&quot;; IF(COUNTIF([$Incorrect.$A$1:.$A$1048576];[.B115]); &quot;Incorrect&quot;; IF(COUNTIF([$Politicians.$A$1:.$A$1048576];[.B115]); &quot;Politician&quot;; IF(COUNTIF([$Journalists.$A$1:.$A$1048576];[.B115]); &quot;Journalist&quot;; IF(COUNTIF([$Lords.$A$1:.$A$1048576];[.B115]); &quot;Lord&quot;; &quot;&quot;)))))))))" office:value-type="string" office:string-value="Politician" calcext:value-type="string">
            <text:p>Politician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06" calcext:value-type="float">
            <text:p>106</text:p>
          </table:table-cell>
          <table:table-cell table:style-name="ce5" office:value-type="string" calcext:value-type="string">
            <text:p>Damian Hinds</text:p>
          </table:table-cell>
          <table:table-cell table:style-name="ce9" table:content-validation-name="val1" table:formula="of:=IF(COUNTIF([$Cabinet.$A$1:.$A$1048576];[.B116]); &quot;Cabinet&quot;; IF(COUNTIF([$Parties.$A$1:.$A$1048576];[.B116]); &quot;Party&quot;; IF(COUNTIF([$Locations.$A$1:.$A$1048576];[.B116]); &quot;Location&quot;; IF(COUNTIF([$'Members of Parliament'.$A$1:.$A$1048576];[.B116]); &quot;MP&quot;; IF(COUNTIF([$Governance.$A$1:.$A$1048576];[.B116]); &quot;Governance&quot;; IF(COUNTIF([$Incorrect.$A$1:.$A$1048576];[.B116]); &quot;Incorrect&quot;; IF(COUNTIF([$Politicians.$A$1:.$A$1048576];[.B116]); &quot;Politician&quot;; IF(COUNTIF([$Journalists.$A$1:.$A$1048576];[.B116]); &quot;Journalist&quot;; IF(COUNTIF([$Lords.$A$1:.$A$1048576];[.B116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07" calcext:value-type="float">
            <text:p>107</text:p>
          </table:table-cell>
          <table:table-cell table:style-name="ce5" office:value-type="string" calcext:value-type="string">
            <text:p>Darren Henry</text:p>
          </table:table-cell>
          <table:table-cell table:style-name="ce9" table:content-validation-name="val1" table:formula="of:=IF(COUNTIF([$Cabinet.$A$1:.$A$1048576];[.B117]); &quot;Cabinet&quot;; IF(COUNTIF([$Parties.$A$1:.$A$1048576];[.B117]); &quot;Party&quot;; IF(COUNTIF([$Locations.$A$1:.$A$1048576];[.B117]); &quot;Location&quot;; IF(COUNTIF([$'Members of Parliament'.$A$1:.$A$1048576];[.B117]); &quot;MP&quot;; IF(COUNTIF([$Governance.$A$1:.$A$1048576];[.B117]); &quot;Governance&quot;; IF(COUNTIF([$Incorrect.$A$1:.$A$1048576];[.B117]); &quot;Incorrect&quot;; IF(COUNTIF([$Politicians.$A$1:.$A$1048576];[.B117]); &quot;Politician&quot;; IF(COUNTIF([$Journalists.$A$1:.$A$1048576];[.B117]); &quot;Journalist&quot;; IF(COUNTIF([$Lords.$A$1:.$A$1048576];[.B117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08" calcext:value-type="float">
            <text:p>108</text:p>
          </table:table-cell>
          <table:table-cell table:style-name="ce5" office:value-type="string" calcext:value-type="string">
            <text:p>Andy Burnham</text:p>
          </table:table-cell>
          <table:table-cell table:style-name="ce9" table:content-validation-name="val1" table:formula="of:=IF(COUNTIF([$Cabinet.$A$1:.$A$1048576];[.B118]); &quot;Cabinet&quot;; IF(COUNTIF([$Parties.$A$1:.$A$1048576];[.B118]); &quot;Party&quot;; IF(COUNTIF([$Locations.$A$1:.$A$1048576];[.B118]); &quot;Location&quot;; IF(COUNTIF([$'Members of Parliament'.$A$1:.$A$1048576];[.B118]); &quot;MP&quot;; IF(COUNTIF([$Governance.$A$1:.$A$1048576];[.B118]); &quot;Governance&quot;; IF(COUNTIF([$Incorrect.$A$1:.$A$1048576];[.B118]); &quot;Incorrect&quot;; IF(COUNTIF([$Politicians.$A$1:.$A$1048576];[.B118]); &quot;Politician&quot;; IF(COUNTIF([$Journalists.$A$1:.$A$1048576];[.B118]); &quot;Journalist&quot;; IF(COUNTIF([$Lords.$A$1:.$A$1048576];[.B118]); &quot;Lord&quot;; &quot;&quot;)))))))))" office:value-type="string" office:string-value="Incorrect" calcext:value-type="string">
            <text:p>Incorrec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09" calcext:value-type="float">
            <text:p>109</text:p>
          </table:table-cell>
          <table:table-cell table:style-name="ce5" office:value-type="string" calcext:value-type="string">
            <text:p>Maria Miller</text:p>
          </table:table-cell>
          <table:table-cell table:style-name="ce9" table:content-validation-name="val1" table:formula="of:=IF(COUNTIF([$Cabinet.$A$1:.$A$1048576];[.B119]); &quot;Cabinet&quot;; IF(COUNTIF([$Parties.$A$1:.$A$1048576];[.B119]); &quot;Party&quot;; IF(COUNTIF([$Locations.$A$1:.$A$1048576];[.B119]); &quot;Location&quot;; IF(COUNTIF([$'Members of Parliament'.$A$1:.$A$1048576];[.B119]); &quot;MP&quot;; IF(COUNTIF([$Governance.$A$1:.$A$1048576];[.B119]); &quot;Governance&quot;; IF(COUNTIF([$Incorrect.$A$1:.$A$1048576];[.B119]); &quot;Incorrect&quot;; IF(COUNTIF([$Politicians.$A$1:.$A$1048576];[.B119]); &quot;Politician&quot;; IF(COUNTIF([$Journalists.$A$1:.$A$1048576];[.B119]); &quot;Journalist&quot;; IF(COUNTIF([$Lords.$A$1:.$A$1048576];[.B119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10" calcext:value-type="float">
            <text:p>110</text:p>
          </table:table-cell>
          <table:table-cell table:style-name="ce5" office:value-type="string" calcext:value-type="string">
            <text:p>Andrew Mitchell</text:p>
          </table:table-cell>
          <table:table-cell table:style-name="ce9" table:content-validation-name="val1" table:formula="of:=IF(COUNTIF([$Cabinet.$A$1:.$A$1048576];[.B120]); &quot;Cabinet&quot;; IF(COUNTIF([$Parties.$A$1:.$A$1048576];[.B120]); &quot;Party&quot;; IF(COUNTIF([$Locations.$A$1:.$A$1048576];[.B120]); &quot;Location&quot;; IF(COUNTIF([$'Members of Parliament'.$A$1:.$A$1048576];[.B120]); &quot;MP&quot;; IF(COUNTIF([$Governance.$A$1:.$A$1048576];[.B120]); &quot;Governance&quot;; IF(COUNTIF([$Incorrect.$A$1:.$A$1048576];[.B120]); &quot;Incorrect&quot;; IF(COUNTIF([$Politicians.$A$1:.$A$1048576];[.B120]); &quot;Politician&quot;; IF(COUNTIF([$Journalists.$A$1:.$A$1048576];[.B120]); &quot;Journalist&quot;; IF(COUNTIF([$Lords.$A$1:.$A$1048576];[.B120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11" calcext:value-type="float">
            <text:p>111</text:p>
          </table:table-cell>
          <table:table-cell table:style-name="ce5" office:value-type="string" calcext:value-type="string">
            <text:p>Graham Brady</text:p>
          </table:table-cell>
          <table:table-cell table:style-name="ce9" table:content-validation-name="val1" table:formula="of:=IF(COUNTIF([$Cabinet.$A$1:.$A$1048576];[.B121]); &quot;Cabinet&quot;; IF(COUNTIF([$Parties.$A$1:.$A$1048576];[.B121]); &quot;Party&quot;; IF(COUNTIF([$Locations.$A$1:.$A$1048576];[.B121]); &quot;Location&quot;; IF(COUNTIF([$'Members of Parliament'.$A$1:.$A$1048576];[.B121]); &quot;MP&quot;; IF(COUNTIF([$Governance.$A$1:.$A$1048576];[.B121]); &quot;Governance&quot;; IF(COUNTIF([$Incorrect.$A$1:.$A$1048576];[.B121]); &quot;Incorrect&quot;; IF(COUNTIF([$Politicians.$A$1:.$A$1048576];[.B121]); &quot;Politician&quot;; IF(COUNTIF([$Journalists.$A$1:.$A$1048576];[.B121]); &quot;Journalist&quot;; IF(COUNTIF([$Lords.$A$1:.$A$1048576];[.B121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12" calcext:value-type="float">
            <text:p>112</text:p>
          </table:table-cell>
          <table:table-cell table:style-name="ce5" office:value-type="string" calcext:value-type="string">
            <text:p>David Rutley</text:p>
          </table:table-cell>
          <table:table-cell table:style-name="ce9" table:content-validation-name="val1" table:formula="of:=IF(COUNTIF([$Cabinet.$A$1:.$A$1048576];[.B122]); &quot;Cabinet&quot;; IF(COUNTIF([$Parties.$A$1:.$A$1048576];[.B122]); &quot;Party&quot;; IF(COUNTIF([$Locations.$A$1:.$A$1048576];[.B122]); &quot;Location&quot;; IF(COUNTIF([$'Members of Parliament'.$A$1:.$A$1048576];[.B122]); &quot;MP&quot;; IF(COUNTIF([$Governance.$A$1:.$A$1048576];[.B122]); &quot;Governance&quot;; IF(COUNTIF([$Incorrect.$A$1:.$A$1048576];[.B122]); &quot;Incorrect&quot;; IF(COUNTIF([$Politicians.$A$1:.$A$1048576];[.B122]); &quot;Politician&quot;; IF(COUNTIF([$Journalists.$A$1:.$A$1048576];[.B122]); &quot;Journalist&quot;; IF(COUNTIF([$Lords.$A$1:.$A$1048576];[.B122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13" calcext:value-type="float">
            <text:p>113</text:p>
          </table:table-cell>
          <table:table-cell table:style-name="ce5" office:value-type="string" calcext:value-type="string">
            <text:p>Guy Opperman</text:p>
          </table:table-cell>
          <table:table-cell table:style-name="ce9" table:content-validation-name="val1" table:formula="of:=IF(COUNTIF([$Cabinet.$A$1:.$A$1048576];[.B123]); &quot;Cabinet&quot;; IF(COUNTIF([$Parties.$A$1:.$A$1048576];[.B123]); &quot;Party&quot;; IF(COUNTIF([$Locations.$A$1:.$A$1048576];[.B123]); &quot;Location&quot;; IF(COUNTIF([$'Members of Parliament'.$A$1:.$A$1048576];[.B123]); &quot;MP&quot;; IF(COUNTIF([$Governance.$A$1:.$A$1048576];[.B123]); &quot;Governance&quot;; IF(COUNTIF([$Incorrect.$A$1:.$A$1048576];[.B123]); &quot;Incorrect&quot;; IF(COUNTIF([$Politicians.$A$1:.$A$1048576];[.B123]); &quot;Politician&quot;; IF(COUNTIF([$Journalists.$A$1:.$A$1048576];[.B123]); &quot;Journalist&quot;; IF(COUNTIF([$Lords.$A$1:.$A$1048576];[.B123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14" calcext:value-type="float">
            <text:p>114</text:p>
          </table:table-cell>
          <table:table-cell table:style-name="ce5" office:value-type="string" calcext:value-type="string">
            <text:p>Jo Johnson</text:p>
          </table:table-cell>
          <table:table-cell table:style-name="ce9" table:content-validation-name="val1" table:formula="of:=IF(COUNTIF([$Cabinet.$A$1:.$A$1048576];[.B124]); &quot;Cabinet&quot;; IF(COUNTIF([$Parties.$A$1:.$A$1048576];[.B124]); &quot;Party&quot;; IF(COUNTIF([$Locations.$A$1:.$A$1048576];[.B124]); &quot;Location&quot;; IF(COUNTIF([$'Members of Parliament'.$A$1:.$A$1048576];[.B124]); &quot;MP&quot;; IF(COUNTIF([$Governance.$A$1:.$A$1048576];[.B124]); &quot;Governance&quot;; IF(COUNTIF([$Incorrect.$A$1:.$A$1048576];[.B124]); &quot;Incorrect&quot;; IF(COUNTIF([$Politicians.$A$1:.$A$1048576];[.B124]); &quot;Politician&quot;; IF(COUNTIF([$Journalists.$A$1:.$A$1048576];[.B124]); &quot;Journalist&quot;; IF(COUNTIF([$Lords.$A$1:.$A$1048576];[.B124]); &quot;Lord&quot;; &quot;&quot;)))))))))" office:value-type="string" office:string-value="Lord" calcext:value-type="string">
            <text:p>Lord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15" calcext:value-type="float">
            <text:p>115</text:p>
          </table:table-cell>
          <table:table-cell table:style-name="ce5" office:value-type="string" calcext:value-type="string">
            <text:p>John Major</text:p>
          </table:table-cell>
          <table:table-cell table:style-name="ce9" table:content-validation-name="val1" table:formula="of:=IF(COUNTIF([$Cabinet.$A$1:.$A$1048576];[.B125]); &quot;Cabinet&quot;; IF(COUNTIF([$Parties.$A$1:.$A$1048576];[.B125]); &quot;Party&quot;; IF(COUNTIF([$Locations.$A$1:.$A$1048576];[.B125]); &quot;Location&quot;; IF(COUNTIF([$'Members of Parliament'.$A$1:.$A$1048576];[.B125]); &quot;MP&quot;; IF(COUNTIF([$Governance.$A$1:.$A$1048576];[.B125]); &quot;Governance&quot;; IF(COUNTIF([$Incorrect.$A$1:.$A$1048576];[.B125]); &quot;Incorrect&quot;; IF(COUNTIF([$Politicians.$A$1:.$A$1048576];[.B125]); &quot;Politician&quot;; IF(COUNTIF([$Journalists.$A$1:.$A$1048576];[.B125]); &quot;Journalist&quot;; IF(COUNTIF([$Lords.$A$1:.$A$1048576];[.B125]); &quot;Lord&quot;; &quot;&quot;)))))))))" office:value-type="string" office:string-value="Politician" calcext:value-type="string">
            <text:p>Politician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16" calcext:value-type="float">
            <text:p>116</text:p>
          </table:table-cell>
          <table:table-cell table:style-name="ce5" office:value-type="string" calcext:value-type="string">
            <text:p>Victoria Atkins</text:p>
          </table:table-cell>
          <table:table-cell table:style-name="ce9" table:content-validation-name="val1" table:formula="of:=IF(COUNTIF([$Cabinet.$A$1:.$A$1048576];[.B126]); &quot;Cabinet&quot;; IF(COUNTIF([$Parties.$A$1:.$A$1048576];[.B126]); &quot;Party&quot;; IF(COUNTIF([$Locations.$A$1:.$A$1048576];[.B126]); &quot;Location&quot;; IF(COUNTIF([$'Members of Parliament'.$A$1:.$A$1048576];[.B126]); &quot;MP&quot;; IF(COUNTIF([$Governance.$A$1:.$A$1048576];[.B126]); &quot;Governance&quot;; IF(COUNTIF([$Incorrect.$A$1:.$A$1048576];[.B126]); &quot;Incorrect&quot;; IF(COUNTIF([$Politicians.$A$1:.$A$1048576];[.B126]); &quot;Politician&quot;; IF(COUNTIF([$Journalists.$A$1:.$A$1048576];[.B126]); &quot;Journalist&quot;; IF(COUNTIF([$Lords.$A$1:.$A$1048576];[.B126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17" calcext:value-type="float">
            <text:p>117</text:p>
          </table:table-cell>
          <table:table-cell table:style-name="ce5" office:value-type="string" calcext:value-type="string">
            <text:p>Johnny Mercer (politician)</text:p>
          </table:table-cell>
          <table:table-cell table:style-name="ce9" table:content-validation-name="val1" table:formula="of:=IF(COUNTIF([$Cabinet.$A$1:.$A$1048576];[.B127]); &quot;Cabinet&quot;; IF(COUNTIF([$Parties.$A$1:.$A$1048576];[.B127]); &quot;Party&quot;; IF(COUNTIF([$Locations.$A$1:.$A$1048576];[.B127]); &quot;Location&quot;; IF(COUNTIF([$'Members of Parliament'.$A$1:.$A$1048576];[.B127]); &quot;MP&quot;; IF(COUNTIF([$Governance.$A$1:.$A$1048576];[.B127]); &quot;Governance&quot;; IF(COUNTIF([$Incorrect.$A$1:.$A$1048576];[.B127]); &quot;Incorrect&quot;; IF(COUNTIF([$Politicians.$A$1:.$A$1048576];[.B127]); &quot;Politician&quot;; IF(COUNTIF([$Journalists.$A$1:.$A$1048576];[.B127]); &quot;Journalist&quot;; IF(COUNTIF([$Lords.$A$1:.$A$1048576];[.B127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18" calcext:value-type="float">
            <text:p>118</text:p>
          </table:table-cell>
          <table:table-cell table:style-name="ce5" office:value-type="string" calcext:value-type="string">
            <text:p>Jeremy Wright</text:p>
          </table:table-cell>
          <table:table-cell table:style-name="ce9" table:content-validation-name="val1" table:formula="of:=IF(COUNTIF([$Cabinet.$A$1:.$A$1048576];[.B128]); &quot;Cabinet&quot;; IF(COUNTIF([$Parties.$A$1:.$A$1048576];[.B128]); &quot;Party&quot;; IF(COUNTIF([$Locations.$A$1:.$A$1048576];[.B128]); &quot;Location&quot;; IF(COUNTIF([$'Members of Parliament'.$A$1:.$A$1048576];[.B128]); &quot;MP&quot;; IF(COUNTIF([$Governance.$A$1:.$A$1048576];[.B128]); &quot;Governance&quot;; IF(COUNTIF([$Incorrect.$A$1:.$A$1048576];[.B128]); &quot;Incorrect&quot;; IF(COUNTIF([$Politicians.$A$1:.$A$1048576];[.B128]); &quot;Politician&quot;; IF(COUNTIF([$Journalists.$A$1:.$A$1048576];[.B128]); &quot;Journalist&quot;; IF(COUNTIF([$Lords.$A$1:.$A$1048576];[.B128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19" calcext:value-type="float">
            <text:p>119</text:p>
          </table:table-cell>
          <table:table-cell table:style-name="ce5" office:value-type="string" calcext:value-type="string">
            <text:p>Alistair Darling</text:p>
          </table:table-cell>
          <table:table-cell table:style-name="ce9" table:content-validation-name="val1" table:formula="of:=IF(COUNTIF([$Cabinet.$A$1:.$A$1048576];[.B129]); &quot;Cabinet&quot;; IF(COUNTIF([$Parties.$A$1:.$A$1048576];[.B129]); &quot;Party&quot;; IF(COUNTIF([$Locations.$A$1:.$A$1048576];[.B129]); &quot;Location&quot;; IF(COUNTIF([$'Members of Parliament'.$A$1:.$A$1048576];[.B129]); &quot;MP&quot;; IF(COUNTIF([$Governance.$A$1:.$A$1048576];[.B129]); &quot;Governance&quot;; IF(COUNTIF([$Incorrect.$A$1:.$A$1048576];[.B129]); &quot;Incorrect&quot;; IF(COUNTIF([$Politicians.$A$1:.$A$1048576];[.B129]); &quot;Politician&quot;; IF(COUNTIF([$Journalists.$A$1:.$A$1048576];[.B129]); &quot;Journalist&quot;; IF(COUNTIF([$Lords.$A$1:.$A$1048576];[.B129]); &quot;Lord&quot;; &quot;&quot;)))))))))" office:value-type="string" office:string-value="Incorrect" calcext:value-type="string">
            <text:p>Incorrec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20" calcext:value-type="float">
            <text:p>120</text:p>
          </table:table-cell>
          <table:table-cell table:style-name="ce5" office:value-type="string" calcext:value-type="string">
            <text:p>Charles Walker (British politician)</text:p>
          </table:table-cell>
          <table:table-cell table:style-name="ce9" table:content-validation-name="val1" table:formula="of:=IF(COUNTIF([$Cabinet.$A$1:.$A$1048576];[.B130]); &quot;Cabinet&quot;; IF(COUNTIF([$Parties.$A$1:.$A$1048576];[.B130]); &quot;Party&quot;; IF(COUNTIF([$Locations.$A$1:.$A$1048576];[.B130]); &quot;Location&quot;; IF(COUNTIF([$'Members of Parliament'.$A$1:.$A$1048576];[.B130]); &quot;MP&quot;; IF(COUNTIF([$Governance.$A$1:.$A$1048576];[.B130]); &quot;Governance&quot;; IF(COUNTIF([$Incorrect.$A$1:.$A$1048576];[.B130]); &quot;Incorrect&quot;; IF(COUNTIF([$Politicians.$A$1:.$A$1048576];[.B130]); &quot;Politician&quot;; IF(COUNTIF([$Journalists.$A$1:.$A$1048576];[.B130]); &quot;Journalist&quot;; IF(COUNTIF([$Lords.$A$1:.$A$1048576];[.B130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21" calcext:value-type="float">
            <text:p>121</text:p>
          </table:table-cell>
          <table:table-cell table:style-name="ce5" office:value-type="string" calcext:value-type="string">
            <text:p>Theresa Villiers</text:p>
          </table:table-cell>
          <table:table-cell table:style-name="ce9" table:content-validation-name="val1" table:formula="of:=IF(COUNTIF([$Cabinet.$A$1:.$A$1048576];[.B131]); &quot;Cabinet&quot;; IF(COUNTIF([$Parties.$A$1:.$A$1048576];[.B131]); &quot;Party&quot;; IF(COUNTIF([$Locations.$A$1:.$A$1048576];[.B131]); &quot;Location&quot;; IF(COUNTIF([$'Members of Parliament'.$A$1:.$A$1048576];[.B131]); &quot;MP&quot;; IF(COUNTIF([$Governance.$A$1:.$A$1048576];[.B131]); &quot;Governance&quot;; IF(COUNTIF([$Incorrect.$A$1:.$A$1048576];[.B131]); &quot;Incorrect&quot;; IF(COUNTIF([$Politicians.$A$1:.$A$1048576];[.B131]); &quot;Politician&quot;; IF(COUNTIF([$Journalists.$A$1:.$A$1048576];[.B131]); &quot;Journalist&quot;; IF(COUNTIF([$Lords.$A$1:.$A$1048576];[.B131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22" calcext:value-type="float">
            <text:p>122</text:p>
          </table:table-cell>
          <table:table-cell table:style-name="ce5" office:value-type="string" calcext:value-type="string">
            <text:p>Will Quince</text:p>
          </table:table-cell>
          <table:table-cell table:style-name="ce9" table:content-validation-name="val1" table:formula="of:=IF(COUNTIF([$Cabinet.$A$1:.$A$1048576];[.B132]); &quot;Cabinet&quot;; IF(COUNTIF([$Parties.$A$1:.$A$1048576];[.B132]); &quot;Party&quot;; IF(COUNTIF([$Locations.$A$1:.$A$1048576];[.B132]); &quot;Location&quot;; IF(COUNTIF([$'Members of Parliament'.$A$1:.$A$1048576];[.B132]); &quot;MP&quot;; IF(COUNTIF([$Governance.$A$1:.$A$1048576];[.B132]); &quot;Governance&quot;; IF(COUNTIF([$Incorrect.$A$1:.$A$1048576];[.B132]); &quot;Incorrect&quot;; IF(COUNTIF([$Politicians.$A$1:.$A$1048576];[.B132]); &quot;Politician&quot;; IF(COUNTIF([$Journalists.$A$1:.$A$1048576];[.B132]); &quot;Journalist&quot;; IF(COUNTIF([$Lords.$A$1:.$A$1048576];[.B132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23" calcext:value-type="float">
            <text:p>123</text:p>
          </table:table-cell>
          <table:table-cell table:style-name="ce5" office:value-type="string" calcext:value-type="string">
            <text:p>Alex Burghart</text:p>
          </table:table-cell>
          <table:table-cell table:style-name="ce9" table:content-validation-name="val1" table:formula="of:=IF(COUNTIF([$Cabinet.$A$1:.$A$1048576];[.B133]); &quot;Cabinet&quot;; IF(COUNTIF([$Parties.$A$1:.$A$1048576];[.B133]); &quot;Party&quot;; IF(COUNTIF([$Locations.$A$1:.$A$1048576];[.B133]); &quot;Location&quot;; IF(COUNTIF([$'Members of Parliament'.$A$1:.$A$1048576];[.B133]); &quot;MP&quot;; IF(COUNTIF([$Governance.$A$1:.$A$1048576];[.B133]); &quot;Governance&quot;; IF(COUNTIF([$Incorrect.$A$1:.$A$1048576];[.B133]); &quot;Incorrect&quot;; IF(COUNTIF([$Politicians.$A$1:.$A$1048576];[.B133]); &quot;Politician&quot;; IF(COUNTIF([$Journalists.$A$1:.$A$1048576];[.B133]); &quot;Journalist&quot;; IF(COUNTIF([$Lords.$A$1:.$A$1048576];[.B133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24" calcext:value-type="float">
            <text:p>124</text:p>
          </table:table-cell>
          <table:table-cell table:style-name="ce5" office:value-type="string" calcext:value-type="string">
            <text:p>Suella Braverman</text:p>
          </table:table-cell>
          <table:table-cell table:style-name="ce9" table:content-validation-name="val1" table:formula="of:=IF(COUNTIF([$Cabinet.$A$1:.$A$1048576];[.B134]); &quot;Cabinet&quot;; IF(COUNTIF([$Parties.$A$1:.$A$1048576];[.B134]); &quot;Party&quot;; IF(COUNTIF([$Locations.$A$1:.$A$1048576];[.B134]); &quot;Location&quot;; IF(COUNTIF([$'Members of Parliament'.$A$1:.$A$1048576];[.B134]); &quot;MP&quot;; IF(COUNTIF([$Governance.$A$1:.$A$1048576];[.B134]); &quot;Governance&quot;; IF(COUNTIF([$Incorrect.$A$1:.$A$1048576];[.B134]); &quot;Incorrect&quot;; IF(COUNTIF([$Politicians.$A$1:.$A$1048576];[.B134]); &quot;Politician&quot;; IF(COUNTIF([$Journalists.$A$1:.$A$1048576];[.B134]); &quot;Journalist&quot;; IF(COUNTIF([$Lords.$A$1:.$A$1048576];[.B134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25" calcext:value-type="float">
            <text:p>125</text:p>
          </table:table-cell>
          <table:table-cell table:style-name="ce5" office:value-type="string" calcext:value-type="string">
            <text:p>Anne-Marie Trevelyan</text:p>
          </table:table-cell>
          <table:table-cell table:style-name="ce9" table:content-validation-name="val1" table:formula="of:=IF(COUNTIF([$Cabinet.$A$1:.$A$1048576];[.B135]); &quot;Cabinet&quot;; IF(COUNTIF([$Parties.$A$1:.$A$1048576];[.B135]); &quot;Party&quot;; IF(COUNTIF([$Locations.$A$1:.$A$1048576];[.B135]); &quot;Location&quot;; IF(COUNTIF([$'Members of Parliament'.$A$1:.$A$1048576];[.B135]); &quot;MP&quot;; IF(COUNTIF([$Governance.$A$1:.$A$1048576];[.B135]); &quot;Governance&quot;; IF(COUNTIF([$Incorrect.$A$1:.$A$1048576];[.B135]); &quot;Incorrect&quot;; IF(COUNTIF([$Politicians.$A$1:.$A$1048576];[.B135]); &quot;Politician&quot;; IF(COUNTIF([$Journalists.$A$1:.$A$1048576];[.B135]); &quot;Journalist&quot;; IF(COUNTIF([$Lords.$A$1:.$A$1048576];[.B135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26" calcext:value-type="float">
            <text:p>126</text:p>
          </table:table-cell>
          <table:table-cell table:style-name="ce5" office:value-type="string" calcext:value-type="string">
            <text:p>Winston Churchill</text:p>
          </table:table-cell>
          <table:table-cell table:style-name="ce9" table:content-validation-name="val1" table:formula="of:=IF(COUNTIF([$Cabinet.$A$1:.$A$1048576];[.B136]); &quot;Cabinet&quot;; IF(COUNTIF([$Parties.$A$1:.$A$1048576];[.B136]); &quot;Party&quot;; IF(COUNTIF([$Locations.$A$1:.$A$1048576];[.B136]); &quot;Location&quot;; IF(COUNTIF([$'Members of Parliament'.$A$1:.$A$1048576];[.B136]); &quot;MP&quot;; IF(COUNTIF([$Governance.$A$1:.$A$1048576];[.B136]); &quot;Governance&quot;; IF(COUNTIF([$Incorrect.$A$1:.$A$1048576];[.B136]); &quot;Incorrect&quot;; IF(COUNTIF([$Politicians.$A$1:.$A$1048576];[.B136]); &quot;Politician&quot;; IF(COUNTIF([$Journalists.$A$1:.$A$1048576];[.B136]); &quot;Journalist&quot;; IF(COUNTIF([$Lords.$A$1:.$A$1048576];[.B136]); &quot;Lord&quot;; &quot;&quot;)))))))))" office:value-type="string" office:string-value="Incorrect" calcext:value-type="string">
            <text:p>Incorrec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27" calcext:value-type="float">
            <text:p>127</text:p>
          </table:table-cell>
          <table:table-cell table:style-name="ce5" office:value-type="string" calcext:value-type="string">
            <text:p>Michael Ellis (British politician)</text:p>
          </table:table-cell>
          <table:table-cell table:style-name="ce9" table:content-validation-name="val1" table:formula="of:=IF(COUNTIF([$Cabinet.$A$1:.$A$1048576];[.B137]); &quot;Cabinet&quot;; IF(COUNTIF([$Parties.$A$1:.$A$1048576];[.B137]); &quot;Party&quot;; IF(COUNTIF([$Locations.$A$1:.$A$1048576];[.B137]); &quot;Location&quot;; IF(COUNTIF([$'Members of Parliament'.$A$1:.$A$1048576];[.B137]); &quot;MP&quot;; IF(COUNTIF([$Governance.$A$1:.$A$1048576];[.B137]); &quot;Governance&quot;; IF(COUNTIF([$Incorrect.$A$1:.$A$1048576];[.B137]); &quot;Incorrect&quot;; IF(COUNTIF([$Politicians.$A$1:.$A$1048576];[.B137]); &quot;Politician&quot;; IF(COUNTIF([$Journalists.$A$1:.$A$1048576];[.B137]); &quot;Journalist&quot;; IF(COUNTIF([$Lords.$A$1:.$A$1048576];[.B137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28" calcext:value-type="float">
            <text:p>128</text:p>
          </table:table-cell>
          <table:table-cell table:style-name="ce5" office:value-type="string" calcext:value-type="string">
            <text:p>Keir Starmer</text:p>
          </table:table-cell>
          <table:table-cell table:style-name="ce9" table:content-validation-name="val1" table:formula="of:=IF(COUNTIF([$Cabinet.$A$1:.$A$1048576];[.B138]); &quot;Cabinet&quot;; IF(COUNTIF([$Parties.$A$1:.$A$1048576];[.B138]); &quot;Party&quot;; IF(COUNTIF([$Locations.$A$1:.$A$1048576];[.B138]); &quot;Location&quot;; IF(COUNTIF([$'Members of Parliament'.$A$1:.$A$1048576];[.B138]); &quot;MP&quot;; IF(COUNTIF([$Governance.$A$1:.$A$1048576];[.B138]); &quot;Governance&quot;; IF(COUNTIF([$Incorrect.$A$1:.$A$1048576];[.B138]); &quot;Incorrect&quot;; IF(COUNTIF([$Politicians.$A$1:.$A$1048576];[.B138]); &quot;Politician&quot;; IF(COUNTIF([$Journalists.$A$1:.$A$1048576];[.B138]); &quot;Journalist&quot;; IF(COUNTIF([$Lords.$A$1:.$A$1048576];[.B138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29" calcext:value-type="float">
            <text:p>129</text:p>
          </table:table-cell>
          <table:table-cell table:style-name="ce5" office:value-type="string" calcext:value-type="string">
            <text:p>James Sunderland (politician)</text:p>
          </table:table-cell>
          <table:table-cell table:style-name="ce9" table:content-validation-name="val1" table:formula="of:=IF(COUNTIF([$Cabinet.$A$1:.$A$1048576];[.B139]); &quot;Cabinet&quot;; IF(COUNTIF([$Parties.$A$1:.$A$1048576];[.B139]); &quot;Party&quot;; IF(COUNTIF([$Locations.$A$1:.$A$1048576];[.B139]); &quot;Location&quot;; IF(COUNTIF([$'Members of Parliament'.$A$1:.$A$1048576];[.B139]); &quot;MP&quot;; IF(COUNTIF([$Governance.$A$1:.$A$1048576];[.B139]); &quot;Governance&quot;; IF(COUNTIF([$Incorrect.$A$1:.$A$1048576];[.B139]); &quot;Incorrect&quot;; IF(COUNTIF([$Politicians.$A$1:.$A$1048576];[.B139]); &quot;Politician&quot;; IF(COUNTIF([$Journalists.$A$1:.$A$1048576];[.B139]); &quot;Journalist&quot;; IF(COUNTIF([$Lords.$A$1:.$A$1048576];[.B139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30" calcext:value-type="float">
            <text:p>130</text:p>
          </table:table-cell>
          <table:table-cell table:style-name="ce5" office:value-type="string" calcext:value-type="string">
            <text:p>James Duddridge</text:p>
          </table:table-cell>
          <table:table-cell table:style-name="ce9" table:content-validation-name="val1" table:formula="of:=IF(COUNTIF([$Cabinet.$A$1:.$A$1048576];[.B140]); &quot;Cabinet&quot;; IF(COUNTIF([$Parties.$A$1:.$A$1048576];[.B140]); &quot;Party&quot;; IF(COUNTIF([$Locations.$A$1:.$A$1048576];[.B140]); &quot;Location&quot;; IF(COUNTIF([$'Members of Parliament'.$A$1:.$A$1048576];[.B140]); &quot;MP&quot;; IF(COUNTIF([$Governance.$A$1:.$A$1048576];[.B140]); &quot;Governance&quot;; IF(COUNTIF([$Incorrect.$A$1:.$A$1048576];[.B140]); &quot;Incorrect&quot;; IF(COUNTIF([$Politicians.$A$1:.$A$1048576];[.B140]); &quot;Politician&quot;; IF(COUNTIF([$Journalists.$A$1:.$A$1048576];[.B140]); &quot;Journalist&quot;; IF(COUNTIF([$Lords.$A$1:.$A$1048576];[.B140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31" calcext:value-type="float">
            <text:p>131</text:p>
          </table:table-cell>
          <table:table-cell table:style-name="ce5" office:value-type="string" calcext:value-type="string">
            <text:p>Lee Rowley</text:p>
          </table:table-cell>
          <table:table-cell table:style-name="ce9" table:content-validation-name="val1" table:formula="of:=IF(COUNTIF([$Cabinet.$A$1:.$A$1048576];[.B141]); &quot;Cabinet&quot;; IF(COUNTIF([$Parties.$A$1:.$A$1048576];[.B141]); &quot;Party&quot;; IF(COUNTIF([$Locations.$A$1:.$A$1048576];[.B141]); &quot;Location&quot;; IF(COUNTIF([$'Members of Parliament'.$A$1:.$A$1048576];[.B141]); &quot;MP&quot;; IF(COUNTIF([$Governance.$A$1:.$A$1048576];[.B141]); &quot;Governance&quot;; IF(COUNTIF([$Incorrect.$A$1:.$A$1048576];[.B141]); &quot;Incorrect&quot;; IF(COUNTIF([$Politicians.$A$1:.$A$1048576];[.B141]); &quot;Politician&quot;; IF(COUNTIF([$Journalists.$A$1:.$A$1048576];[.B141]); &quot;Journalist&quot;; IF(COUNTIF([$Lords.$A$1:.$A$1048576];[.B141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32" calcext:value-type="float">
            <text:p>132</text:p>
          </table:table-cell>
          <table:table-cell table:style-name="ce5" office:value-type="string" calcext:value-type="string">
            <text:p>Andrew Griffith</text:p>
          </table:table-cell>
          <table:table-cell table:style-name="ce9" table:content-validation-name="val1" table:formula="of:=IF(COUNTIF([$Cabinet.$A$1:.$A$1048576];[.B142]); &quot;Cabinet&quot;; IF(COUNTIF([$Parties.$A$1:.$A$1048576];[.B142]); &quot;Party&quot;; IF(COUNTIF([$Locations.$A$1:.$A$1048576];[.B142]); &quot;Location&quot;; IF(COUNTIF([$'Members of Parliament'.$A$1:.$A$1048576];[.B142]); &quot;MP&quot;; IF(COUNTIF([$Governance.$A$1:.$A$1048576];[.B142]); &quot;Governance&quot;; IF(COUNTIF([$Incorrect.$A$1:.$A$1048576];[.B142]); &quot;Incorrect&quot;; IF(COUNTIF([$Politicians.$A$1:.$A$1048576];[.B142]); &quot;Politician&quot;; IF(COUNTIF([$Journalists.$A$1:.$A$1048576];[.B142]); &quot;Journalist&quot;; IF(COUNTIF([$Lords.$A$1:.$A$1048576];[.B142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33" calcext:value-type="float">
            <text:p>133</text:p>
          </table:table-cell>
          <table:table-cell table:style-name="ce5" office:value-type="string" calcext:value-type="string">
            <text:p>Anna Firth</text:p>
          </table:table-cell>
          <table:table-cell table:style-name="ce9" table:content-validation-name="val1" table:formula="of:=IF(COUNTIF([$Cabinet.$A$1:.$A$1048576];[.B143]); &quot;Cabinet&quot;; IF(COUNTIF([$Parties.$A$1:.$A$1048576];[.B143]); &quot;Party&quot;; IF(COUNTIF([$Locations.$A$1:.$A$1048576];[.B143]); &quot;Location&quot;; IF(COUNTIF([$'Members of Parliament'.$A$1:.$A$1048576];[.B143]); &quot;MP&quot;; IF(COUNTIF([$Governance.$A$1:.$A$1048576];[.B143]); &quot;Governance&quot;; IF(COUNTIF([$Incorrect.$A$1:.$A$1048576];[.B143]); &quot;Incorrect&quot;; IF(COUNTIF([$Politicians.$A$1:.$A$1048576];[.B143]); &quot;Politician&quot;; IF(COUNTIF([$Journalists.$A$1:.$A$1048576];[.B143]); &quot;Journalist&quot;; IF(COUNTIF([$Lords.$A$1:.$A$1048576];[.B143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34" calcext:value-type="float">
            <text:p>134</text:p>
          </table:table-cell>
          <table:table-cell table:style-name="ce5" office:value-type="string" calcext:value-type="string">
            <text:p>Douglas Ross (Scottish politician)</text:p>
          </table:table-cell>
          <table:table-cell table:style-name="ce9" table:content-validation-name="val1" table:formula="of:=IF(COUNTIF([$Cabinet.$A$1:.$A$1048576];[.B144]); &quot;Cabinet&quot;; IF(COUNTIF([$Parties.$A$1:.$A$1048576];[.B144]); &quot;Party&quot;; IF(COUNTIF([$Locations.$A$1:.$A$1048576];[.B144]); &quot;Location&quot;; IF(COUNTIF([$'Members of Parliament'.$A$1:.$A$1048576];[.B144]); &quot;MP&quot;; IF(COUNTIF([$Governance.$A$1:.$A$1048576];[.B144]); &quot;Governance&quot;; IF(COUNTIF([$Incorrect.$A$1:.$A$1048576];[.B144]); &quot;Incorrect&quot;; IF(COUNTIF([$Politicians.$A$1:.$A$1048576];[.B144]); &quot;Politician&quot;; IF(COUNTIF([$Journalists.$A$1:.$A$1048576];[.B144]); &quot;Journalist&quot;; IF(COUNTIF([$Lords.$A$1:.$A$1048576];[.B144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35" calcext:value-type="float">
            <text:p>135</text:p>
          </table:table-cell>
          <table:table-cell table:style-name="ce5" office:value-type="string" calcext:value-type="string">
            <text:p>David Frost, Baron Frost</text:p>
          </table:table-cell>
          <table:table-cell table:style-name="ce9" table:content-validation-name="val1" table:formula="of:=IF(COUNTIF([$Cabinet.$A$1:.$A$1048576];[.B145]); &quot;Cabinet&quot;; IF(COUNTIF([$Parties.$A$1:.$A$1048576];[.B145]); &quot;Party&quot;; IF(COUNTIF([$Locations.$A$1:.$A$1048576];[.B145]); &quot;Location&quot;; IF(COUNTIF([$'Members of Parliament'.$A$1:.$A$1048576];[.B145]); &quot;MP&quot;; IF(COUNTIF([$Governance.$A$1:.$A$1048576];[.B145]); &quot;Governance&quot;; IF(COUNTIF([$Incorrect.$A$1:.$A$1048576];[.B145]); &quot;Incorrect&quot;; IF(COUNTIF([$Politicians.$A$1:.$A$1048576];[.B145]); &quot;Politician&quot;; IF(COUNTIF([$Journalists.$A$1:.$A$1048576];[.B145]); &quot;Journalist&quot;; IF(COUNTIF([$Lords.$A$1:.$A$1048576];[.B145]); &quot;Lord&quot;; &quot;&quot;)))))))))" office:value-type="string" office:string-value="Lord" calcext:value-type="string">
            <text:p>Lord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36" calcext:value-type="float">
            <text:p>136</text:p>
          </table:table-cell>
          <table:table-cell table:style-name="ce5" office:value-type="string" calcext:value-type="string">
            <text:p>Michael Ancram</text:p>
          </table:table-cell>
          <table:table-cell table:style-name="ce9" table:content-validation-name="val1" table:formula="of:=IF(COUNTIF([$Cabinet.$A$1:.$A$1048576];[.B146]); &quot;Cabinet&quot;; IF(COUNTIF([$Parties.$A$1:.$A$1048576];[.B146]); &quot;Party&quot;; IF(COUNTIF([$Locations.$A$1:.$A$1048576];[.B146]); &quot;Location&quot;; IF(COUNTIF([$'Members of Parliament'.$A$1:.$A$1048576];[.B146]); &quot;MP&quot;; IF(COUNTIF([$Governance.$A$1:.$A$1048576];[.B146]); &quot;Governance&quot;; IF(COUNTIF([$Incorrect.$A$1:.$A$1048576];[.B146]); &quot;Incorrect&quot;; IF(COUNTIF([$Politicians.$A$1:.$A$1048576];[.B146]); &quot;Politician&quot;; IF(COUNTIF([$Journalists.$A$1:.$A$1048576];[.B146]); &quot;Journalist&quot;; IF(COUNTIF([$Lords.$A$1:.$A$1048576];[.B146]); &quot;Lord&quot;; &quot;&quot;)))))))))" office:value-type="string" office:string-value="Lord" calcext:value-type="string">
            <text:p>Lord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37" calcext:value-type="float">
            <text:p>137</text:p>
          </table:table-cell>
          <table:table-cell table:style-name="ce5" office:value-type="string" calcext:value-type="string">
            <text:p>George Osborne</text:p>
          </table:table-cell>
          <table:table-cell table:style-name="ce9" table:content-validation-name="val1" table:formula="of:=IF(COUNTIF([$Cabinet.$A$1:.$A$1048576];[.B147]); &quot;Cabinet&quot;; IF(COUNTIF([$Parties.$A$1:.$A$1048576];[.B147]); &quot;Party&quot;; IF(COUNTIF([$Locations.$A$1:.$A$1048576];[.B147]); &quot;Location&quot;; IF(COUNTIF([$'Members of Parliament'.$A$1:.$A$1048576];[.B147]); &quot;MP&quot;; IF(COUNTIF([$Governance.$A$1:.$A$1048576];[.B147]); &quot;Governance&quot;; IF(COUNTIF([$Incorrect.$A$1:.$A$1048576];[.B147]); &quot;Incorrect&quot;; IF(COUNTIF([$Politicians.$A$1:.$A$1048576];[.B147]); &quot;Politician&quot;; IF(COUNTIF([$Journalists.$A$1:.$A$1048576];[.B147]); &quot;Journalist&quot;; IF(COUNTIF([$Lords.$A$1:.$A$1048576];[.B147]); &quot;Lord&quot;; &quot;&quot;)))))))))" office:value-type="string" office:string-value="Incorrect" calcext:value-type="string">
            <text:p>Incorrec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38" calcext:value-type="float">
            <text:p>138</text:p>
          </table:table-cell>
          <table:table-cell table:style-name="ce5" office:value-type="string" calcext:value-type="string">
            <text:p>Esther McVey</text:p>
          </table:table-cell>
          <table:table-cell table:style-name="ce9" table:content-validation-name="val1" table:formula="of:=IF(COUNTIF([$Cabinet.$A$1:.$A$1048576];[.B148]); &quot;Cabinet&quot;; IF(COUNTIF([$Parties.$A$1:.$A$1048576];[.B148]); &quot;Party&quot;; IF(COUNTIF([$Locations.$A$1:.$A$1048576];[.B148]); &quot;Location&quot;; IF(COUNTIF([$'Members of Parliament'.$A$1:.$A$1048576];[.B148]); &quot;MP&quot;; IF(COUNTIF([$Governance.$A$1:.$A$1048576];[.B148]); &quot;Governance&quot;; IF(COUNTIF([$Incorrect.$A$1:.$A$1048576];[.B148]); &quot;Incorrect&quot;; IF(COUNTIF([$Politicians.$A$1:.$A$1048576];[.B148]); &quot;Politician&quot;; IF(COUNTIF([$Journalists.$A$1:.$A$1048576];[.B148]); &quot;Journalist&quot;; IF(COUNTIF([$Lords.$A$1:.$A$1048576];[.B148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39" calcext:value-type="float">
            <text:p>139</text:p>
          </table:table-cell>
          <table:table-cell table:style-name="ce5" office:value-type="string" calcext:value-type="string">
            <text:p>John Glen (politician)</text:p>
          </table:table-cell>
          <table:table-cell table:style-name="ce9" table:content-validation-name="val1" table:formula="of:=IF(COUNTIF([$Cabinet.$A$1:.$A$1048576];[.B149]); &quot;Cabinet&quot;; IF(COUNTIF([$Parties.$A$1:.$A$1048576];[.B149]); &quot;Party&quot;; IF(COUNTIF([$Locations.$A$1:.$A$1048576];[.B149]); &quot;Location&quot;; IF(COUNTIF([$'Members of Parliament'.$A$1:.$A$1048576];[.B149]); &quot;MP&quot;; IF(COUNTIF([$Governance.$A$1:.$A$1048576];[.B149]); &quot;Governance&quot;; IF(COUNTIF([$Incorrect.$A$1:.$A$1048576];[.B149]); &quot;Incorrect&quot;; IF(COUNTIF([$Politicians.$A$1:.$A$1048576];[.B149]); &quot;Politician&quot;; IF(COUNTIF([$Journalists.$A$1:.$A$1048576];[.B149]); &quot;Journalist&quot;; IF(COUNTIF([$Lords.$A$1:.$A$1048576];[.B149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40" calcext:value-type="float">
            <text:p>140</text:p>
          </table:table-cell>
          <table:table-cell table:style-name="ce5" office:value-type="string" calcext:value-type="string">
            <text:p>Maria Caulfield</text:p>
          </table:table-cell>
          <table:table-cell table:style-name="ce9" table:content-validation-name="val1" table:formula="of:=IF(COUNTIF([$Cabinet.$A$1:.$A$1048576];[.B150]); &quot;Cabinet&quot;; IF(COUNTIF([$Parties.$A$1:.$A$1048576];[.B150]); &quot;Party&quot;; IF(COUNTIF([$Locations.$A$1:.$A$1048576];[.B150]); &quot;Location&quot;; IF(COUNTIF([$'Members of Parliament'.$A$1:.$A$1048576];[.B150]); &quot;MP&quot;; IF(COUNTIF([$Governance.$A$1:.$A$1048576];[.B150]); &quot;Governance&quot;; IF(COUNTIF([$Incorrect.$A$1:.$A$1048576];[.B150]); &quot;Incorrect&quot;; IF(COUNTIF([$Politicians.$A$1:.$A$1048576];[.B150]); &quot;Politician&quot;; IF(COUNTIF([$Journalists.$A$1:.$A$1048576];[.B150]); &quot;Journalist&quot;; IF(COUNTIF([$Lords.$A$1:.$A$1048576];[.B150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41" calcext:value-type="float">
            <text:p>141</text:p>
          </table:table-cell>
          <table:table-cell table:style-name="ce5" office:value-type="string" calcext:value-type="string">
            <text:p>Natalie Evans, Baroness Evans of Bowes Park</text:p>
          </table:table-cell>
          <table:table-cell table:style-name="ce9" table:content-validation-name="val1" table:formula="of:=IF(COUNTIF([$Cabinet.$A$1:.$A$1048576];[.B151]); &quot;Cabinet&quot;; IF(COUNTIF([$Parties.$A$1:.$A$1048576];[.B151]); &quot;Party&quot;; IF(COUNTIF([$Locations.$A$1:.$A$1048576];[.B151]); &quot;Location&quot;; IF(COUNTIF([$'Members of Parliament'.$A$1:.$A$1048576];[.B151]); &quot;MP&quot;; IF(COUNTIF([$Governance.$A$1:.$A$1048576];[.B151]); &quot;Governance&quot;; IF(COUNTIF([$Incorrect.$A$1:.$A$1048576];[.B151]); &quot;Incorrect&quot;; IF(COUNTIF([$Politicians.$A$1:.$A$1048576];[.B151]); &quot;Politician&quot;; IF(COUNTIF([$Journalists.$A$1:.$A$1048576];[.B151]); &quot;Journalist&quot;; IF(COUNTIF([$Lords.$A$1:.$A$1048576];[.B151]); &quot;Lord&quot;; &quot;&quot;)))))))))" office:value-type="string" office:string-value="Lord" calcext:value-type="string">
            <text:p>Lord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42" calcext:value-type="float">
            <text:p>142</text:p>
          </table:table-cell>
          <table:table-cell table:style-name="ce5" office:value-type="string" calcext:value-type="string">
            <text:p>George Eustice</text:p>
          </table:table-cell>
          <table:table-cell table:style-name="ce9" table:content-validation-name="val1" table:formula="of:=IF(COUNTIF([$Cabinet.$A$1:.$A$1048576];[.B152]); &quot;Cabinet&quot;; IF(COUNTIF([$Parties.$A$1:.$A$1048576];[.B152]); &quot;Party&quot;; IF(COUNTIF([$Locations.$A$1:.$A$1048576];[.B152]); &quot;Location&quot;; IF(COUNTIF([$'Members of Parliament'.$A$1:.$A$1048576];[.B152]); &quot;MP&quot;; IF(COUNTIF([$Governance.$A$1:.$A$1048576];[.B152]); &quot;Governance&quot;; IF(COUNTIF([$Incorrect.$A$1:.$A$1048576];[.B152]); &quot;Incorrect&quot;; IF(COUNTIF([$Politicians.$A$1:.$A$1048576];[.B152]); &quot;Politician&quot;; IF(COUNTIF([$Journalists.$A$1:.$A$1048576];[.B152]); &quot;Journalist&quot;; IF(COUNTIF([$Lords.$A$1:.$A$1048576];[.B152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43" calcext:value-type="float">
            <text:p>143</text:p>
          </table:table-cell>
          <table:table-cell table:style-name="ce5" office:value-type="string" calcext:value-type="string">
            <text:p>Marcus Fysh</text:p>
          </table:table-cell>
          <table:table-cell table:style-name="ce9" table:content-validation-name="val1" table:formula="of:=IF(COUNTIF([$Cabinet.$A$1:.$A$1048576];[.B153]); &quot;Cabinet&quot;; IF(COUNTIF([$Parties.$A$1:.$A$1048576];[.B153]); &quot;Party&quot;; IF(COUNTIF([$Locations.$A$1:.$A$1048576];[.B153]); &quot;Location&quot;; IF(COUNTIF([$'Members of Parliament'.$A$1:.$A$1048576];[.B153]); &quot;MP&quot;; IF(COUNTIF([$Governance.$A$1:.$A$1048576];[.B153]); &quot;Governance&quot;; IF(COUNTIF([$Incorrect.$A$1:.$A$1048576];[.B153]); &quot;Incorrect&quot;; IF(COUNTIF([$Politicians.$A$1:.$A$1048576];[.B153]); &quot;Politician&quot;; IF(COUNTIF([$Journalists.$A$1:.$A$1048576];[.B153]); &quot;Journalist&quot;; IF(COUNTIF([$Lords.$A$1:.$A$1048576];[.B153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44" calcext:value-type="float">
            <text:p>144</text:p>
          </table:table-cell>
          <table:table-cell table:style-name="ce5" office:value-type="string" calcext:value-type="string">
            <text:p>Zac Goldsmith</text:p>
          </table:table-cell>
          <table:table-cell table:style-name="ce9" table:content-validation-name="val1" table:formula="of:=IF(COUNTIF([$Cabinet.$A$1:.$A$1048576];[.B154]); &quot;Cabinet&quot;; IF(COUNTIF([$Parties.$A$1:.$A$1048576];[.B154]); &quot;Party&quot;; IF(COUNTIF([$Locations.$A$1:.$A$1048576];[.B154]); &quot;Location&quot;; IF(COUNTIF([$'Members of Parliament'.$A$1:.$A$1048576];[.B154]); &quot;MP&quot;; IF(COUNTIF([$Governance.$A$1:.$A$1048576];[.B154]); &quot;Governance&quot;; IF(COUNTIF([$Incorrect.$A$1:.$A$1048576];[.B154]); &quot;Incorrect&quot;; IF(COUNTIF([$Politicians.$A$1:.$A$1048576];[.B154]); &quot;Politician&quot;; IF(COUNTIF([$Journalists.$A$1:.$A$1048576];[.B154]); &quot;Journalist&quot;; IF(COUNTIF([$Lords.$A$1:.$A$1048576];[.B154]); &quot;Lord&quot;; &quot;&quot;)))))))))" office:value-type="string" office:string-value="Lord" calcext:value-type="string">
            <text:p>Lord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45" calcext:value-type="float">
            <text:p>145</text:p>
          </table:table-cell>
          <table:table-cell table:style-name="ce5" office:value-type="string" calcext:value-type="string">
            <text:p>Philip Hammond</text:p>
          </table:table-cell>
          <table:table-cell table:style-name="ce9" table:content-validation-name="val1" table:formula="of:=IF(COUNTIF([$Cabinet.$A$1:.$A$1048576];[.B155]); &quot;Cabinet&quot;; IF(COUNTIF([$Parties.$A$1:.$A$1048576];[.B155]); &quot;Party&quot;; IF(COUNTIF([$Locations.$A$1:.$A$1048576];[.B155]); &quot;Location&quot;; IF(COUNTIF([$'Members of Parliament'.$A$1:.$A$1048576];[.B155]); &quot;MP&quot;; IF(COUNTIF([$Governance.$A$1:.$A$1048576];[.B155]); &quot;Governance&quot;; IF(COUNTIF([$Incorrect.$A$1:.$A$1048576];[.B155]); &quot;Incorrect&quot;; IF(COUNTIF([$Politicians.$A$1:.$A$1048576];[.B155]); &quot;Politician&quot;; IF(COUNTIF([$Journalists.$A$1:.$A$1048576];[.B155]); &quot;Journalist&quot;; IF(COUNTIF([$Lords.$A$1:.$A$1048576];[.B155]); &quot;Lord&quot;; &quot;&quot;)))))))))" office:value-type="string" office:string-value="Lord" calcext:value-type="string">
            <text:p>Lord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46" calcext:value-type="float">
            <text:p>146</text:p>
          </table:table-cell>
          <table:table-cell table:style-name="ce5" office:value-type="string" calcext:value-type="string">
            <text:p>Simon Baynes</text:p>
          </table:table-cell>
          <table:table-cell table:style-name="ce9" table:content-validation-name="val1" table:formula="of:=IF(COUNTIF([$Cabinet.$A$1:.$A$1048576];[.B156]); &quot;Cabinet&quot;; IF(COUNTIF([$Parties.$A$1:.$A$1048576];[.B156]); &quot;Party&quot;; IF(COUNTIF([$Locations.$A$1:.$A$1048576];[.B156]); &quot;Location&quot;; IF(COUNTIF([$'Members of Parliament'.$A$1:.$A$1048576];[.B156]); &quot;MP&quot;; IF(COUNTIF([$Governance.$A$1:.$A$1048576];[.B156]); &quot;Governance&quot;; IF(COUNTIF([$Incorrect.$A$1:.$A$1048576];[.B156]); &quot;Incorrect&quot;; IF(COUNTIF([$Politicians.$A$1:.$A$1048576];[.B156]); &quot;Politician&quot;; IF(COUNTIF([$Journalists.$A$1:.$A$1048576];[.B156]); &quot;Journalist&quot;; IF(COUNTIF([$Lords.$A$1:.$A$1048576];[.B156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47" calcext:value-type="float">
            <text:p>147</text:p>
          </table:table-cell>
          <table:table-cell table:style-name="ce5" office:value-type="string" calcext:value-type="string">
            <text:p>David Mellor</text:p>
          </table:table-cell>
          <table:table-cell table:style-name="ce9" table:content-validation-name="val1" table:formula="of:=IF(COUNTIF([$Cabinet.$A$1:.$A$1048576];[.B157]); &quot;Cabinet&quot;; IF(COUNTIF([$Parties.$A$1:.$A$1048576];[.B157]); &quot;Party&quot;; IF(COUNTIF([$Locations.$A$1:.$A$1048576];[.B157]); &quot;Location&quot;; IF(COUNTIF([$'Members of Parliament'.$A$1:.$A$1048576];[.B157]); &quot;MP&quot;; IF(COUNTIF([$Governance.$A$1:.$A$1048576];[.B157]); &quot;Governance&quot;; IF(COUNTIF([$Incorrect.$A$1:.$A$1048576];[.B157]); &quot;Incorrect&quot;; IF(COUNTIF([$Politicians.$A$1:.$A$1048576];[.B157]); &quot;Politician&quot;; IF(COUNTIF([$Journalists.$A$1:.$A$1048576];[.B157]); &quot;Journalist&quot;; IF(COUNTIF([$Lords.$A$1:.$A$1048576];[.B157]); &quot;Lord&quot;; &quot;&quot;)))))))))" office:value-type="string" office:string-value="Journalist" calcext:value-type="string">
            <text:p>Journalis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48" calcext:value-type="float">
            <text:p>148</text:p>
          </table:table-cell>
          <table:table-cell table:style-name="ce5" office:value-type="string" calcext:value-type="string">
            <text:p>Andrew Murrison</text:p>
          </table:table-cell>
          <table:table-cell table:style-name="ce9" table:content-validation-name="val1" table:formula="of:=IF(COUNTIF([$Cabinet.$A$1:.$A$1048576];[.B158]); &quot;Cabinet&quot;; IF(COUNTIF([$Parties.$A$1:.$A$1048576];[.B158]); &quot;Party&quot;; IF(COUNTIF([$Locations.$A$1:.$A$1048576];[.B158]); &quot;Location&quot;; IF(COUNTIF([$'Members of Parliament'.$A$1:.$A$1048576];[.B158]); &quot;MP&quot;; IF(COUNTIF([$Governance.$A$1:.$A$1048576];[.B158]); &quot;Governance&quot;; IF(COUNTIF([$Incorrect.$A$1:.$A$1048576];[.B158]); &quot;Incorrect&quot;; IF(COUNTIF([$Politicians.$A$1:.$A$1048576];[.B158]); &quot;Politician&quot;; IF(COUNTIF([$Journalists.$A$1:.$A$1048576];[.B158]); &quot;Journalist&quot;; IF(COUNTIF([$Lords.$A$1:.$A$1048576];[.B158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49" calcext:value-type="float">
            <text:p>149</text:p>
          </table:table-cell>
          <table:table-cell table:style-name="ce5" office:value-type="string" calcext:value-type="string">
            <text:p>Jonathan Djanogly</text:p>
          </table:table-cell>
          <table:table-cell table:style-name="ce9" table:content-validation-name="val1" table:formula="of:=IF(COUNTIF([$Cabinet.$A$1:.$A$1048576];[.B159]); &quot;Cabinet&quot;; IF(COUNTIF([$Parties.$A$1:.$A$1048576];[.B159]); &quot;Party&quot;; IF(COUNTIF([$Locations.$A$1:.$A$1048576];[.B159]); &quot;Location&quot;; IF(COUNTIF([$'Members of Parliament'.$A$1:.$A$1048576];[.B159]); &quot;MP&quot;; IF(COUNTIF([$Governance.$A$1:.$A$1048576];[.B159]); &quot;Governance&quot;; IF(COUNTIF([$Incorrect.$A$1:.$A$1048576];[.B159]); &quot;Incorrect&quot;; IF(COUNTIF([$Politicians.$A$1:.$A$1048576];[.B159]); &quot;Politician&quot;; IF(COUNTIF([$Journalists.$A$1:.$A$1048576];[.B159]); &quot;Journalist&quot;; IF(COUNTIF([$Lords.$A$1:.$A$1048576];[.B159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50" calcext:value-type="float">
            <text:p>150</text:p>
          </table:table-cell>
          <table:table-cell table:style-name="ce5" office:value-type="string" calcext:value-type="string">
            <text:p>Vicky Ford</text:p>
          </table:table-cell>
          <table:table-cell table:style-name="ce9" table:content-validation-name="val1" table:formula="of:=IF(COUNTIF([$Cabinet.$A$1:.$A$1048576];[.B160]); &quot;Cabinet&quot;; IF(COUNTIF([$Parties.$A$1:.$A$1048576];[.B160]); &quot;Party&quot;; IF(COUNTIF([$Locations.$A$1:.$A$1048576];[.B160]); &quot;Location&quot;; IF(COUNTIF([$'Members of Parliament'.$A$1:.$A$1048576];[.B160]); &quot;MP&quot;; IF(COUNTIF([$Governance.$A$1:.$A$1048576];[.B160]); &quot;Governance&quot;; IF(COUNTIF([$Incorrect.$A$1:.$A$1048576];[.B160]); &quot;Incorrect&quot;; IF(COUNTIF([$Politicians.$A$1:.$A$1048576];[.B160]); &quot;Politician&quot;; IF(COUNTIF([$Journalists.$A$1:.$A$1048576];[.B160]); &quot;Journalist&quot;; IF(COUNTIF([$Lords.$A$1:.$A$1048576];[.B160]); &quot;Lord&quot;; &quot;&quot;)))))))))" office:value-type="string" office:string-value="Cabinet" calcext:value-type="string">
            <text:p>Cabinet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51" calcext:value-type="float">
            <text:p>151</text:p>
          </table:table-cell>
          <table:table-cell table:style-name="ce5" office:value-type="string" calcext:value-type="string">
            <text:p>Karen Bradley</text:p>
          </table:table-cell>
          <table:table-cell table:style-name="ce9" table:content-validation-name="val1" table:formula="of:=IF(COUNTIF([$Cabinet.$A$1:.$A$1048576];[.B161]); &quot;Cabinet&quot;; IF(COUNTIF([$Parties.$A$1:.$A$1048576];[.B161]); &quot;Party&quot;; IF(COUNTIF([$Locations.$A$1:.$A$1048576];[.B161]); &quot;Location&quot;; IF(COUNTIF([$'Members of Parliament'.$A$1:.$A$1048576];[.B161]); &quot;MP&quot;; IF(COUNTIF([$Governance.$A$1:.$A$1048576];[.B161]); &quot;Governance&quot;; IF(COUNTIF([$Incorrect.$A$1:.$A$1048576];[.B161]); &quot;Incorrect&quot;; IF(COUNTIF([$Politicians.$A$1:.$A$1048576];[.B161]); &quot;Politician&quot;; IF(COUNTIF([$Journalists.$A$1:.$A$1048576];[.B161]); &quot;Journalist&quot;; IF(COUNTIF([$Lords.$A$1:.$A$1048576];[.B161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1">
          <table:table-cell table:style-name="ce2" table:formula="of:=ROW()-10" office:value-type="float" office:value="152" calcext:value-type="float">
            <text:p>152</text:p>
          </table:table-cell>
          <table:table-cell table:style-name="ce5" office:value-type="string" calcext:value-type="string">
            <text:p>Jake Berry</text:p>
          </table:table-cell>
          <table:table-cell table:style-name="ce9" table:content-validation-name="val1" table:formula="of:=IF(COUNTIF([$Cabinet.$A$1:.$A$1048576];[.B162]); &quot;Cabinet&quot;; IF(COUNTIF([$Parties.$A$1:.$A$1048576];[.B162]); &quot;Party&quot;; IF(COUNTIF([$Locations.$A$1:.$A$1048576];[.B162]); &quot;Location&quot;; IF(COUNTIF([$'Members of Parliament'.$A$1:.$A$1048576];[.B162]); &quot;MP&quot;; IF(COUNTIF([$Governance.$A$1:.$A$1048576];[.B162]); &quot;Governance&quot;; IF(COUNTIF([$Incorrect.$A$1:.$A$1048576];[.B162]); &quot;Incorrect&quot;; IF(COUNTIF([$Politicians.$A$1:.$A$1048576];[.B162]); &quot;Politician&quot;; IF(COUNTIF([$Journalists.$A$1:.$A$1048576];[.B162]); &quot;Journalist&quot;; IF(COUNTIF([$Lords.$A$1:.$A$1048576];[.B162]); &quot;Lord&quot;; &quot;&quot;)))))))))" office:value-type="string" office:string-value="MP" calcext:value-type="string">
            <text:p>MP</text:p>
          </table:table-cell>
          <table:table-cell table:number-columns-repeated="1021"/>
        </table:table-row>
        <table:table-row table:style-name="ro2" table:number-rows-repeated="10484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0904'.A1:'20220904'.C162">
            <calcext:condition calcext:apply-style-name="ConditionalStyle_1" calcext:value="=&quot;Incorrect&quot;" calcext:base-cell-address="'20220904'.A1"/>
          </calcext:conditional-format>
          <calcext:conditional-format calcext:target-range-address="'20220904'.A1:'20220904'.C162">
            <calcext:condition calcext:apply-style-name="ConditionalStyle_2" calcext:value="=&quot;Location&quot;" calcext:base-cell-address="'20220904'.A1"/>
          </calcext:conditional-format>
          <calcext:conditional-format calcext:target-range-address="'20220904'.A1:'20220904'.C162">
            <calcext:condition calcext:apply-style-name="ConditionalStyle_3" calcext:value="=&quot;Governance&quot;" calcext:base-cell-address="'20220904'.A1"/>
          </calcext:conditional-format>
          <calcext:conditional-format calcext:target-range-address="'20220904'.A1:'20220904'.C162">
            <calcext:condition calcext:apply-style-name="ConditionalStyle_4" calcext:value="=&quot;Party&quot;" calcext:base-cell-address="'20220904'.A1"/>
          </calcext:conditional-format>
        </calcext:conditional-formats>
      </table:table>
      <table:table table:name="Members of Parliament" table:style-name="ta2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>
            <text:p>Stephen Kinno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in Milla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irsty Black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Flynn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Neil Gray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eo Docherty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Wendy Morton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Graham Brady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Mark Tami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Nigel Mill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ave Doogan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Hywel William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rendan O'Hara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Andrew Griffit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ee Anderson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amian Green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Angela Rayn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 Butler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Allan Doran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Victoria Prenti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avid Dugui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Margaret Hodg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n Jarv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anie Peaco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F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Baron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ia Mill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rendan Clarke-Sm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ra Hobhous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racy Brab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sha de Cordov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y Morriss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ob Stewart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ohammad Yas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vin Robi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Finuca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laire Hann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Mask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eil Coy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ne-Marie Trevely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Lamon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shanara Al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aham Stua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uw Merri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Evenne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k Whit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reet G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ck Drom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ahir Al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am Byr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abana Mahmoo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ry Sambroo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halid Mahmoo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ve McCab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ss Phillip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henna Davi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te Holler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aham String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Mayna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cott Benton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k Sm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z Twis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Lev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k Gibb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Fletch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Log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Yasmin Quresh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Gre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Dow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tt War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uke Eva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bias Ellwoo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onor Bur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Sunderland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mran Hussa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dith Cummi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aseem Sha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Cleverl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ay Jones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wn Butl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arry Gardin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th Cadbu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ex Burgha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ie Wall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Liddell-Graing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Perc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loyd Russell-Moy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roline Luca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rry McCarth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rren Jon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rin Smy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hangam Debbonai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rome Mayhe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ob Ne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jid Javi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arles Walker (British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rren Hen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eg Smith (British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tony Higginbot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te Griffith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Dal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tian Wake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 Church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ayne Davi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ie Sto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raig Whittak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arriet Har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rge Eustic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niel Zeichn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manda Mill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sie Duffie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 Steve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na McMorr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Dought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vin Brenn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Steve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athan Edward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Ha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lliot Colbur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becca Harr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hilippa Whit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el Strid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n Poul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n Lak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ward Arga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racey Crou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y Robinson (British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icky 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eg Hand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ex Chal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eryl Gill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by Perki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illian Keeg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in Duncan Sm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elle Donel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heresa Villier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ndsay Hoy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topher Chop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kie Aik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Mathe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y Fo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iles Watl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tin Vicker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Bayn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Jones (Clwyd West MP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ven Bonna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 Quinc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son McCartn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iona Bruc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rudy Harri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m Pursglov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olleen Fletch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aiwo Owatem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Zarah Sultan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nry Sm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ieran Mull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rah Jon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ve Re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Philp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uart McDona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th Win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 Crudda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Gibson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reth Joh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Heaton-Harr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 Robert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Gwyn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manda Sollowa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garet Becke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rah Din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nny Krug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Eastwoo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holas Fletch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sie Winter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 Miliban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atalie Elphick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co Longh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ke Woo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len Hay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ister Ja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Mund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wart Hos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La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uglas Chap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z Saville-Robert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pa Huq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Murra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irendra Sharm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ahame Morr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mmy Wil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Jupp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my Callagh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Timm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mian Hind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sa Camer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egory Campb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nny MacAsk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irsten Oswa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laire Coutinho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 Lough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eg Knigh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roline Ans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Holm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ward Timp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mmy Sheppa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idre Bro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Murra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anna Cher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tine Jardi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te Osamo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stin Madder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ec Shelbrook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live Ef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eryal Clar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ambos Charalambou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leanor La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Grayl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ggie Throup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bena Oppong-Asa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minic Raab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n Bradsha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McNall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uella Braver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len Whatel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eema Malhotr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elle Gilderne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ck Loprest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ke Fre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mian Colli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Harp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olum Eastwoo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Menzi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ward Leig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ia Eag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Mear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m Randa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hman Chisht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ison Thewlis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Lind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trick Grad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ne McLaughl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rol Monagh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wart McDona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Stephe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Gran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Gra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Thom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roline Dinenag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nia Antoniazz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reth Davi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dam Hollowa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a Nic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randon Lew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tthew Pennycoo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gela Richard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iane Abbo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eg Hilli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Morris (British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olly Lyn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Davis (British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rek Twig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Slaugh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ulip Siddiq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eil O'Bri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Half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Jon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ob Black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reth Thoma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ke H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rnard Jenk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lly-Ann Ha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n Ma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McDonn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iam Wrag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ke Penn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 Tricke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tthew Of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Howell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sse Nor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lie Mar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Oliver Dowd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uy Opper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Clark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Larg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im Afolam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ir Starm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lia Lopez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therine Wes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remy Qu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ridget Phillip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Ky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arry Sheer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athan Djanogl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ra Britcliff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s Street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m Tar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nnie Cow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rew Hend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m Hunt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ob Seel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remy Corby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mily Thornber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Eva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te Osbor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bie Moo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remy Wrigh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elicity Buch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hilip Hollobo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n Brow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ward Dav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rl Turn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iana Joh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mma Hard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Skidmo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eale Hanv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rge Howar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ffrey Donald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gela Craw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t Sm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ilary Ben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Burg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abian Hamil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ex Sobe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achel Reev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laudia Webb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 Ashwor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z Kenda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Grund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ia Caulfie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net Dab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llie Reev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icky Foxcrof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Cry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Fabrican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rl McCartn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tyn Da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im Joh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n Card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a Bark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Byr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annah Bard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a Griff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ne Hunt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ictoria Atki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hilip Dunne (Ludlow MP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rah Ow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achel Hopki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Rut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heresa Ma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len Grant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Yvonne Fovargu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Whittingda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ucy Pow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fzal Kh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ff Sm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n Brad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lick Drummon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qib Bhatt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rald Jon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adine Dorri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ine Lat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Tomli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rge Free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ms Davi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rancie Mollo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gel Huddles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y McDona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Clarke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Owen Thomp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n Everi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in Stewa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obhain McDonag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Beres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TC Davi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raig William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uglas Ross (Scottish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Morr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a Jenky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ion Fellow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gus MacNei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tina Re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lian Lew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smond Sway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Jenri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aura Farr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i Onwura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k Brow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therine McKinn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aron B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ssica Mord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th Jon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key Brad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ne Marie Morr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Yvette Coop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Pais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tricia Gib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cott Man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elaine Saxb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Hoa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Far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van Jon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Fuller (Conservative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ve Barclay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ee Row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ndy Chamberla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anil Jayawarden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Oliver Hea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cob Rees-Mog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ill Wigg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uncan Bak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Owen Pater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am Fox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stin Tomli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ger Ga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y Glind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raig Trac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ailesh Var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Holden (British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it Malthous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Bridg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Wi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Gray (British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Ellis (British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Lew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loe Sm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live Lew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adia Whittom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ex Norr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lian Greenwoo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cus Jon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Nicol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Elmo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Brokenshi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bbie Abraham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im McMah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istair Carmichae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reth Bac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neliese Dodd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ayla Mor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vin Newland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hairi Bla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Stephe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riam Cat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eil Hudson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 Wisha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Bristo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ny Mercer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uke Polla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ex Davies-Jon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Sym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psana Begu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nny Mordaun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Morg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Crabb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Hendri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uart Andre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leur Ander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Franco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tt Rodd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ok Sharm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cob You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achel Macle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rispin Blun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Bryan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gel Eva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shi Suna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rah Oln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ny Lloy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lly Tolhurs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Duddridg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Rosind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roline Nok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Black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ke Ber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exander Staf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rah Champi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Paws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Simmond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n Spenc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th Edward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garet Ferri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icia Kear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mi Badeno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becca Long-Bai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Glen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Goodw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olly Mumby-Crof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How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ill Ester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gel Adam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aura Tro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Blomfie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live Bett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ill Furnis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Olivia Blak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ouise Haig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Spencer (British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hilip Davi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niel Kawczynsk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ordon Hender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lian Smith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roline Joh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anmanjeet Dhes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lian Knight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Warbur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Girv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Metcalf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thony Browne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ather Wheel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Drax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Hazza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ucy Fraz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eryll Murra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Hay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berto Cost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Bac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a Leadso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therine Fletch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mma Lewell-Bu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vin William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Cartlidg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Bucklan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raig Mackinla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Selou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ry Stree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gan Mohindr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z Trus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remy Hun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Murri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yston Sm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n Whitehea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Ames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mien Moo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wasi Kwarte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isy Coop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ve Doub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onor McGin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ie Rimm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rek Thomas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heo Clark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ren Brad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athan Reynold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McPartlan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yn Sm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avendu Mishr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ex Cunning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tt Vicker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 Gide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athan Gull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ck Brere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ill Cas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uzanne Webb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im Shann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adhim Zahaw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ll Ribeiro-Add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te Gre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obhan Baill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herese Coff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lie Ellio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Gov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Scull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Mitch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rolyn Harr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raint Davi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Pinch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sther McV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becca Po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ucy All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aurence Robert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ffrey Clifton-Brow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Pritcha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vin Hollinrak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uke Hall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ckie Doyle-Pric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eil Paris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homas Tugendha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sena Allin-Kh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vin Fos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k Thomas-Symond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ffrey Cox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thony Mangna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Lamm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erilyn Mackro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eg Clar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unira Wil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n Campb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rla Lockha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oris Joh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Davi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un Cair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lorence Eshalom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mran Ahmad Kh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gela Eag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die Hughes (British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alerie Vaz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lla Creas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Lave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Johnston (British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Spella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arlotte Nichol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y Car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tt Wester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aron Hodg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an Russ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Aldou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us Ghan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ke Amesbu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Bo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Heapp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ant Shapp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Hea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Bow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ola Richard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aun Bai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Lod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tin Docherty-Hugh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yn Brow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sie Coop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tt Hanco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Órfhlaith Beg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arriett Baldw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ren Bu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 Farr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Penros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sa Nand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Hammon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ve Bri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dam Afriy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ison McGover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garet Greenwoo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riti Pate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Court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athan L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Redwoo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ne Steve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t McFadd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uart Ander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in Walk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Jenki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arbara Kee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Bottom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rah Ather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ven Bak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n Wallace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Garni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ke Ka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cus Fys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irginia Crosb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achael Mask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lian Sturd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ill Mortim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um Qaisa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rah Gre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im Leadbea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ouie Fren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len Morg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na Fir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ette Hamil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Lightwoo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Fo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mantha Dix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r Keir Starmer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teve Barcla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topher Pinch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te Kniveton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Steve Baker (politician)</text:p>
          </table:table-cell>
          <table:table-cell table:number-columns-repeated="1023"/>
        </table:table-row>
        <table:table-row table:style-name="ro2" table:number-rows-repeated="104790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embers of Parliament'.A666:'Members of Parliament'.A666">
            <calcext:condition calcext:apply-style-name="ConditionalStyle_2" calcext:value="=&quot;Location&quot;" calcext:base-cell-address="'Members of Parliament'.A666"/>
          </calcext:conditional-format>
          <calcext:conditional-format calcext:target-range-address="'Members of Parliament'.A666:'Members of Parliament'.A666">
            <calcext:condition calcext:apply-style-name="ConditionalStyle_3" calcext:value="=&quot;Governance&quot;" calcext:base-cell-address="'Members of Parliament'.A666"/>
          </calcext:conditional-format>
          <calcext:conditional-format calcext:target-range-address="'Members of Parliament'.A666:'Members of Parliament'.A666">
            <calcext:condition calcext:apply-style-name="ConditionalStyle_4" calcext:value="=&quot;Party&quot;" calcext:base-cell-address="'Members of Parliament'.A666"/>
          </calcext:conditional-format>
          <calcext:conditional-format calcext:target-range-address="'Members of Parliament'.A666:'Members of Parliament'.A666">
            <calcext:condition calcext:apply-style-name="ConditionalStyle_1" calcext:value="=&quot;Incorrect&quot;" calcext:base-cell-address="'Members of Parliament'.A666"/>
          </calcext:conditional-format>
          <calcext:conditional-format calcext:target-range-address="'Members of Parliament'.A5:'Members of Parliament'.A17 'Members of Parliament'.A19:'Members of Parliament'.A22 'Members of Parliament'.A663:'Members of Parliament'.A663">
            <calcext:condition calcext:apply-style-name="ConditionalStyle_1" calcext:value="=&quot;Incorrect&quot;" calcext:base-cell-address="'Members of Parliament'.A5"/>
          </calcext:conditional-format>
          <calcext:conditional-format calcext:target-range-address="'Members of Parliament'.A5:'Members of Parliament'.A17 'Members of Parliament'.A19:'Members of Parliament'.A22 'Members of Parliament'.A663:'Members of Parliament'.A663">
            <calcext:condition calcext:apply-style-name="ConditionalStyle_2" calcext:value="=&quot;Location&quot;" calcext:base-cell-address="'Members of Parliament'.A5"/>
          </calcext:conditional-format>
          <calcext:conditional-format calcext:target-range-address="'Members of Parliament'.A5:'Members of Parliament'.A17 'Members of Parliament'.A19:'Members of Parliament'.A22 'Members of Parliament'.A663:'Members of Parliament'.A663">
            <calcext:condition calcext:apply-style-name="ConditionalStyle_3" calcext:value="=&quot;Governance&quot;" calcext:base-cell-address="'Members of Parliament'.A5"/>
          </calcext:conditional-format>
          <calcext:conditional-format calcext:target-range-address="'Members of Parliament'.A5:'Members of Parliament'.A17 'Members of Parliament'.A19:'Members of Parliament'.A22 'Members of Parliament'.A663:'Members of Parliament'.A663">
            <calcext:condition calcext:apply-style-name="ConditionalStyle_4" calcext:value="=&quot;Party&quot;" calcext:base-cell-address="'Members of Parliament'.A5"/>
          </calcext:conditional-format>
        </calcext:conditional-formats>
      </table:table>
      <table:table table:name="Cabinet" table:style-name="ta3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>
            <text:p>Liz Trus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hérèse Coff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wasi Kwarteng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Jeremy Hun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Cleverl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uella Braver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ant Shapp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n Wallace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randon Lewi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Nadhim Zahaw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nny Mordaun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he Lord Tru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r Jake Ber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ok Sharm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cob Re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Clarke (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mi Badeno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loe Smith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Kit Malthous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anil Jayawarden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Anne-Marie Trevely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elle Donel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Heaton-Harr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ister Ja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r Robert Bucklan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ndy Mor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Philp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ward Arga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Ellis (British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ward Arga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Philp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icky 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m Tugendha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Heapp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aham Stuart (politician)</text:p>
          </table:table-cell>
          <table:table-cell table:number-columns-repeated="1023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55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15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8">
          <table:table-cell table:style-name="ce16"/>
          <table:table-cell table:number-columns-repeated="1023"/>
        </table:table-row>
        <table:table-row table:style-name="ro2" table:number-rows-repeated="10482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binet.A343:Cabinet.A343 Cabinet.A345:Cabinet.A352">
            <calcext:condition calcext:apply-style-name="ConditionalStyle_2" calcext:value="=&quot;Location&quot;" calcext:base-cell-address="Cabinet.A343"/>
          </calcext:conditional-format>
          <calcext:conditional-format calcext:target-range-address="Cabinet.A343:Cabinet.A343 Cabinet.A345:Cabinet.A352">
            <calcext:condition calcext:apply-style-name="ConditionalStyle_3" calcext:value="=&quot;Governance&quot;" calcext:base-cell-address="Cabinet.A343"/>
          </calcext:conditional-format>
          <calcext:conditional-format calcext:target-range-address="Cabinet.A343:Cabinet.A343 Cabinet.A345:Cabinet.A352">
            <calcext:condition calcext:apply-style-name="ConditionalStyle_4" calcext:value="=&quot;Party&quot;" calcext:base-cell-address="Cabinet.A343"/>
          </calcext:conditional-format>
          <calcext:conditional-format calcext:target-range-address="Cabinet.A4:Cabinet.A4 Cabinet.A10:Cabinet.A10 Cabinet.A19:Cabinet.A19 Cabinet.A21:Cabinet.A21 Cabinet.A96:Cabinet.A96 Cabinet.A98:Cabinet.A98 Cabinet.A106:Cabinet.A106 Cabinet.A110:Cabinet.A110 Cabinet.A120:Cabinet.A120 Cabinet.A176:Cabinet.A176 Cabinet.A191:Cabinet.A191 Cabinet.A200:Cabinet.A200 Cabinet.A214:Cabinet.A214 Cabinet.A216:Cabinet.A216 Cabinet.A220:Cabinet.A220 Cabinet.A336:Cabinet.A336 Cabinet.A343:Cabinet.A343 Cabinet.A345:Cabinet.A352">
            <calcext:condition calcext:apply-style-name="ConditionalStyle_1" calcext:value="=&quot;Incorrect&quot;" calcext:base-cell-address="Cabinet.A4"/>
          </calcext:conditional-format>
        </calcext:conditional-formats>
      </table:table>
      <table:table table:name="Politicians" table:style-name="ta4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>
            <text:p>Nicola Sturgeon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Gordon Brow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Camer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ny Blair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John Major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Ed Dav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cep Tayyip Erdoğa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Patrick Harvie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Anas Sarwar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Emmanuel Macr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lvio Berlusconi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Jackie Baillie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Viktor Orbá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Joe Bide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Alex Salmond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Volodymyr Zelensky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onald Tusk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4">
          <table:table-cell table:style-name="ce11"/>
          <table:table-cell table:number-columns-repeated="1023"/>
        </table:table-row>
        <table:table-row table:style-name="ro2" table:number-rows-repeated="26">
          <table:table-cell table:number-columns-repeated="1024"/>
        </table:table-row>
        <table:table-row table:style-name="ro1">
          <table:table-cell table:style-name="ce11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2" table:number-rows-repeated="18">
          <table:table-cell table:number-columns-repeated="1024"/>
        </table:table-row>
        <table:table-row table:style-name="ro1">
          <table:table-cell table:style-name="ce11"/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1"/>
          <table:table-cell table:number-columns-repeated="1023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5"/>
          <table:table-cell table:number-columns-repeated="1023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oliticians.A2:Politicians.A2 Politicians.A99:Politicians.A99">
            <calcext:condition calcext:apply-style-name="ConditionalStyle_2" calcext:value="=&quot;Location&quot;" calcext:base-cell-address="Politicians.A2"/>
          </calcext:conditional-format>
          <calcext:conditional-format calcext:target-range-address="Politicians.A2:Politicians.A2 Politicians.A99:Politicians.A99">
            <calcext:condition calcext:apply-style-name="ConditionalStyle_3" calcext:value="=&quot;Governance&quot;" calcext:base-cell-address="Politicians.A2"/>
          </calcext:conditional-format>
          <calcext:conditional-format calcext:target-range-address="Politicians.A2:Politicians.A2 Politicians.A99:Politicians.A99">
            <calcext:condition calcext:apply-style-name="ConditionalStyle_4" calcext:value="=&quot;Party&quot;" calcext:base-cell-address="Politicians.A2"/>
          </calcext:conditional-format>
          <calcext:conditional-format calcext:target-range-address="Politicians.A2:Politicians.A2 Politicians.A99:Politicians.A99">
            <calcext:condition calcext:apply-style-name="ConditionalStyle_1" calcext:value="=&quot;Incorrect&quot;" calcext:base-cell-address="Politicians.A2"/>
          </calcext:conditional-format>
          <calcext:conditional-format calcext:target-range-address="Politicians.A98:Politicians.A98">
            <calcext:condition calcext:apply-style-name="ConditionalStyle_2" calcext:value="=&quot;Location&quot;" calcext:base-cell-address="Politicians.A98"/>
          </calcext:conditional-format>
          <calcext:conditional-format calcext:target-range-address="Politicians.A98:Politicians.A98">
            <calcext:condition calcext:apply-style-name="ConditionalStyle_3" calcext:value="=&quot;Governance&quot;" calcext:base-cell-address="Politicians.A98"/>
          </calcext:conditional-format>
          <calcext:conditional-format calcext:target-range-address="Politicians.A98:Politicians.A98">
            <calcext:condition calcext:apply-style-name="ConditionalStyle_4" calcext:value="=&quot;Party&quot;" calcext:base-cell-address="Politicians.A98"/>
          </calcext:conditional-format>
          <calcext:conditional-format calcext:target-range-address="Politicians.A98:Politicians.A98">
            <calcext:condition calcext:apply-style-name="ConditionalStyle_1" calcext:value="=&quot;Incorrect&quot;" calcext:base-cell-address="Politicians.A98"/>
          </calcext:conditional-format>
          <calcext:conditional-format calcext:target-range-address="Politicians.A97:Politicians.A97">
            <calcext:condition calcext:apply-style-name="ConditionalStyle_1" calcext:value="=&quot;Incorrect&quot;" calcext:base-cell-address="Politicians.A97"/>
          </calcext:conditional-format>
          <calcext:conditional-format calcext:target-range-address="Politicians.A96:Politicians.A96">
            <calcext:condition calcext:apply-style-name="ConditionalStyle_1" calcext:value="=&quot;Incorrect&quot;" calcext:base-cell-address="Politicians.A96"/>
          </calcext:conditional-format>
          <calcext:conditional-format calcext:target-range-address="Politicians.A95:Politicians.A95">
            <calcext:condition calcext:apply-style-name="ConditionalStyle_1" calcext:value="=&quot;Incorrect&quot;" calcext:base-cell-address="Politicians.A95"/>
          </calcext:conditional-format>
          <calcext:conditional-format calcext:target-range-address="Politicians.A94:Politicians.A94">
            <calcext:condition calcext:apply-style-name="ConditionalStyle_1" calcext:value="=&quot;Incorrect&quot;" calcext:base-cell-address="Politicians.A94"/>
          </calcext:conditional-format>
          <calcext:conditional-format calcext:target-range-address="Politicians.A17:Politicians.A17">
            <calcext:condition calcext:apply-style-name="ConditionalStyle_2" calcext:value="=&quot;Location&quot;" calcext:base-cell-address="Politicians.A17"/>
          </calcext:conditional-format>
          <calcext:conditional-format calcext:target-range-address="Politicians.A17:Politicians.A17">
            <calcext:condition calcext:apply-style-name="ConditionalStyle_3" calcext:value="=&quot;Governance&quot;" calcext:base-cell-address="Politicians.A17"/>
          </calcext:conditional-format>
          <calcext:conditional-format calcext:target-range-address="Politicians.A17:Politicians.A17">
            <calcext:condition calcext:apply-style-name="ConditionalStyle_4" calcext:value="=&quot;Party&quot;" calcext:base-cell-address="Politicians.A17"/>
          </calcext:conditional-format>
          <calcext:conditional-format calcext:target-range-address="Politicians.A17:Politicians.A17">
            <calcext:condition calcext:apply-style-name="ConditionalStyle_1" calcext:value="=&quot;Incorrect&quot;" calcext:base-cell-address="Politicians.A17"/>
          </calcext:conditional-format>
          <calcext:conditional-format calcext:target-range-address="Politicians.A5:Politicians.A6 Politicians.A8:Politicians.A10 Politicians.A12:Politicians.A16">
            <calcext:condition calcext:apply-style-name="ConditionalStyle_1" calcext:value="=&quot;Incorrect&quot;" calcext:base-cell-address="Politicians.A5"/>
          </calcext:conditional-format>
          <calcext:conditional-format calcext:target-range-address="Politicians.A5:Politicians.A6 Politicians.A8:Politicians.A10 Politicians.A12:Politicians.A16">
            <calcext:condition calcext:apply-style-name="ConditionalStyle_2" calcext:value="=&quot;Location&quot;" calcext:base-cell-address="Politicians.A5"/>
          </calcext:conditional-format>
          <calcext:conditional-format calcext:target-range-address="Politicians.A5:Politicians.A6 Politicians.A8:Politicians.A10 Politicians.A12:Politicians.A16">
            <calcext:condition calcext:apply-style-name="ConditionalStyle_3" calcext:value="=&quot;Governance&quot;" calcext:base-cell-address="Politicians.A5"/>
          </calcext:conditional-format>
          <calcext:conditional-format calcext:target-range-address="Politicians.A5:Politicians.A6 Politicians.A8:Politicians.A10 Politicians.A12:Politicians.A16">
            <calcext:condition calcext:apply-style-name="ConditionalStyle_4" calcext:value="=&quot;Party&quot;" calcext:base-cell-address="Politicians.A5"/>
          </calcext:conditional-format>
        </calcext:conditional-formats>
      </table:table>
      <table:table table:name="Parties" table:style-name="ta5">
        <table:table-column table:style-name="co1" table:number-columns-repeated="1024" table:default-cell-style-name="Default"/>
        <table:table-row table:style-name="ro1">
          <table:table-cell table:style-name="ce26" office:value-type="string" calcext:value-type="string">
            <text:p>Conservative Party (UK)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Labour Party (UK)</text:p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4">
          <table:table-cell table:style-name="ce27"/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arties.A1:Parties.A2 Parties.A9:Parties.A12">
            <calcext:condition calcext:apply-style-name="ConditionalStyle_1" calcext:value="=&quot;Incorrect&quot;" calcext:base-cell-address="Parties.A1"/>
          </calcext:conditional-format>
          <calcext:conditional-format calcext:target-range-address="Parties.A1:Parties.A2 Parties.A9:Parties.A12">
            <calcext:condition calcext:apply-style-name="ConditionalStyle_2" calcext:value="=&quot;Location&quot;" calcext:base-cell-address="Parties.A1"/>
          </calcext:conditional-format>
          <calcext:conditional-format calcext:target-range-address="Parties.A1:Parties.A2 Parties.A9:Parties.A12">
            <calcext:condition calcext:apply-style-name="ConditionalStyle_3" calcext:value="=&quot;Governance&quot;" calcext:base-cell-address="Parties.A1"/>
          </calcext:conditional-format>
          <calcext:conditional-format calcext:target-range-address="Parties.A1:Parties.A2 Parties.A9:Parties.A12">
            <calcext:condition calcext:apply-style-name="ConditionalStyle_4" calcext:value="=&quot;Party&quot;" calcext:base-cell-address="Parties.A1"/>
          </calcext:conditional-format>
        </calcext:conditional-formats>
      </table:table>
      <table:table table:name="Locations" table:style-name="ta6">
        <table:table-column table:style-name="co1" table:number-columns-repeated="1024" table:default-cell-style-name="Default"/>
        <table:table-row table:style-name="ro1">
          <table:table-cell table:style-name="ce28" office:value-type="string" calcext:value-type="string">
            <text:p>Downing Street</text:p>
          </table:table-cell>
          <table:table-cell table:number-columns-repeated="1023"/>
        </table:table-row>
        <table:table-row table:style-name="ro2" table:number-rows-repeated="14">
          <table:table-cell table:number-columns-repeated="1024"/>
        </table:table-row>
        <table:table-row table:style-name="ro2" table:number-rows-repeated="9">
          <table:table-cell table:style-name="ce29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30"/>
          <table:table-cell table:number-columns-repeated="1023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2" table:number-rows-repeated="2">
          <table:table-cell table:style-name="ce30"/>
          <table:table-cell table:number-columns-repeated="1023"/>
        </table:table-row>
        <table:table-row table:style-name="ro1" table:number-rows-repeated="5">
          <table:table-cell table:style-name="ce11"/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2" table:number-rows-repeated="3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30"/>
          <table:table-cell table:number-columns-repeated="102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cations.A1:Locations.A1 Locations.A26:Locations.A26 Locations.A28:Locations.A29 Locations.A32:Locations.A33 Locations.A40:Locations.A42 Locations.A44:Locations.A47 Locations.A49:Locations.A50 Locations.A52:Locations.A56 Locations.A58:Locations.A59">
            <calcext:condition calcext:apply-style-name="ConditionalStyle_2" calcext:value="=&quot;Location&quot;" calcext:base-cell-address="Locations.A1"/>
          </calcext:conditional-format>
          <calcext:conditional-format calcext:target-range-address="Locations.A1:Locations.A1 Locations.A26:Locations.A26 Locations.A28:Locations.A29 Locations.A32:Locations.A33 Locations.A40:Locations.A42 Locations.A44:Locations.A47 Locations.A49:Locations.A50 Locations.A52:Locations.A56 Locations.A58:Locations.A59">
            <calcext:condition calcext:apply-style-name="ConditionalStyle_3" calcext:value="=&quot;Governance&quot;" calcext:base-cell-address="Locations.A1"/>
          </calcext:conditional-format>
          <calcext:conditional-format calcext:target-range-address="Locations.A1:Locations.A1 Locations.A26:Locations.A26 Locations.A28:Locations.A29 Locations.A32:Locations.A33 Locations.A40:Locations.A42 Locations.A44:Locations.A47 Locations.A49:Locations.A50 Locations.A52:Locations.A56 Locations.A58:Locations.A59">
            <calcext:condition calcext:apply-style-name="ConditionalStyle_4" calcext:value="=&quot;Party&quot;" calcext:base-cell-address="Locations.A1"/>
          </calcext:conditional-format>
          <calcext:conditional-format calcext:target-range-address="Locations.A1:Locations.A1 Locations.A16:Locations.A24 Locations.A26:Locations.A26 Locations.A28:Locations.A29 Locations.A32:Locations.A33 Locations.A40:Locations.A42 Locations.A44:Locations.A47 Locations.A49:Locations.A50 Locations.A52:Locations.A56 Locations.A58:Locations.A59">
            <calcext:condition calcext:apply-style-name="ConditionalStyle_1" calcext:value="=&quot;Incorrect&quot;" calcext:base-cell-address="Locations.A1"/>
          </calcext:conditional-format>
        </calcext:conditional-formats>
      </table:table>
      <table:table table:name="Governance" table:style-name="ta7">
        <table:table-column table:style-name="co1" table:number-columns-repeated="1024" table:default-cell-style-name="Default"/>
        <table:table-row table:style-name="ro1">
          <table:table-cell table:style-name="ce31" office:value-type="string" calcext:value-type="string">
            <text:p>Politics of the United Kingdom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Prime Minister of the United Kingdom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President of the Board of Trade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First Lord of the Treasu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rime minister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Minister for Women and Equalities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Centre for Policy Studies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Conservative Animal Welfare Foundation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COVID Recovery Group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LGBT+ Conservatives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Conservative Workers &amp; Trade Unionists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Young Conservatives (UK)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UK Independence Party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Common Sense Group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Conservative Research Department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History of the Conservative Party (UK)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Lord Privy Seal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Lord Chancellor</text:p>
          </table:table-cell>
          <table:table-cell table:number-columns-repeated="1023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overnance.A1:Governance.A4 Governance.A6:Governance.A18">
            <calcext:condition calcext:apply-style-name="ConditionalStyle_2" calcext:value="=&quot;Location&quot;" calcext:base-cell-address="Governance.A1"/>
          </calcext:conditional-format>
          <calcext:conditional-format calcext:target-range-address="Governance.A1:Governance.A4 Governance.A6:Governance.A18">
            <calcext:condition calcext:apply-style-name="ConditionalStyle_3" calcext:value="=&quot;Governance&quot;" calcext:base-cell-address="Governance.A1"/>
          </calcext:conditional-format>
          <calcext:conditional-format calcext:target-range-address="Governance.A1:Governance.A4 Governance.A6:Governance.A18">
            <calcext:condition calcext:apply-style-name="ConditionalStyle_4" calcext:value="=&quot;Party&quot;" calcext:base-cell-address="Governance.A1"/>
          </calcext:conditional-format>
          <calcext:conditional-format calcext:target-range-address="Governance.A1:Governance.A4 Governance.A6:Governance.A18">
            <calcext:condition calcext:apply-style-name="ConditionalStyle_1" calcext:value="=&quot;Incorrect&quot;" calcext:base-cell-address="Governance.A1"/>
          </calcext:conditional-format>
        </calcext:conditional-formats>
      </table:table>
      <table:table table:name="Journalists" table:style-name="ta8">
        <table:table-column table:style-name="co1" table:number-columns-repeated="1024" table:default-cell-style-name="Default"/>
        <table:table-row table:style-name="ro1">
          <table:table-cell table:style-name="ce32" office:value-type="string" calcext:value-type="string">
            <text:p>Michael Portillo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Anna Soubry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David Mellor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Annunziata Rees-Mogg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Laura Kuenssberg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Nigel Farage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Andrew Gimson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Andrew Marr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David Gauke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Peter Hitchens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Pippa Crerar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Evening Standard</text:p>
          </table:table-cell>
          <table:table-cell table:number-columns-repeated="1023"/>
        </table:table-row>
        <table:table-row table:style-name="ro2" table:number-rows-repeated="13">
          <table:table-cell table:style-name="ce33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2">
          <table:table-cell table:style-name="ce34"/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2">
          <table:table-cell table:style-name="ce35"/>
          <table:table-cell table:number-columns-repeated="1023"/>
        </table:table-row>
        <table:table-row table:style-name="ro2">
          <table:table-cell table:style-name="ce36"/>
          <table:table-cell table:number-columns-repeated="1023"/>
        </table:table-row>
        <table:table-row table:style-name="ro2">
          <table:table-cell table:style-name="ce37"/>
          <table:table-cell table:number-columns-repeated="1023"/>
        </table:table-row>
        <table:table-row table:style-name="ro2">
          <table:table-cell table:style-name="ce38"/>
          <table:table-cell table:number-columns-repeated="1023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2" table:number-rows-repeated="2">
          <table:table-cell table:style-name="ce39"/>
          <table:table-cell table:number-columns-repeated="1023"/>
        </table:table-row>
        <table:table-row table:style-name="ro2">
          <table:table-cell table:style-name="ce40"/>
          <table:table-cell table:number-columns-repeated="1023"/>
        </table:table-row>
        <table:table-row table:style-name="ro2">
          <table:table-cell table:style-name="ce41"/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Journalists.A42:Journalists.A42">
            <calcext:condition calcext:apply-style-name="ConditionalStyle_2" calcext:value="=&quot;Location&quot;" calcext:base-cell-address="Journalists.A42"/>
          </calcext:conditional-format>
          <calcext:conditional-format calcext:target-range-address="Journalists.A42:Journalists.A42">
            <calcext:condition calcext:apply-style-name="ConditionalStyle_3" calcext:value="=&quot;Governance&quot;" calcext:base-cell-address="Journalists.A42"/>
          </calcext:conditional-format>
          <calcext:conditional-format calcext:target-range-address="Journalists.A42:Journalists.A42">
            <calcext:condition calcext:apply-style-name="ConditionalStyle_4" calcext:value="=&quot;Party&quot;" calcext:base-cell-address="Journalists.A42"/>
          </calcext:conditional-format>
          <calcext:conditional-format calcext:target-range-address="Journalists.A42:Journalists.A42">
            <calcext:condition calcext:apply-style-name="ConditionalStyle_1" calcext:value="=&quot;Incorrect&quot;" calcext:base-cell-address="Journalists.A42"/>
          </calcext:conditional-format>
          <calcext:conditional-format calcext:target-range-address="Journalists.A41:Journalists.A41">
            <calcext:condition calcext:apply-style-name="ConditionalStyle_2" calcext:value="=&quot;Location&quot;" calcext:base-cell-address="Journalists.A41"/>
          </calcext:conditional-format>
          <calcext:conditional-format calcext:target-range-address="Journalists.A41:Journalists.A41">
            <calcext:condition calcext:apply-style-name="ConditionalStyle_3" calcext:value="=&quot;Governance&quot;" calcext:base-cell-address="Journalists.A41"/>
          </calcext:conditional-format>
          <calcext:conditional-format calcext:target-range-address="Journalists.A41:Journalists.A41">
            <calcext:condition calcext:apply-style-name="ConditionalStyle_4" calcext:value="=&quot;Party&quot;" calcext:base-cell-address="Journalists.A41"/>
          </calcext:conditional-format>
          <calcext:conditional-format calcext:target-range-address="Journalists.A41:Journalists.A41">
            <calcext:condition calcext:apply-style-name="ConditionalStyle_1" calcext:value="=&quot;Incorrect&quot;" calcext:base-cell-address="Journalists.A41"/>
          </calcext:conditional-format>
          <calcext:conditional-format calcext:target-range-address="Journalists.A39:Journalists.A40">
            <calcext:condition calcext:apply-style-name="ConditionalStyle_1" calcext:value="=&quot;Incorrect&quot;" calcext:base-cell-address="Journalists.A39"/>
          </calcext:conditional-format>
          <calcext:conditional-format calcext:target-range-address="Journalists.A39:Journalists.A40">
            <calcext:condition calcext:apply-style-name="ConditionalStyle_4" calcext:value="=&quot;Party&quot;" calcext:base-cell-address="Journalists.A39"/>
          </calcext:conditional-format>
          <calcext:conditional-format calcext:target-range-address="Journalists.A39:Journalists.A40">
            <calcext:condition calcext:apply-style-name="ConditionalStyle_3" calcext:value="=&quot;Governance&quot;" calcext:base-cell-address="Journalists.A39"/>
          </calcext:conditional-format>
          <calcext:conditional-format calcext:target-range-address="Journalists.A39:Journalists.A40">
            <calcext:condition calcext:apply-style-name="ConditionalStyle_2" calcext:value="=&quot;Location&quot;" calcext:base-cell-address="Journalists.A39"/>
          </calcext:conditional-format>
          <calcext:conditional-format calcext:target-range-address="Journalists.A36:Journalists.A36">
            <calcext:condition calcext:apply-style-name="ConditionalStyle_2" calcext:value="=&quot;Location&quot;" calcext:base-cell-address="Journalists.A36"/>
          </calcext:conditional-format>
          <calcext:conditional-format calcext:target-range-address="Journalists.A36:Journalists.A36">
            <calcext:condition calcext:apply-style-name="ConditionalStyle_3" calcext:value="=&quot;Governance&quot;" calcext:base-cell-address="Journalists.A36"/>
          </calcext:conditional-format>
          <calcext:conditional-format calcext:target-range-address="Journalists.A36:Journalists.A36">
            <calcext:condition calcext:apply-style-name="ConditionalStyle_4" calcext:value="=&quot;Party&quot;" calcext:base-cell-address="Journalists.A36"/>
          </calcext:conditional-format>
          <calcext:conditional-format calcext:target-range-address="Journalists.A36:Journalists.A36">
            <calcext:condition calcext:apply-style-name="ConditionalStyle_1" calcext:value="=&quot;Incorrect&quot;" calcext:base-cell-address="Journalists.A36"/>
          </calcext:conditional-format>
          <calcext:conditional-format calcext:target-range-address="Journalists.A35:Journalists.A35">
            <calcext:condition calcext:apply-style-name="ConditionalStyle_2" calcext:value="=&quot;Location&quot;" calcext:base-cell-address="Journalists.A35"/>
          </calcext:conditional-format>
          <calcext:conditional-format calcext:target-range-address="Journalists.A35:Journalists.A35">
            <calcext:condition calcext:apply-style-name="ConditionalStyle_3" calcext:value="=&quot;Governance&quot;" calcext:base-cell-address="Journalists.A35"/>
          </calcext:conditional-format>
          <calcext:conditional-format calcext:target-range-address="Journalists.A35:Journalists.A35">
            <calcext:condition calcext:apply-style-name="ConditionalStyle_4" calcext:value="=&quot;Party&quot;" calcext:base-cell-address="Journalists.A35"/>
          </calcext:conditional-format>
          <calcext:conditional-format calcext:target-range-address="Journalists.A35:Journalists.A35">
            <calcext:condition calcext:apply-style-name="ConditionalStyle_1" calcext:value="=&quot;Incorrect&quot;" calcext:base-cell-address="Journalists.A35"/>
          </calcext:conditional-format>
          <calcext:conditional-format calcext:target-range-address="Journalists.A34:Journalists.A34">
            <calcext:condition calcext:apply-style-name="ConditionalStyle_1" calcext:value="=&quot;Incorrect&quot;" calcext:base-cell-address="Journalists.A34"/>
          </calcext:conditional-format>
          <calcext:conditional-format calcext:target-range-address="Journalists.A33:Journalists.A33">
            <calcext:condition calcext:apply-style-name="ConditionalStyle_1" calcext:value="=&quot;Incorrect&quot;" calcext:base-cell-address="Journalists.A33"/>
          </calcext:conditional-format>
          <calcext:conditional-format calcext:target-range-address="Journalists.A31:Journalists.A31">
            <calcext:condition calcext:apply-style-name="ConditionalStyle_1" calcext:value="=&quot;Incorrect&quot;" calcext:base-cell-address="Journalists.A31"/>
          </calcext:conditional-format>
          <calcext:conditional-format calcext:target-range-address="Journalists.A1:Journalists.A25">
            <calcext:condition calcext:apply-style-name="ConditionalStyle_1" calcext:value="=&quot;Incorrect&quot;" calcext:base-cell-address="Journalists.A1"/>
          </calcext:conditional-format>
          <calcext:conditional-format calcext:target-range-address="Journalists.A1:Journalists.A25">
            <calcext:condition calcext:apply-style-name="ConditionalStyle_2" calcext:value="=&quot;Location&quot;" calcext:base-cell-address="Journalists.A1"/>
          </calcext:conditional-format>
          <calcext:conditional-format calcext:target-range-address="Journalists.A1:Journalists.A25">
            <calcext:condition calcext:apply-style-name="ConditionalStyle_3" calcext:value="=&quot;Governance&quot;" calcext:base-cell-address="Journalists.A1"/>
          </calcext:conditional-format>
          <calcext:conditional-format calcext:target-range-address="Journalists.A1:Journalists.A25">
            <calcext:condition calcext:apply-style-name="ConditionalStyle_4" calcext:value="=&quot;Party&quot;" calcext:base-cell-address="Journalists.A1"/>
          </calcext:conditional-format>
        </calcext:conditional-formats>
      </table:table>
      <table:table table:name="Lords" table:style-name="ta9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>
            <text:p>Patrick McLoughl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 Joh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stair Bruce, 5th Baron Aberda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rene Adam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minic Hubbard, 6th Baron Adding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ictor Adebowale, Baron Adebowa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Adonis, Baron Adon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heodore Agnew, Baron Agnew of Oul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ariq Ahmad, Baron Ahmad of Wimbled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Alderdice, Baron Alderdic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Allan, Baron Allan of Hall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arles Allen, Baron Allen of Kensing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aheed Alli, Baron All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Alliance, Baron Allianc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s Altman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Al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ebastian Grigg, 4th Baron Altrinc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alerie Amos, Baroness Amo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Anderson, Baron Anderson of Ipswi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th Smee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nald Anderson, Baron Anderson of Swanse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y Andrews, Baroness Andrew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yce Anelay, Baroness Anelay of St Joh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Arbuthno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ffrey Arch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ilary Armstro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rthur Gore, 9th Earl of Arr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Cubitt, 5th Baron Ashcomb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nry Ashton, 4th Baron Ashton of Hyd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iam Astor, 4th Viscount Asto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Attlee, 3rd Earl Attle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Aust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y Bach, Baron Ba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nneth Baker, Baron Baker of Dork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an Bakew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thy Bakewell, Baroness Bakewell of Hardington Mandevil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Balf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thony Bam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lizabeth Barker, Baroness Bark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iana Barran, Baroness Barr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vin Barw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ve Bassam, Baron Bassam of Brigh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n Be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topher Bellamy, Baron Bellam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nry Belling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loella Benjam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atalie Benne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Beny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thony Gueterbock, 18th Baron Berke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Berke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lizabeth Berridge, Baroness Berridg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brielle Bertin, Baroness Bert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Best, Baron Bes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Bethell, 5th Baron Beth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Be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mir Bhatia, Baron Bhati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Bichard, Baron Bicha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ran Bilimoria, Baron Bilimori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gela Billingham, Baroness Billing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Bird, Baron Bi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Birt, Baron Bi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uy Black, Baron Black of Brentwoo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ue Black, Baroness Black of Strom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essa Blackstone, Baroness Blacksto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orman Blackwell, Baron Blackw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ola Blackwoo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Blai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dith Blake, Baroness Blake of Leed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Macle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Olivia Bloomfield, Baroness Bloomfield of Hinton Waldris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tine Blower, Baroness Blow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Blunke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Boate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ne Bonham Carter, Baroness Bonham-Carter of Yarnbu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tty Boothroy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ie Borwick, 5th Baron Borwi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 Bosw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Bot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irginia Bottom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k Bour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aron Bowl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Bowness, Baron Bownes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sie Boycott, Baroness Boyco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ith Bradley, Baron Brad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iam Bradshaw, Baron Bradsha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rren Brad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elvyn Brag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gie Bray, Baroness Bray of Col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niel Brennan, Baron Brenn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in Bridgeman, 3rd Viscount Bridge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rge Bridges, Baron Bridges of Head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l Brin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live Brooke, Baron Brooke of Alverthorp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n Brooke, 3rd Viscount Brookeboroug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Brougham, 5th Baron Brougham and Vaux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lia King, Baroness Brown of Cambridg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Brown, Baron Brown of Eaton-under-Heywoo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allace Browne, Baron Browne of Belmon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s Brow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gela Brown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Brownlow, Baron Brownlow of Shurlock Ro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lcolm Bruc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ine Bryan, Baroness Bryan of Parti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borah Bull, Baroness Bu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Burnett, Baron Burne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erence Burns, Baron Bur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orely Bu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a Buscombe, Baroness Buscomb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in Butler, Baron Butler of Brockw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lizabeth Butler-Sloss, Baroness Butler-Slos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athan Caine, Baron Cai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lcolm Sinclair, 20th Earl of Caithnes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tin Callan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wen Cameron, Baron Cameron of Dilling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enzies Campb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ne Campbell, Baroness Campbell of Surbi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le Campbell-Savour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athan Berry, 5th Viscount Camros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rge Car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ex Carlile, Baron Carlile of Berrie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pert Carington, 7th Baron Carring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tthew Carrington, Baron Carrington of Ful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Carter, Baron Carter of Barn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trick Carter, Baron Carter of Col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arold Carter, Baron Carter of Hasleme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ouise Casey, Baroness Casey of Blacksto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Cash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arles Cathcart, 7th Earl Cathca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milla Cavendish, Baroness Cavendish of Little Venic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Gummer, Baron Chadling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ami Chakrabart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ynda Chalk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homas Lyttelton, 3rd Viscount Chando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nny Chap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Chartr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rlyn Chisholm, Baroness Chisholm of Owlp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Zameer Choudrey, Baron Choudr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ny Christopher, Baron Christoph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holas Trench, 9th Earl of Clancart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ynda Clark, Baroness Clark of Cal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Clark, Baron Clark of Winderme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ny Clarke, Baron Clarke of Hampstea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nneth Clark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othy Clement-Jones, Baron Clement-Jon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ernon Coak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net Neel Cohen, Baroness Cohen of Pimlico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stair Campbell, 4th Baron Colgra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ay Collins, Baron Collins of Highbu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arles Colville, 5th Viscount Colville of Culros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Cooper, Baron Cooper of Windrus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Boyle, 15th Earl of Cor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trick Corma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an Corston, Baroness Cors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rian Cotter, Baron Cot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trick Stopford, 9th Earl of Courtow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an Coussins, Baroness Coussi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hilippa Roe, Baroness Coutt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roline Cox, Baroness Cox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Craig, Baron Craig of Rad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nric Craig, 3rd Viscount Craigav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Dugdale, 2nd Baron Crathor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tine Crawley, Baroness Craw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gel Crisp, Baron Crisp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odfrey John Bewicke-Copley, 7th Baron Cromw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Cruddas, Baron Crudda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lia Cumberlege, Baroness Cumberleg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ck Cunningham, Baron Cunningham of Fell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Currie, Baron Currie of Marylebo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nald Curry, Baron Curry of Kirkhar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rances D%27Souza, Baroness D%27Souz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Danna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ra Darzi, Baron Darzi of Den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eil Davidson, Baron Davidson of Glen Clov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th David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ryn Davies, Baron Davies of Brix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yron Davi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ryan Davies, Baron Davies of Old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Quentin Davi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pert Ponsonby, 7th Baron de Mau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ffrey Dear, Baron Dea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Gumm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th Deech, Baroness Dee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Deighton, Baron Deigh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eghnad Desai, Baron Desa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arles Courtenay, 19th Earl of Dev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avnit Dholakia, Baron Dholaki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Dixon-Smith, Baron Dixon-Sm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Dobb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gel Dodd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ta Donaghy, Baroness Donagh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rnard Donoughue, Baron Donoughu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e Dooc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annie Drake, Baroness Drak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Drayson, Baron Dray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f Dubs, Baron Dub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Duncan, Baron Duncan of Springban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exander Scrymgeour, 12th Earl of Dunde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Dunlop, Baron Dunlop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ugh Dyk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in Eam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garet Eaton, Baroness Ea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Eatwell, Baron Eatw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Eccles, 2nd Viscount Eccl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iana Eccles, Viscountess Eccl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ward Howard, 8th Earl of Effing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urray Elder, Baron Eld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fydd Elis-Thoma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g Emp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erlin Hay, 24th Earl of Erro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erence Etherton, Baron Ether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atalie Evans, Baroness Evans of Bowes Par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aham Evans, Baron Evans of Raino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Evans, Baron Evans of Wat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athan Evans, Baron Evans of Wearda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holas Fairfax, 14th Lord Fairfax of Camer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na Fairhead, Baroness Fairhea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arlie Falconer, Baron Falconer of Thoro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ucius Cary, 15th Viscount Falklan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ishwer Falkner, Baroness Falkner of Margravi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therine Fall, Baroness Fa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Farmer, Baron Farm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Faulkner, Baron Faulkner of Worces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ward Faulks, Baron Faulk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ynne Feathersto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lian Fellow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rank Field (British politic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ffrey Filkin, Baron Filk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niel Finkelste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lora Finlay, Baroness Finlay of Llandaff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e Finn, Baroness Fin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reela Flath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eronica Wadley, Baroness Flee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oward Fligh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net Fook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garet Ford, Baroness 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Forsyth, Baron Forsyth of Drumle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rlene Fos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n Foster, Baron Foster of Ba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cqueline Fos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rge Foulkes, Baron Foulkes of Cumno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orman Fowler, Baron Fowl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topher Fox, Baron Fox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laire Fox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L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anie Fraser, Baroness Fraser of Craigmadd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alerian Freyberg, 3rd Baron Freyber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nnie Fritchie, Baroness Fritch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Frost, Baron Fros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orraine Fullbroo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itesh Gadhia, Baron Gadhi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ita Gale, Baroness Ga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usan Garden, Baroness Garden of Frogna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Gardiner, Baron Gardiner of Kimb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rixie Gardner, Baroness Gardner of Park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ward Garni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uan Geddes, 3rd Baron Gedd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topher Geidt, Baron Geid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ke German, Baron Ger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thony Gidde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Gilbert, Baron Gilbert of Pante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trick Boyle, 10th Earl of Glasgo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urice Glasman, Baron Glas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Arthur, 4th Baron Glenarthu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Bishop, Baron Glendonbroo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Goddard, Baron Goddard of Stockpo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an Godson, Baron God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aista Gohir, Baroness Gohi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Gold, Baron Go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nabel Gold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lin Golding, Baroness Gold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Zac Goldsm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stair Goodla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iles Goschen, 4th Viscount Gosch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y Goudie, Baroness Goud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thony Grabiner, Baron Grabin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Grad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Suenson-Taylor, 3rd Baron Grantches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Green, Baron Green of Dedding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Green, Baron Green of Hurstpierpoin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usan Greenfield, Baroness Greenfie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Greenhalgh, Baron Greenhalg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mbrose Greenway, 4th Baron Greenwa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salind Grender, Baroness Grend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anni Grey-Thomp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eslie Griffith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rian Griffiths, Baron Griffiths of Fforestfa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rry Grimstone, Baron Grimstone of Boscobe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ruce Grocott, Baron Groco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Hacking, 3rd Baron Hack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uglas Hog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Ha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renda Hale, Baroness Hale of Richmon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ny Hall, Baron Hall of Birkenhea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ather Hallett, Baroness Halle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halid Hameed, Baron Hamee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rchie Hamil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hilip Hammon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Pakington, 7th Baron Hamp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lly Hamwee, Baroness Hamwe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niel Hann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Hannay, Baron Hannay of Chiswi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Pollock, 3rd Viscount Hanwor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ido Hard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sset Ormsby-Gore, 7th Baron Harle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Harries, Baron Harries of Pentregar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Harrington, Baron Harrington of Wat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by Harris, Baron Harris of Haring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hilip Harris, Baron Harris of Peck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gela Harris, Baroness Harris of Richmon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n Haselhurs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Haskel, Baron Haske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Hastings, Baron Hastings of Scarisbri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ie Haugh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n Haworth, Baron Hawor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ie Hay, Baron Hay of Ballyo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lene Hayman, Baroness Hay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ue Hay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ianne Hay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Hayward, Baron Haywa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na Healy, Baroness Healy of Primrose H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rminka Helic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Hendy, Baron Hend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Hend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th Henig, Baroness Heni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Oliver Eden, 8th Baron Hen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Henness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k Herbe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Heselti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athan Hill, Baron Hill of Oare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Hintze, Baron Hintz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iona Hodgson, Baroness Hodgson of Abing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in Hodgson, Baron Hodgson of Astley Abbott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te Ho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ennie Hoffmann, Baron Hoffman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rnard Hogan-Howe, Baron Hogan-How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rah Hogg, Viscountess Hails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live Hollick, Baron Holli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eila Hollins, Baroness Holli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Holmes, Baron Holmes of Richmon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loria Hooper, Baroness Hoop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Hope, Baron Hope of Craighea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Hor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k Hough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Howa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eville Howard, Baron Howard of Ris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n Howarth, Baron Howarth of Newpo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rederick Curzon, 7th Earl How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Howell, Baron Howell of Guild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ug Hoy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verley Hugh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tine Humphrey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th Hunt, Baroness Hunt of Bethnal Gre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hilip Hunt, Baron Hunt of Kings Hea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Hunt, Baron Hunt of Wirra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Qurban Hussain, Baron Hussa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eral Hussein-Ece, Baroness Hussein-Ec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Hutton, Baron Hutton of Furnes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aymond Jolliffe, 5th Baron Hyl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Fletcher-Vane, 2nd Baron Inglewoo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wart Jack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James, Baron James of Blackhea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arbara Jank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in Janvrin, Baron Janvr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Jay, Baron Jay of Ewelm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garet Jay, Baroness Jay of Padding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ne Jenkin, Baroness Jenkin of Kenning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minic Johnson, Baron Johnson of Lains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 Joh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dith Jolly, Baroness Joll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arry Jones, Baron Jon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nny Jones, Baroness Jones of Moulsecoomb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ggie Jones, Baroness Jones of Whitchur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Jopl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ill Jordan, Baron Jord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gor Judge, Baron Judg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jay Kakkar, Baron Kakka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anley Kalms, Baron Kalm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yed Kama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Keen, Baron Keen of El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icia Kennedy, Baroness Kennedy of Crad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y Kennedy, Baron Kennedy of Southwar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lena Kennedy, Baroness Kennedy of The Shaw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Kerr, Baron Kerr of Kinlocha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ob Kerslak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athan Kestenbaum, Baron Kestenbau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ajid Khan, Baron Khan of Burn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eban Kidr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Taylor, Baron Kilcloon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m King, Baron King of Bridgwa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ervyn King, Baron King of Lothbu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nise Kingsmill, Baroness Kingsm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eil Kinno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arles Hay, 16th Earl of Kinnou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aham Kirkham, Baron Kirk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othy Kirkhop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im Knigh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usan Kramer, Baroness Kram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Krebs, Baron Kreb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rbert Laming, Baron Lam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orman Lamon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te Lampard, Baroness Lampa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Lancaster, Baron Lancaster of Kimbol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tha Lane Fox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Lans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reen Lawrenc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gel Law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eila Lawlor, Baroness Lawlo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Layard, Baron Laya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th Lea, Baroness Lea of Lym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vgeny Lebedev, Baron Lebedev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Lee, Baron Lee of Traf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homas Coke, 8th Earl of Leices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oward Leigh, Baron Leigh of Hur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topher Lennie, Baron Lenn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onny Leong, Baron Leo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Levene, Baron Levene of Portsok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Levy, Baron Lev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istair Cooke, Baron Lexd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len Lidd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ger Liddle, Baron Lidd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Lil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Lindesay-Bethune, 16th Earl of Lindsa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Balchin, Baron Lingfie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Lipsey, Baron Lips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th Lister, Baroness Lister of Burterse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Rogers, Baron Lisva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ward Foljambe, 5th Earl of Liverpoo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Livingston, Baron Livingston of Parkhea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Denison, 9th Baron Londesboroug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aj Loomba, Baron Loomb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Ancr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olin Low, Baron Low of Dals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alph Palmer, 12th Baron Luca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rah Ludford, Baroness Lud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Lupton, Baron Lup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Lytton, 5th Earl of Lyt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mmy McAvo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McColl, Baron McColl of Dulwi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ck McConn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iam McCrea, Baron McCrea of Magherafelt and Cookstow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garet McDonagh, Baroness McDonag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n Macdona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McDonald, Baron McDonald of Sal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McFall, Baron McFall of Alclu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by McGregor-Sm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McInnes, Baron McInnes of Kilwinn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nista McIntosh, Baroness McIntosh of Hudna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ne McIntos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ctor MacKenzie, Baron MacKenzie of Culke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rian Mackenzie, Baron Mackenzie of Framwellgat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trick McLoughlin, Baron McLoughl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m McNally, Baron McNall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in McNico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k Macpher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rge Magan, Baron Magan of Castletow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Mair, Baron Mai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n Mallalieu, Baroness Mallalieu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njamin Mancroft, 3rd Baron Mancrof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Mandel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Mann, Baron Man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liza Manningham-Bull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Zahida Manzoo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k Mark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athan Marks, Baron Marks of Henley-on-Tham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athan Marland, Baron Marlan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Schreiber, Baron Marles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usan Cunliffe-Lister, Baroness Masham of Il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reen Massey, Baroness Massey of Darw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rancis Maud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Mawson, Baron Maw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Max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olly Meacher, Baroness Meach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athan Mendelsohn, Baron Mendelsoh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eil Mendoza, Baron Mendoz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illian Merr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therine Meyer, Baroness Mey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usan Miller, Baroness Miller of Chilthorne Dom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othy Elliot-Murray-Kynynmound, 7th Earl of Minto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rry Mitchell, Baron Mitch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osheena Mobari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elle Mone, Baroness Mo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Monk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Graham, 8th Duke of Montros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arles Moore, Baron Moore of Etching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nneth O. Morg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ky Morg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lyth Morgan, Baroness Morgan of Drefel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lly Morgan, Baroness Morgan of Huy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Morris, Baron Morris of Aberav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tricia Morris, Baroness Morris of Bol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stelle Morr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lena Morrissey, Baroness Morriss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urice Morrow, Baron Morro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myas Morse, Baron Mors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ffrey Evans, 4th Baron Mounteva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niel Moylan, Baron Moyl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olin Moynihan, 4th Baron Moynih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mbisa Moyo, Baroness Moyo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laine Murphy, Baroness Murph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Murphy, Baron Murphy of Torfa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Murray, Baron Murray of Blidwor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Morris, Baron Naseb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Nash, Baron Nas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lia Neuberg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ine Neville-Jones, Baroness Neville-Jon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ucy Neville-Rolf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Newby, Baron Newb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len Newlove, Baroness Newlov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mma Nicholson, Baroness Nicholson of Winterbour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eila Noakes, Baroness Noak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ward Fitzalan-Howard, 18th Duke of Norfol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rancis Baring, 6th Baron Northbroo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ndsay Northover, Baroness Northov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hilip Norton, Baron Norton of Lou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usan Nye, Baroness Ny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us O%27Donn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uala O%27Loan, Baroness O%27Lo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Onora O%27Ne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/w/index.php?title=Teresa O%27Neill, Baroness O%27Neill of Bexley&amp;action=edit&amp;redlink=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im O%27Neill, Baron O%27Neill of Gat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nny Oates, Baron Oat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lcolm Of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tha Osamor, Baroness Osamo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Ow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aymond Asquith, 3rd Earl of Oxford and Asqu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rian Paddick, Baron Paddi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drian Palmer, 4th Baron Palm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onroe Palmer, Baron Palmer of Childs H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Pannick, Baron Panni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hikhu Parek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Parker, Baron Parker of Minsme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Parkinson, Baron Parkinson of Whitley Ba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te Parminter, Baroness Parmin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arendra Patel, Baron Pate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mlesh Patel, Baron Patel of Brad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Patten, Baron Patt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Patt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wraj Paul, Baron Pau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uart Pea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lcolm Pearson, Baron Pearson of Ranno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iam Peel, 3rd Earl Pee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m Pend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anna Penn, Baroness Pen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ric Pickl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mma Pidding, Baroness Pidd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th Pinnock, Baroness Pinno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ill Pitkeathley, Baroness Pitkeath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uart Polak, Baron Pola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rederick Ponsonby, 4th Baron Ponsonby of Shulbred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lar Popa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ry Porter, Baron Porter of Spald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arles Powell, Baron Powell of Bayswa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Usha Prashar, Baroness Prasha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e Prent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Presco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Price, Baron Pric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wn Primarolo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garet Prosser, Baroness Pross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remy Purv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eta Ramsay, Baroness Ramsay of Cartva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Ramsbotham, Baron Ramsbot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iljit Rana, Baron Ran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Randall, Baron Randall of Uxbridg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nny Randerson, Baroness Rander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ami Ranger, Baron Rang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niel Mosley, 4th Baron Ravensda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tricia Rawlings, Baroness Rawling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 Razzall, Baron Razza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eneas Mackay, 15th Lord Rea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ail Rebu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pert Mitford, 6th Baron Redesda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z Redfern, Baroness Redfer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tin Re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Reid, Baron Reid of Cardow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hilip Remnant, 4th Baron Remnan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Rennard, Baron Renna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rnard Ribeiro, Baron Ribeiro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Richards, Baron Richards of Herstmonceux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Ricketts, Baron Rickett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Spring, Baron Risb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garet Ritchie, Baroness Ritchie of Downpatri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Robath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Roberts (historian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ger Roberts, Baron Roberts of Llandudno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rge Robertson, Baron Robertson of Port Ell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ssey Lopes, 4th Baron Roboroug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te Rock, Baroness Ro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ill Rodgers, Baron Rodgers of Quarry Ban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nnis Rogan, Baron Rog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ff Rook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uart Ros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Rosser, Baron Ross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St Clair-Erskine, 7th Earl of Rossly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Rowe-Beddoe, Baron Rowe-Beddo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ed Rowlands, Baron Rowland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net Royall, Baroness Royall of Blaisd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Russell, 3rd Baron Russell of Liverpoo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urice Saatchi, Baron Saatch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uldip Singh Sahota, Baron Sahot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thony St John, 22nd Baron St John of Bletso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lizabeth Sanderson, Baroness Sanderson of Wel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uy Mansfield, 6th Baron Sandhurs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Montagu, 11th Earl of Sandwi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amer Sarfraz, Baron Sarfraz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Sassoon, Baron Sasso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manda Sater, Baroness Sa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Saville, Baron Saville of Newdigat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m Sawyer, Baron Sawy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ne Scott, Baroness Scott of Bybroo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salind Scott, Baroness Scott of Needham Marke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Scriv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an Seccombe, Baroness Seccomb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Sedw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Douglas-Hamilton, Baron Selkirk of Dougla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Sentamu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iona Shackle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nouche Shafik, Baroness Shafi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Sharkey, Baron Shark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Sharpe, Baron Sharpe of Epso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as Sheehan, Baroness Sheeh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illian Shepha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Sherbour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eve Sherlo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vin Shinkwin, Baron Shinkw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Shipley, Baron Ship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arles Chetwynd-Talbot, 22nd Earl of Shrewsbu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rem Sikka, Baron Sikk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ndarjit Sing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Skidelsky, Baron Skidelsk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gela Smith, Baroness Smith of Basild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 Smith, Baron Smith of Finsbu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lizabeth Smith, Baroness Smith of Gilmoreh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hilip Smith, Baron Smith of Hindhea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Smith, Baron Smith of Kelv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lie Smith, Baroness Smith of Newn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Snap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holas Soam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live So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Seymour, 19th Duke of Somerse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Spenc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Dalrymple, 14th Earl of Stai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phen Benn, 3rd Viscount Stansgat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borah Stedman-Scott, Baroness Stedman-Sco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ol Steph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ffrey Sterling, Baron Sterling of Plaisto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ivien Stern, Baroness Ster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holas Stern, Baron Stern of Brent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Steven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Stevens, Baron Stevens of Kirkwhelping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Stevens, Baron Stevens of Ludgat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f Stevenson, Baron Stevenson of Balmacar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ith Stewart, Baron Stewart of Dirle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ck Stirrup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Stone, Baron Stone of Blackhea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n Stoneham, Baron Stoneham of Drox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ke Stor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na Stowell, Baroness Stowell of Bees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ul Strasburger, Baron Strasburg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Macpherson, 3rd Baron Strathcarr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homas Galbraith, 2nd Baron Strathclyd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hilippa Stroud, Baroness Strou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isela Stua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Stun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n Suga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z Sugg, Baroness Sug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anbir Singh Suri, Baron Sur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ugo Swi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ison Suttie, Baroness Sutt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lizabeth Symons, Baroness Symons of Vernham De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ick Taver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n Taylor, Baroness Taylor of Bol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tthew Taylor, Baron Taylor of Goss Moo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Taylor, Baron Taylor of Holbea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aron Taylor, Baroness Taylor of Stevenag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Taylor, Baron Taylor of Warwi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in Teverson, Baron Tever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Thomas, Baron Thomas of Cwmgied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tin Thomas, Baron Thomas of Gres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elia Thomas, Baroness Thomas of Winches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rothy Thornhill, Baroness Thornh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lenys Thornton, Baroness Thorn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ualeyn Hovell-Thurlow-Cumming-Bruce, 9th Baron Thurlo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Thurso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Tomlinson, Baron Tomli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raham Tope, Baron Top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n Touhi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exander Trees, Baron Tre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Trefgarne, 2nd Baron Trefgar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ugh Trenchard, 3rd Viscount Trencha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trick Lawrence, 5th Baron Treveth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Triesman, Baron Tries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holas True, Baron Tru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Truscott, Baron Truscot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ristopher Tugendhat, Baron Tugendha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nis Tunnicliffe, Baron Tunnicliff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eslie Turnberg, Baron Turnber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Turnbull, Baron Turnbu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dair Turner, Baron Turner of Ecchinsw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iona Twycross, Baroness Twycros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laire Tyler, Baroness Tyler of Enfie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Tyr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ola Uddin, Baroness Udd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ward Lister, Baron Udny-List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 Vaiz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 Valentine, Baroness Valenti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Gilbey, 12th Baron Vaux of Harrowd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arlotte Vere, Baroness Vere of Norbi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umi Verje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uglielmo Verdirame, Baron Verdiram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ndip Verma, Baroness Verm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Wake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iam Waldegrave, Baron Waldegrave of North H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Walker, Baron Walker of Aldring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iam Wallace, Baron Wallace of Saltai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im Wallace, Baron Wallace of Tankernes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an Walmsley, Baroness Walms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Woodcock, Baron Waln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orman Warner, Baron Warn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ayeeda Warsi, Baroness Wars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iana Warwick, Baroness Warwick of Undercliff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ordon Wasserman, Baron Wasserm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y Watkins, Baroness Watkins of Tavistoc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ke Watson, Baron Watson of Invergowri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n Watson, Baron Watson of Richmon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m Watson, Baron Watson of Wyre Fores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Watts, Baron Watt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Anderson, 3rd Viscount Waver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at Wei, Baron We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eter Weir, Baron Weir of Ballyholm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arles Wellesley, 9th Duke of Welling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n West, Baron West of Spithea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Wharton, Baron Wharton of Yar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atience Wheatcroft, Baroness Wheatcrof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garet Wheeler, Baroness Wheel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net Whitaker, Baroness Whitak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ke Whitb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arry Whitty, Baron Whitt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fydd Wig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bbie Wilcox, Baroness Wilcox of Newpor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Willett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usan Williams, Baroness Williams of Traf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hil Will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atherine J. Willi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Verney, 21st Baron Willoughby de Brok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Will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ichard Wilson, Baron Wilson of Din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Wins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ison Wolf, Baroness Wolf of Dulwi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Wolf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Wolfson, Baron Wolfson of Tredega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ewart Wood, Baron Wood of Anfie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ny Woodley, Baron Wood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arry Woolf, Baron Woolf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imon Woolley, Baron Woolley of Woodfor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ryony Worthington, Baroness Worthing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an Wriggleswor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lifton Wrottes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aura Wyld, Baroness Wy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rge Young, Baron Young of Cook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ola Young, Baroness Young of Horns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thony Young, Baron Young of Norwood Gre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arbara Young, Baroness Young of Old Sco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Younger, 5th Viscount Younger of Leckie</text:p>
          </table:table-cell>
          <table:table-cell table:number-columns-repeated="1023"/>
        </table:table-row>
        <table:table-row table:style-name="ro2" table:number-rows-repeated="10478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orrect" table:style-name="ta10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>
            <text:p>Peter Brooke, Baron Brooke of Sutton Mandevil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russ minist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unak minist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unday with Laura Kuenssber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lue To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remiership of Rishi Suna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garet Thatch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remy Han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orman Tebbit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Chris Patt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icky Morg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irst Johnson minist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meron–Clegg coaliti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Independent politici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ustine Green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remiership of Liz Trus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mber Rud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remiership of Boris John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nston Churchi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njamin Disraeli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ck Stra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dward Hea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ean-Claude Junck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lcolm Rifkin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rew Feldman, Baron Feldman of Elstre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. H. Asquit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thony Ed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Neville Chamberla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amsay MacDonal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Jenkinson, 2nd Earl of Liverpoo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rthur Balfou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onar La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lement Attle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Gascoyne-Cecil, 3rd Marquess of Salisbu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Russell, 1st Earl Russ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harles Grey, 2nd Earl Gr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. J. Robinson, 1st Viscount Goderi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nry Adding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rchibald Primrose, 5th Earl of Rosebe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pencer Perceva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iam Grenville, 1st Baron Grenvil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Pee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ec Douglas-Hom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rge Osbor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ames Callagh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iam Pitt, 1st Earl of Chat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iam Hagu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nald Trump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illiam Lamb, 2nd Viscount Melbour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eoffrey How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n Ellio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Smith (Labour Party leader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nry Petty-Fitzmaurice, 5th Marquess of Lansdow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st of departures from the Truss minist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istair Darli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dy Burnha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Oliver Letw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ute minist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Electoral history of Liz Trus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Blue Labou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Liding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nny Alexand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John MacGregor, Baron MacGregor of Pulham Marke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arold Wils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ichael Fall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Guy Verhofstad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Ken Livingsto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ord Liverpoo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avid Law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arack Obam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obert Cecil, 3rd Marquess of Salisbury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Sheikh Hasin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Vladimir Put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en Gumm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Frederick Marquis, 1st Earl of Woolt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nn Widdecomb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nry McLeis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lan Dunca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enis Heale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ugh Gaitskel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nald Dewa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Helmut Koh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onrad Black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Claire Per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Liz Truss' tenure as Foreign Secretar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k Pris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Politics Live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Denis Thatcher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Carbon neutrality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Mary Jenkinson, Countess of Liverpoo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Quintin Hogg, Baron Hailsham of St Marylebon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rina Wheel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ory socialism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George Brown, Baron George-Brown</text:p>
          </table:table-cell>
          <table:table-cell table:number-columns-repeated="1023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 table:number-rows-repeated="10">
          <table:table-cell table:style-name="ce11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1"/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1"/>
          <table:table-cell table:number-columns-repeated="1023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 table:number-rows-repeated="7">
          <table:table-cell table:style-name="ce11"/>
          <table:table-cell table:number-columns-repeated="1023"/>
        </table:table-row>
        <table:table-row table:style-name="ro2" table:number-rows-repeated="50">
          <table:table-cell table:number-columns-repeated="1024"/>
        </table:table-row>
        <table:table-row table:style-name="ro2" table:number-rows-repeated="2">
          <table:table-cell table:style-name="ce45"/>
          <table:table-cell table:number-columns-repeated="1023"/>
        </table:table-row>
        <table:table-row table:style-name="ro1">
          <table:table-cell table:style-name="ce46"/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2">
          <table:table-cell table:style-name="ce4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 table:style-name="ce4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7"/>
          <table:table-cell table:number-columns-repeated="1023"/>
        </table:table-row>
        <table:table-row table:style-name="ro2">
          <table:table-cell table:style-name="ce4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9">
          <table:table-cell table:style-name="ce4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4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6"/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0">
          <table:table-cell table:style-name="ce4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style-name="ce48"/>
          <table:table-cell table:number-columns-repeated="1023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2" table:number-rows-repeated="2">
          <table:table-cell table:style-name="ce4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48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style-name="ce48"/>
          <table:table-cell table:number-columns-repeated="1023"/>
        </table:table-row>
        <table:table-row table:style-name="ro1" table:number-rows-repeated="9">
          <table:table-cell table:style-name="ce11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style-name="ce48"/>
          <table:table-cell table:number-columns-repeated="1023"/>
        </table:table-row>
        <table:table-row table:style-name="ro1" table:number-rows-repeated="22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7">
          <table:table-cell table:style-name="ce11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style-name="ce4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9">
          <table:table-cell table:style-name="ce4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 table:style-name="ce4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 table:style-name="ce4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 table:style-name="ce4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9">
          <table:table-cell table:style-name="ce48"/>
          <table:table-cell table:number-columns-repeated="1023"/>
        </table:table-row>
        <table:table-row table:style-name="ro2" table:number-rows-repeated="10481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ncorrect.A72:Incorrect.A72 Incorrect.A84:Incorrect.A84 Incorrect.A88:Incorrect.A90 Incorrect.A94:Incorrect.A94">
            <calcext:condition calcext:apply-style-name="ConditionalStyle_1" calcext:value="=&quot;Incorrect&quot;" calcext:base-cell-address="Incorrect.A72"/>
          </calcext:conditional-format>
          <calcext:conditional-format calcext:target-range-address="Incorrect.A72:Incorrect.A72 Incorrect.A84:Incorrect.A84 Incorrect.A88:Incorrect.A90 Incorrect.A94:Incorrect.A94">
            <calcext:condition calcext:apply-style-name="ConditionalStyle_2" calcext:value="=&quot;Location&quot;" calcext:base-cell-address="Incorrect.A72"/>
          </calcext:conditional-format>
          <calcext:conditional-format calcext:target-range-address="Incorrect.A72:Incorrect.A72 Incorrect.A84:Incorrect.A84 Incorrect.A88:Incorrect.A90 Incorrect.A94:Incorrect.A94">
            <calcext:condition calcext:apply-style-name="ConditionalStyle_3" calcext:value="=&quot;Governance&quot;" calcext:base-cell-address="Incorrect.A72"/>
          </calcext:conditional-format>
          <calcext:conditional-format calcext:target-range-address="Incorrect.A72:Incorrect.A72 Incorrect.A84:Incorrect.A84 Incorrect.A88:Incorrect.A90 Incorrect.A94:Incorrect.A94">
            <calcext:condition calcext:apply-style-name="ConditionalStyle_4" calcext:value="=&quot;Party&quot;" calcext:base-cell-address="Incorrect.A72"/>
          </calcext:conditional-format>
          <calcext:conditional-format calcext:target-range-address="Incorrect.A60:Incorrect.A60 Incorrect.A251:Incorrect.A253 Incorrect.A257:Incorrect.A258 Incorrect.A260:Incorrect.A261 Incorrect.A264:Incorrect.A266 Incorrect.A278:Incorrect.A280 Incorrect.A344:Incorrect.A345 Incorrect.A347:Incorrect.A355 Incorrect.A357:Incorrect.A361 Incorrect.A363:Incorrect.A368 Incorrect.A370:Incorrect.A374 Incorrect.A376:Incorrect.A384">
            <calcext:condition calcext:apply-style-name="ConditionalStyle_2" calcext:value="=&quot;Location&quot;" calcext:base-cell-address="Incorrect.A60"/>
          </calcext:conditional-format>
          <calcext:conditional-format calcext:target-range-address="Incorrect.A60:Incorrect.A60 Incorrect.A251:Incorrect.A253 Incorrect.A257:Incorrect.A258 Incorrect.A260:Incorrect.A261 Incorrect.A264:Incorrect.A266 Incorrect.A278:Incorrect.A280 Incorrect.A344:Incorrect.A345 Incorrect.A347:Incorrect.A355 Incorrect.A357:Incorrect.A361 Incorrect.A363:Incorrect.A368 Incorrect.A370:Incorrect.A374 Incorrect.A376:Incorrect.A384">
            <calcext:condition calcext:apply-style-name="ConditionalStyle_3" calcext:value="=&quot;Governance&quot;" calcext:base-cell-address="Incorrect.A60"/>
          </calcext:conditional-format>
          <calcext:conditional-format calcext:target-range-address="Incorrect.A60:Incorrect.A60 Incorrect.A251:Incorrect.A253 Incorrect.A257:Incorrect.A258 Incorrect.A260:Incorrect.A261 Incorrect.A264:Incorrect.A266 Incorrect.A278:Incorrect.A280 Incorrect.A344:Incorrect.A345 Incorrect.A347:Incorrect.A355 Incorrect.A357:Incorrect.A361 Incorrect.A363:Incorrect.A368 Incorrect.A370:Incorrect.A374 Incorrect.A376:Incorrect.A384">
            <calcext:condition calcext:apply-style-name="ConditionalStyle_4" calcext:value="=&quot;Party&quot;" calcext:base-cell-address="Incorrect.A60"/>
          </calcext:conditional-format>
          <calcext:conditional-format calcext:target-range-address="Incorrect.A60:Incorrect.A60 Incorrect.A191:Incorrect.A193 Incorrect.A199:Incorrect.A199 Incorrect.A202:Incorrect.A202 Incorrect.A204:Incorrect.A208 Incorrect.A210:Incorrect.A211 Incorrect.A213:Incorrect.A221 Incorrect.A223:Incorrect.A224 Incorrect.A226:Incorrect.A226 Incorrect.A229:Incorrect.A248 Incorrect.A251:Incorrect.A253 Incorrect.A257:Incorrect.A258 Incorrect.A260:Incorrect.A261 Incorrect.A264:Incorrect.A266 Incorrect.A278:Incorrect.A280 Incorrect.A344:Incorrect.A345 Incorrect.A347:Incorrect.A355 Incorrect.A357:Incorrect.A361 Incorrect.A363:Incorrect.A368 Incorrect.A370:Incorrect.A374 Incorrect.A376:Incorrect.A384">
            <calcext:condition calcext:apply-style-name="ConditionalStyle_1" calcext:value="=&quot;Incorrect&quot;" calcext:base-cell-address="Incorrect.A6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nux Libertine&quot;" svg:font-family="'&quot;Linux Libertin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ccc"/>
      <style:text-properties fo:color="#f4cccc"/>
    </style:style>
    <style:style style:name="ConditionalStyle_5f_2" style:display-name="ConditionalStyle_2" style:family="table-cell" style:parent-style-name="Default">
      <style:table-cell-properties fo:background-color="#d9ead3"/>
    </style:style>
    <style:style style:name="ConditionalStyle_5f_3" style:display-name="ConditionalStyle_3" style:family="table-cell" style:parent-style-name="Default">
      <style:table-cell-properties fo:background-color="#cfe2f3"/>
    </style:style>
    <style:style style:name="ConditionalStyle_5f_4" style:display-name="ConditionalStyle_4" style:family="table-cell" style:parent-style-name="Default">
      <style:table-cell-properties fo:background-color="#fff2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220904" style:display-name="PageStyle_20220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bers_20_of_20_Parliament" style:display-name="PageStyle_Members of Parlia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inet" style:display-name="PageStyle_Cabi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iticians" style:display-name="PageStyle_Politicia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ies" style:display-name="PageStyle_Pa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tions" style:display-name="PageStyle_Loc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vernance" style:display-name="PageStyle_Govern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rnalists" style:display-name="PageStyle_Journal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rds" style:display-name="PageStyle_L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orrect" style:display-name="PageStyle_Incorr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2094" meta:object-count="0"/>
    <meta:generator>LibreOfficeDev/6.0.5.2$Linux_X86_64 LibreOffice_project/</meta:generator>
  </office:meta>
</office:document-meta>
</file>